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Source Serif Pro" svg:font-family="'Source Serif Pro', serif"/>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line-height="150%" fo:text-align="justify" style:justify-single-word="false"/>
      <style:text-properties fo:font-variant="normal" fo:text-transform="none" fo:color="#000000" style:font-name="arial" fo:font-size="11pt" fo:letter-spacing="normal" fo:font-style="normal" fo:font-weight="normal" officeooo:rsid="00226499" officeooo:paragraph-rsid="00226499" style:font-size-asian="11pt" style:font-weight-asian="bold" style:font-size-complex="11pt" style:font-weight-complex="bold"/>
    </style:style>
    <style:style style:name="P2" style:family="paragraph" style:parent-style-name="Heading_20_2">
      <style:paragraph-properties fo:line-height="150%" fo:text-align="justify" style:justify-single-word="false"/>
      <style:text-properties fo:font-variant="normal" fo:text-transform="none" fo:color="#000000" style:font-name="arial" fo:font-size="11pt" fo:letter-spacing="normal" fo:font-style="normal" fo:font-weight="normal" officeooo:rsid="00226499" officeooo:paragraph-rsid="0023fe90" style:font-size-asian="11pt" style:font-weight-asian="bold" style:font-size-complex="11pt" style:font-weight-complex="bold"/>
    </style:style>
    <style:style style:name="P3" style:family="paragraph" style:parent-style-name="Heading_20_2">
      <style:paragraph-properties fo:line-height="150%" fo:text-align="justify" style:justify-single-word="false"/>
      <style:text-properties fo:color="#000000" style:font-name="arial" fo:font-size="11pt" fo:letter-spacing="normal" fo:font-weight="bold" officeooo:rsid="001f8ed7" officeooo:paragraph-rsid="001f8ed7" style:font-size-asian="11pt" style:font-weight-asian="bold" style:font-size-complex="11pt" style:font-weight-complex="bold" loext:padding="0cm" loext:border="none"/>
    </style:style>
    <style:style style:name="P4" style:family="paragraph" style:parent-style-name="Standard">
      <style:paragraph-properties fo:line-height="150%" fo:text-align="justify" style:justify-single-word="false"/>
      <style:text-properties fo:color="#000000" style:font-name="arial" fo:font-size="11pt" fo:font-weight="bold" officeooo:rsid="001ce02e" officeooo:paragraph-rsid="001ce02e" style:font-size-asian="11pt" style:font-weight-asian="bold" style:font-size-complex="11pt" style:font-weight-complex="bold"/>
    </style:style>
    <style:style style:name="P5" style:family="paragraph" style:parent-style-name="Standard">
      <style:paragraph-properties fo:line-height="150%" fo:text-align="justify" style:justify-single-word="false"/>
      <style:text-properties fo:color="#000000" style:font-name="arial" fo:font-size="11pt" fo:font-weight="bold" officeooo:rsid="001de219" officeooo:paragraph-rsid="001de219" style:font-size-asian="11pt" style:font-weight-asian="bold" style:font-size-complex="11pt" style:font-weight-complex="bold"/>
    </style:style>
    <style:style style:name="P6" style:family="paragraph" style:parent-style-name="Standard">
      <style:paragraph-properties fo:line-height="150%" fo:text-align="justify" style:justify-single-word="false"/>
      <style:text-properties fo:color="#000000" style:font-name="arial" fo:font-size="11pt" fo:font-weight="bold" officeooo:rsid="001f8ed7" officeooo:paragraph-rsid="001f8ed7" style:font-size-asian="11pt" style:font-weight-asian="bold" style:font-size-complex="11pt" style:font-weight-complex="bold"/>
    </style:style>
    <style:style style:name="P7" style:family="paragraph" style:parent-style-name="Standard">
      <style:paragraph-properties fo:line-height="150%" fo:text-align="justify" style:justify-single-word="false"/>
      <style:text-properties fo:color="#000000" style:font-name="arial" fo:font-size="11pt" fo:font-weight="bold" officeooo:rsid="0020881c" officeooo:paragraph-rsid="0020881c" style:font-size-asian="11pt" style:font-weight-asian="bold" style:font-size-complex="11pt" style:font-weight-complex="bold"/>
    </style:style>
    <style:style style:name="P8" style:family="paragraph" style:parent-style-name="Standard">
      <style:paragraph-properties fo:line-height="150%" fo:text-align="justify" style:justify-single-word="false"/>
      <style:text-properties fo:color="#000000" style:font-name="arial" fo:font-size="11pt" fo:font-weight="bold" officeooo:rsid="00226499" officeooo:paragraph-rsid="00226499" style:font-size-asian="11pt" style:font-weight-asian="bold" style:font-size-complex="11pt" style:font-weight-complex="bold"/>
    </style:style>
    <style:style style:name="P9" style:family="paragraph" style:parent-style-name="Standard">
      <style:paragraph-properties fo:line-height="150%" fo:text-align="justify" style:justify-single-word="false"/>
      <style:text-properties fo:color="#000000" style:font-name="arial" fo:font-size="11pt" fo:font-weight="bold" officeooo:rsid="00226499" officeooo:paragraph-rsid="0023fe90" style:font-size-asian="11pt" style:font-weight-asian="bold" style:font-size-complex="11pt" style:font-weight-complex="bold"/>
    </style:style>
    <style:style style:name="P10" style:family="paragraph" style:parent-style-name="Standard">
      <style:paragraph-properties fo:line-height="150%" fo:text-align="justify" style:justify-single-word="false"/>
      <style:text-properties fo:color="#000000" style:font-name="arial" fo:font-size="11pt" fo:font-weight="bold" officeooo:rsid="0023fe90" officeooo:paragraph-rsid="0023fe90" style:font-size-asian="11pt" style:font-weight-asian="bold" style:font-size-complex="11pt" style:font-weight-complex="bold"/>
    </style:style>
    <style:style style:name="P11" style:family="paragraph" style:parent-style-name="Standard">
      <style:paragraph-properties fo:line-height="150%" fo:text-align="justify" style:justify-single-word="false"/>
      <style:text-properties fo:color="#000000" style:font-name="arial" fo:font-size="11pt" fo:font-weight="bold" officeooo:rsid="0028a771" officeooo:paragraph-rsid="0028a771" style:font-size-asian="11pt" style:font-weight-asian="bold" style:font-size-complex="11pt" style:font-weight-complex="bold"/>
    </style:style>
    <style:style style:name="P12" style:family="paragraph" style:parent-style-name="Standard">
      <style:paragraph-properties fo:line-height="150%" fo:text-align="justify" style:justify-single-word="false"/>
      <style:text-properties fo:color="#000000" style:font-name="arial" fo:font-size="11pt" fo:font-weight="bold" officeooo:rsid="002f4898" officeooo:paragraph-rsid="002f4898" style:font-size-asian="11pt" style:font-weight-asian="bold" style:font-size-complex="11pt" style:font-weight-complex="bold"/>
    </style:style>
    <style:style style:name="P13" style:family="paragraph" style:parent-style-name="Text_20_body">
      <style:paragraph-properties fo:line-height="150%" fo:text-align="justify" style:justify-single-word="false"/>
      <style:text-properties fo:font-weight="bold" officeooo:rsid="001ce02e" officeooo:paragraph-rsid="001ce02e" style:font-weight-asian="bold" style:font-weight-complex="bold"/>
    </style:style>
    <style:style style:name="P14" style:family="paragraph" style:parent-style-name="Text_20_body">
      <style:paragraph-properties fo:line-height="150%" fo:text-align="justify" style:justify-single-word="false"/>
      <style:text-properties fo:font-weight="bold" officeooo:rsid="001de219" officeooo:paragraph-rsid="001de219" style:font-weight-asian="bold" style:font-weight-complex="bold"/>
    </style:style>
    <style:style style:name="P15" style:family="paragraph" style:parent-style-name="Text_20_body">
      <style:paragraph-properties fo:line-height="150%" fo:text-align="justify" style:justify-single-word="false"/>
      <style:text-properties fo:font-weight="bold" officeooo:rsid="001f8ed7" officeooo:paragraph-rsid="001f8ed7" style:font-weight-asian="bold" style:font-weight-complex="bold"/>
    </style:style>
    <style:style style:name="P16" style:family="paragraph" style:parent-style-name="Text_20_body">
      <style:paragraph-properties fo:line-height="150%" fo:text-align="justify" style:justify-single-word="false"/>
      <style:text-properties fo:font-weight="bold" officeooo:rsid="00226499" officeooo:paragraph-rsid="00226499" style:font-weight-asian="bold" style:font-weight-complex="bold"/>
    </style:style>
    <style:style style:name="P17" style:family="paragraph" style:parent-style-name="Text_20_body">
      <style:paragraph-properties fo:line-height="150%" fo:text-align="justify" style:justify-single-word="false"/>
      <style:text-properties fo:font-weight="bold" officeooo:rsid="00226499" officeooo:paragraph-rsid="0023fe90" style:font-weight-asian="bold" style:font-weight-complex="bold"/>
    </style:style>
    <style:style style:name="P18" style:family="paragraph" style:parent-style-name="Text_20_body">
      <style:paragraph-properties fo:line-height="150%" fo:text-align="justify" style:justify-single-word="false"/>
      <style:text-properties style:font-name="aRIAL" fo:font-size="11pt" fo:font-weight="bold" officeooo:rsid="00226499" officeooo:paragraph-rsid="0023fe90" style:font-size-asian="11pt" style:font-weight-asian="bold" style:font-size-complex="11pt" style:font-weight-complex="bold"/>
    </style:style>
    <style:style style:name="P19" style:family="paragraph" style:parent-style-name="Text_20_body">
      <style:paragraph-properties fo:line-height="150%" fo:text-align="justify" style:justify-single-word="false"/>
      <style:text-properties style:font-name="aRIAL" fo:font-size="11pt" fo:font-weight="bold" officeooo:rsid="001f8ed7" officeooo:paragraph-rsid="001f8ed7" style:font-size-asian="11pt" style:font-weight-asian="bold" style:font-size-complex="11pt" style:font-weight-complex="bold"/>
    </style:style>
    <style:style style:name="P20" style:family="paragraph" style:parent-style-name="Text_20_body">
      <style:paragraph-properties fo:margin-left="0cm" fo:margin-right="0cm" fo:line-height="150%" fo:text-align="justify" style:justify-single-word="false" fo:orphans="2" fo:widows="2" fo:text-indent="0cm" style:auto-text-indent="false" fo:padding="0cm" fo:border="none"/>
      <style:text-properties fo:font-variant="normal" fo:text-transform="none" fo:color="#000000" style:font-name="arial" fo:font-size="11pt" fo:letter-spacing="normal" fo:font-style="normal" fo:font-weight="normal" style:font-size-asian="11pt" style:font-size-complex="11pt"/>
    </style:style>
    <style:style style:name="P21" style:family="paragraph" style:parent-style-name="Text_20_body" style:list-style-name="L2">
      <style:paragraph-properties fo:margin-left="0cm" fo:margin-right="0cm" fo:line-height="150%" fo:text-align="justify" style:justify-single-word="false" fo:orphans="2" fo:widows="2" fo:text-indent="0cm" style:auto-text-indent="false" fo:padding="0cm" fo:border="none"/>
      <style:text-properties fo:font-variant="normal" fo:text-transform="none" fo:color="#000000" style:font-name="arial" fo:font-size="11pt" fo:letter-spacing="normal" fo:font-style="normal" fo:font-weight="normal" style:font-size-asian="11pt" style:font-size-complex="11pt"/>
    </style:style>
    <style:style style:name="P22" style:family="paragraph" style:parent-style-name="Text_20_body" style:list-style-name="L3">
      <style:paragraph-properties fo:margin-left="0cm" fo:margin-right="0cm" fo:line-height="150%" fo:text-align="justify" style:justify-single-word="false" fo:orphans="2" fo:widows="2" fo:text-indent="0cm" style:auto-text-indent="false" fo:padding="0cm" fo:border="none"/>
    </style:style>
    <style:style style:name="P23" style:family="paragraph" style:parent-style-name="Text_20_body" style:list-style-name="L4">
      <style:paragraph-properties fo:margin-left="0cm" fo:margin-right="0cm" fo:line-height="150%" fo:text-align="justify" style:justify-single-word="false" fo:orphans="2" fo:widows="2" fo:text-indent="0cm" style:auto-text-indent="false" fo:padding="0cm" fo:border="none"/>
    </style:style>
    <style:style style:name="P24" style:family="paragraph" style:parent-style-name="Text_20_body" style:list-style-name="L5">
      <style:paragraph-properties fo:margin-left="0cm" fo:margin-right="0cm" fo:line-height="150%" fo:text-align="justify" style:justify-single-word="false" fo:orphans="2" fo:widows="2" fo:text-indent="0cm" style:auto-text-indent="false" fo:padding="0cm" fo:border="none"/>
    </style:style>
    <style:style style:name="P25" style:family="paragraph" style:parent-style-name="Text_20_body" style:list-style-name="L1">
      <style:paragraph-properties fo:margin-left="0cm" fo:margin-right="0cm" fo:margin-top="0cm" fo:margin-bottom="0cm" loext:contextual-spacing="false" fo:line-height="150%" fo:text-align="justify" style:justify-single-word="false" fo:text-indent="0cm" style:auto-text-indent="false" fo:padding="0cm" fo:border="none"/>
      <style:text-properties fo:color="#000000" style:font-name="arial" fo:font-size="11pt" style:font-size-asian="11pt" style:font-size-complex="11pt" loext:padding="0cm" loext:border="none"/>
    </style:style>
    <style:style style:name="P26" style:family="paragraph" style:parent-style-name="Text_20_body">
      <style:paragraph-properties fo:margin-left="0cm" fo:margin-right="0cm" fo:margin-top="0cm" fo:margin-bottom="0cm" loext:contextual-spacing="false" fo:line-height="150%" fo:text-align="justify" style:justify-single-word="false" fo:text-indent="0cm" style:auto-text-indent="false" fo:padding="0cm" fo:border="none"/>
    </style:style>
    <style:style style:name="P27" style:family="paragraph" style:parent-style-name="Text_20_body" style:list-style-name="L1">
      <style:paragraph-properties fo:margin-left="0cm" fo:margin-right="0cm" fo:margin-top="0cm" fo:margin-bottom="0cm" loext:contextual-spacing="false" fo:line-height="150%" fo:text-align="justify" style:justify-single-word="false" fo:text-indent="0cm" style:auto-text-indent="false" fo:padding="0cm" fo:border="none"/>
    </style:style>
    <style:style style:name="P28"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29" style:family="paragraph" style:parent-style-name="Text_20_body" style:list-style-name="L2">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30" style:family="paragraph" style:parent-style-name="Text_20_body" style:list-style-name="L3">
      <style:paragraph-properties fo:margin-left="0cm" fo:margin-right="0cm" fo:margin-top="0cm" fo:margin-bottom="0cm" loext:contextual-spacing="false" fo:line-height="150%" fo:text-align="justify" style:justify-single-word="false" fo:orphans="2" fo:widows="2" fo:text-indent="0cm" style:auto-text-indent="false" fo:padding="0cm" fo:border="none"/>
    </style:style>
    <style:style style:name="P31"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color="#000000" style:font-name="arial" fo:font-size="11pt" style:font-size-asian="11pt" style:font-size-complex="11pt" loext:padding="0cm" loext:border="none"/>
    </style:style>
    <style:style style:name="P32" style:family="paragraph" style:parent-style-name="Text_20_body">
      <style:paragraph-properties fo:margin-left="0cm" fo:margin-right="0cm" fo:margin-top="0cm" fo:margin-bottom="0cm" loext:contextual-spacing="false" fo:line-height="150%" fo:text-align="justify" style:justify-single-word="false" fo:text-indent="0cm" style:auto-text-indent="false"/>
      <style:text-properties fo:color="#000000" style:font-name="arial" fo:font-size="11pt" fo:font-weight="bold" officeooo:rsid="00226499" style:font-size-asian="11pt" style:font-weight-asian="bold" style:font-size-complex="11pt" style:font-weight-complex="bold"/>
    </style:style>
    <style:style style:name="T1" style:family="text">
      <style:text-properties fo:color="#3d464d" style:font-name="Source Serif Pro" fo:font-size="13.5pt" loext:padding="0cm" loext:border="none"/>
    </style:style>
    <style:style style:name="T2" style:family="text">
      <style:text-properties fo:color="#3d464d" style:font-name="Source Serif Pro" fo:font-size="13.5pt" fo:background-color="#f0f3f5" loext:char-shading-value="0" loext:padding="0cm" loext:border="none"/>
    </style:style>
    <style:style style:name="T3" style:family="text">
      <style:text-properties fo:color="#3d464d" fo:font-size="13.5pt" loext:padding="0cm" loext:border="none"/>
    </style:style>
    <style:style style:name="T4" style:family="text">
      <style:text-properties fo:color="#3d464d" fo:font-size="13.5pt" fo:background-color="#f0f3f5" loext:char-shading-value="0" loext:padding="0cm" loext:border="none"/>
    </style:style>
    <style:style style:name="T5" style:family="text">
      <style:text-properties fo:color="#3d464d" style:font-name="aRIAL" fo:font-size="13.5pt" loext:padding="0cm" loext:border="none"/>
    </style:style>
    <style:style style:name="T6" style:family="text">
      <style:text-properties fo:color="#3d464d" style:font-name="aRIAL" fo:font-size="13.5pt" fo:background-color="#f0f3f5" loext:char-shading-value="0" loext:padding="0cm" loext:border="none"/>
    </style:style>
    <style:style style:name="T7" style:family="text">
      <style:text-properties fo:color="#3d464d" style:font-name="aRIAL" loext:padding="0cm" loext:border="none"/>
    </style:style>
    <style:style style:name="T8" style:family="text">
      <style:text-properties fo:color="#3d464d" style:font-name="aRIAL" fo:background-color="#f0f3f5" loext:char-shading-value="0" loext:padding="0cm" loext:border="none"/>
    </style:style>
    <style:style style:name="T9" style:family="text">
      <style:text-properties fo:color="#3d464d" style:font-name="aRIAL" fo:font-size="11pt" style:font-size-asian="11pt" style:font-size-complex="11pt" loext:padding="0cm" loext:border="none"/>
    </style:style>
    <style:style style:name="T10" style:family="text">
      <style:text-properties fo:color="#3d464d" style:font-name="aRIAL" fo:font-size="11pt" fo:background-color="#f0f3f5" loext:char-shading-value="0" style:font-size-asian="11pt" style:font-size-complex="11pt" loext:padding="0cm" loext:border="none"/>
    </style:style>
    <style:style style:name="T11" style:family="text">
      <style:text-properties fo:color="#3d464d" fo:font-size="11pt" style:font-size-asian="11pt" style:font-size-complex="11pt" loext:padding="0cm" loext:border="none"/>
    </style:style>
    <style:style style:name="T12" style:family="text">
      <style:text-properties fo:color="#3d464d" fo:font-size="11pt" fo:background-color="#f0f3f5" loext:char-shading-value="0" style:font-size-asian="11pt" style:font-size-complex="11pt" loext:padding="0cm" loext:border="none"/>
    </style:style>
    <style:style style:name="T13" style:family="text">
      <style:text-properties fo:color="#3d464d" style:font-name="arial" fo:font-size="11pt" style:font-size-asian="11pt" style:font-size-complex="11pt" loext:padding="0cm" loext:border="none"/>
    </style:style>
    <style:style style:name="T14" style:family="text">
      <style:text-properties fo:color="#3d464d" style:font-name="arial" fo:font-size="11pt" fo:background-color="#f0f3f5" loext:char-shading-value="0" style:font-size-asian="11pt" style:font-size-complex="11pt" loext:padding="0cm" loext:border="none"/>
    </style:style>
    <style:style style:name="T15" style:family="text">
      <style:text-properties fo:color="#3d464d" style:font-name="arial" fo:font-size="13.5pt" loext:padding="0cm" loext:border="none"/>
    </style:style>
    <style:style style:name="T16" style:family="text">
      <style:text-properties fo:color="#3d464d" style:font-name="arial" fo:font-size="13.5pt" fo:background-color="#f0f3f5" loext:char-shading-value="0" loext:padding="0cm" loext:border="none"/>
    </style:style>
    <style:style style:name="T17" style:family="text">
      <style:text-properties fo:color="#3d464d" style:font-name="arial" loext:padding="0cm" loext:border="none"/>
    </style:style>
    <style:style style:name="T18" style:family="text">
      <style:text-properties fo:color="#3d464d" style:font-name="arial" fo:background-color="#f0f3f5" loext:char-shading-value="0" loext:padding="0cm" loext:border="none"/>
    </style:style>
    <style:style style:name="T19" style:family="text">
      <style:text-properties fo:font-variant="normal" fo:text-transform="none" fo:color="#3d464d" style:font-name="Source Serif Pro" fo:font-size="13.5pt" fo:letter-spacing="normal" fo:font-style="normal" fo:font-weight="normal"/>
    </style:style>
    <style:style style:name="T20" style:family="text">
      <style:text-properties fo:font-variant="normal" fo:text-transform="none" fo:color="#3d464d" style:font-name="Source Serif Pro" fo:font-size="13.5pt" fo:letter-spacing="normal" fo:font-style="normal" fo:font-weight="normal" loext:padding="0cm" loext:border="none"/>
    </style:style>
    <style:style style:name="T21" style:family="text">
      <style:text-properties fo:font-variant="normal" fo:text-transform="none" fo:color="#3d464d" style:font-name="Source Serif Pro" fo:font-size="13.5pt" fo:letter-spacing="normal" fo:font-style="normal" fo:font-weight="normal" fo:background-color="#f0f3f5" loext:char-shading-value="0" loext:padding="0cm" loext:border="none"/>
    </style:style>
    <style:style style:name="T22" style:family="text">
      <style:text-properties fo:font-variant="normal" fo:text-transform="none" fo:color="#3d464d" fo:font-size="13.5pt" fo:letter-spacing="normal" fo:font-style="normal" fo:font-weight="normal"/>
    </style:style>
    <style:style style:name="T23" style:family="text">
      <style:text-properties fo:font-variant="normal" fo:text-transform="none" fo:color="#3d464d" fo:font-size="13.5pt" fo:letter-spacing="normal" fo:font-style="normal" fo:font-weight="normal" loext:padding="0cm" loext:border="none"/>
    </style:style>
    <style:style style:name="T24" style:family="text">
      <style:text-properties fo:font-variant="normal" fo:text-transform="none" fo:color="#3d464d" fo:font-size="13.5pt" fo:letter-spacing="normal" fo:font-style="normal" fo:font-weight="normal" fo:background-color="#f0f3f5" loext:char-shading-value="0" loext:padding="0cm" loext:border="none"/>
    </style:style>
    <style:style style:name="T25" style:family="text">
      <style:text-properties fo:font-variant="normal" fo:text-transform="none" fo:color="#3d464d" style:font-name="aRIAL" fo:font-size="13.5pt" fo:letter-spacing="normal" fo:font-style="normal" fo:font-weight="normal"/>
    </style:style>
    <style:style style:name="T26" style:family="text">
      <style:text-properties fo:font-variant="normal" fo:text-transform="none" fo:color="#3d464d" style:font-name="aRIAL" fo:font-size="13.5pt" fo:letter-spacing="normal" fo:font-style="normal" fo:font-weight="normal" loext:padding="0cm" loext:border="none"/>
    </style:style>
    <style:style style:name="T27" style:family="text">
      <style:text-properties fo:font-variant="normal" fo:text-transform="none" fo:color="#3d464d" style:font-name="aRIAL" fo:font-size="13.5pt" fo:letter-spacing="normal" fo:font-style="normal" fo:font-weight="normal" fo:background-color="#f0f3f5" loext:char-shading-value="0" loext:padding="0cm" loext:border="none"/>
    </style:style>
    <style:style style:name="T28" style:family="text">
      <style:text-properties fo:font-variant="normal" fo:text-transform="none" fo:color="#3d464d" style:font-name="aRIAL" fo:letter-spacing="normal" fo:font-style="normal" fo:font-weight="normal"/>
    </style:style>
    <style:style style:name="T29" style:family="text">
      <style:text-properties fo:font-variant="normal" fo:text-transform="none" fo:color="#3d464d" style:font-name="aRIAL" fo:letter-spacing="normal" fo:font-style="normal" fo:font-weight="normal" loext:padding="0cm" loext:border="none"/>
    </style:style>
    <style:style style:name="T30" style:family="text">
      <style:text-properties fo:font-variant="normal" fo:text-transform="none" fo:color="#3d464d" style:font-name="aRIAL" fo:letter-spacing="normal" fo:font-style="normal" fo:font-weight="normal" fo:background-color="#f0f3f5" loext:char-shading-value="0" loext:padding="0cm" loext:border="none"/>
    </style:style>
    <style:style style:name="T31" style:family="text">
      <style:text-properties fo:font-variant="normal" fo:text-transform="none" fo:color="#3d464d" style:font-name="aRIAL" fo:font-size="11pt" fo:letter-spacing="normal" fo:font-style="normal" fo:font-weight="normal" style:font-size-asian="11pt" style:font-size-complex="11pt"/>
    </style:style>
    <style:style style:name="T32" style:family="text">
      <style:text-properties fo:font-variant="normal" fo:text-transform="none" fo:color="#3d464d" style:font-name="aRIAL" fo:font-size="11pt" fo:letter-spacing="normal" fo:font-style="normal" fo:font-weight="normal" style:font-size-asian="11pt" style:font-size-complex="11pt" loext:padding="0cm" loext:border="none"/>
    </style:style>
    <style:style style:name="T33" style:family="text">
      <style:text-properties fo:font-variant="normal" fo:text-transform="none" fo:color="#3d464d" style:font-name="aRIAL" fo:font-size="11pt" fo:letter-spacing="normal" fo:font-style="normal" fo:font-weight="normal" fo:background-color="#f0f3f5" loext:char-shading-value="0" style:font-size-asian="11pt" style:font-size-complex="11pt" loext:padding="0cm" loext:border="none"/>
    </style:style>
    <style:style style:name="T34" style:family="text">
      <style:text-properties fo:font-variant="normal" fo:text-transform="none" fo:color="#3d464d" fo:font-size="11pt" fo:letter-spacing="normal" fo:font-style="normal" fo:font-weight="normal" style:font-size-asian="11pt" style:font-size-complex="11pt"/>
    </style:style>
    <style:style style:name="T35" style:family="text">
      <style:text-properties fo:font-variant="normal" fo:text-transform="none" fo:color="#3d464d" fo:font-size="11pt" fo:letter-spacing="normal" fo:font-style="normal" fo:font-weight="normal" style:font-size-asian="11pt" style:font-size-complex="11pt" loext:padding="0cm" loext:border="none"/>
    </style:style>
    <style:style style:name="T36" style:family="text">
      <style:text-properties fo:font-variant="normal" fo:text-transform="none" fo:color="#3d464d" fo:font-size="11pt" fo:letter-spacing="normal" fo:font-style="normal" fo:font-weight="normal" fo:background-color="#f0f3f5" loext:char-shading-value="0" style:font-size-asian="11pt" style:font-size-complex="11pt" loext:padding="0cm" loext:border="none"/>
    </style:style>
    <style:style style:name="T37" style:family="text">
      <style:text-properties fo:font-variant="normal" fo:text-transform="none" fo:color="#3d464d" style:font-name="arial" fo:font-size="11pt" fo:letter-spacing="normal" fo:font-style="normal" fo:font-weight="normal" style:font-size-asian="11pt" style:font-size-complex="11pt"/>
    </style:style>
    <style:style style:name="T38" style:family="text">
      <style:text-properties fo:font-variant="normal" fo:text-transform="none" fo:color="#3d464d" style:font-name="arial" fo:font-size="11pt" fo:letter-spacing="normal" fo:font-style="normal" fo:font-weight="normal" style:font-size-asian="11pt" style:font-size-complex="11pt" loext:padding="0cm" loext:border="none"/>
    </style:style>
    <style:style style:name="T39" style:family="text">
      <style:text-properties fo:font-variant="normal" fo:text-transform="none" fo:color="#3d464d" style:font-name="arial" fo:font-size="11pt" fo:letter-spacing="normal" fo:font-style="normal" fo:font-weight="normal" fo:background-color="#f0f3f5" loext:char-shading-value="0" style:font-size-asian="11pt" style:font-size-complex="11pt" loext:padding="0cm" loext:border="none"/>
    </style:style>
    <style:style style:name="T40" style:family="text">
      <style:text-properties fo:font-variant="normal" fo:text-transform="none" fo:color="#3d464d" style:font-name="arial" fo:font-size="13.5pt" fo:letter-spacing="normal" fo:font-style="normal" fo:font-weight="normal"/>
    </style:style>
    <style:style style:name="T41" style:family="text">
      <style:text-properties fo:font-variant="normal" fo:text-transform="none" fo:color="#3d464d" style:font-name="arial" fo:font-size="13.5pt" fo:letter-spacing="normal" fo:font-style="normal" fo:font-weight="normal" fo:background-color="#f0f3f5" loext:char-shading-value="0" loext:padding="0cm" loext:border="none"/>
    </style:style>
    <style:style style:name="T42" style:family="text">
      <style:text-properties fo:font-variant="normal" fo:text-transform="none" fo:color="#3d464d" style:font-name="arial" fo:letter-spacing="normal" fo:font-style="normal" fo:font-weight="normal"/>
    </style:style>
    <style:style style:name="T43" style:family="text">
      <style:text-properties fo:font-variant="normal" fo:text-transform="none" fo:color="#3d464d" style:font-name="arial" fo:letter-spacing="normal" fo:font-style="normal" fo:font-weight="normal" loext:padding="0cm" loext:border="none"/>
    </style:style>
    <style:style style:name="T44" style:family="text">
      <style:text-properties fo:font-variant="normal" fo:text-transform="none" fo:color="#3d464d" style:font-name="arial" fo:letter-spacing="normal" fo:font-style="normal" fo:font-weight="normal" fo:background-color="#f0f3f5" loext:char-shading-value="0" loext:padding="0cm" loext:border="none"/>
    </style:style>
    <style:style style:name="T45" style:family="text">
      <style:text-properties fo:font-variant="normal" fo:text-transform="none" style:font-name="arial" fo:font-size="11pt" fo:letter-spacing="normal" fo:font-style="normal" fo:font-weight="normal" style:font-size-asian="11pt" style:font-size-complex="11pt"/>
    </style:style>
    <style:style style:name="T46" style:family="text">
      <style:text-properties fo:font-variant="normal" fo:text-transform="none" style:font-name="arial" fo:font-size="11pt" fo:letter-spacing="normal" fo:font-style="normal" fo:font-weight="normal" style:font-size-asian="11pt" style:font-size-complex="11pt" loext:padding="0cm" loext:border="none"/>
    </style:style>
    <style:style style:name="T47" style:family="text">
      <style:text-properties fo:font-variant="normal" fo:text-transform="none" style:font-name="arial" fo:font-size="11pt" fo:letter-spacing="normal" fo:font-style="normal" fo:font-weight="normal" fo:background-color="#f0f3f5" loext:char-shading-value="0" style:font-size-asian="11pt" style:font-size-complex="11pt" loext:padding="0cm" loext:border="none"/>
    </style:style>
    <style:style style:name="T48" style:family="text">
      <style:text-properties fo:font-variant="normal" fo:text-transform="none" fo:color="#000000" style:font-name="arial" fo:font-size="11pt" fo:letter-spacing="normal" fo:font-style="normal" fo:font-weight="normal" style:font-size-asian="11pt" style:font-size-complex="11pt"/>
    </style:style>
    <style:style style:name="T49" style:family="text">
      <style:text-properties fo:font-variant="normal" fo:text-transform="none" fo:color="#000000" style:font-name="arial" fo:font-size="11pt" fo:letter-spacing="normal" fo:font-style="normal" fo:font-weight="normal" style:font-size-asian="11pt" style:font-size-complex="11pt" loext:padding="0cm" loext:border="none"/>
    </style:style>
    <style:style style:name="T50" style:family="text">
      <style:text-properties fo:font-variant="normal" fo:text-transform="none" fo:color="#000000" style:font-name="arial" fo:font-size="11pt" fo:letter-spacing="normal" fo:font-style="normal" fo:font-weight="normal" fo:background-color="#f0f3f5" loext:char-shading-value="0" style:font-size-asian="11pt" style:font-size-complex="11pt" loext:padding="0cm" loext:border="none"/>
    </style:style>
    <style:style style:name="T51" style:family="text">
      <style:text-properties officeooo:rsid="0023fe90"/>
    </style:style>
    <style:style style:name="T52" style:family="text">
      <style:text-properties officeooo:rsid="002f4898"/>
    </style:style>
    <style:style style:name="T53" style:family="text">
      <style:text-properties style:font-name="arial" fo:font-size="11pt" style:font-size-asian="11pt" style:font-size-complex="11pt" loext:padding="0cm" loext:border="none"/>
    </style:style>
    <style:style style:name="T54" style:family="text">
      <style:text-properties style:font-name="arial" fo:font-size="11pt" fo:background-color="#f0f3f5" loext:char-shading-value="0" style:font-size-asian="11pt" style:font-size-complex="11pt" loext:padding="0cm" loext:border="none"/>
    </style:style>
    <style:style style:name="T55" style:family="text">
      <style:text-properties style:font-name="arial" loext:padding="0cm" loext:border="none"/>
    </style:style>
    <style:style style:name="T56" style:family="text">
      <style:text-properties fo:color="#000000" style:font-name="arial" fo:font-size="11pt" style:font-size-asian="11pt" style:font-size-complex="11pt" loext:padding="0cm" loext:border="none"/>
    </style:style>
    <style:style style:name="T57" style:family="text">
      <style:text-properties fo:color="#000000" style:font-name="arial" fo:font-size="11pt" fo:background-color="#f0f3f5" loext:char-shading-value="0" style:font-size-asian="11pt" style:font-size-complex="11pt" loext:padding="0cm" loext:border="none"/>
    </style:style>
    <style:style style:name="T58" style:family="text">
      <style:text-properties fo:color="#000000" style:font-name="arial" loext:padding="0cm" loext:border="none"/>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ARTE 01: O QUE SÃO ARRAYS</text:p>
      <text:p text:style-name="P4">AULA 01: </text:p>
      <text:p text:style-name="P13"><text:span text:style-name="T56">[00:00] </text:span><text:span text:style-name="Strong_20_Emphasis"><text:span text:style-name="T56">Leonardo:</text:span></text:span><text:span text:style-name="T56"> Boas-vindas ao curso de JS, nesse curso vamos começar a trabalhar um pouco mais com as estruturas fundamentais da programação, no caso os </text:span><text:span text:style-name="Emphasis"><text:span text:style-name="T56">arrays</text:span></text:span><text:span text:style-name="T56">. Esse curso está voltado para quem começou a programar recentemente e escolheu o Java script como uma das suas primeiras linguagens de programação. Lembrando que esse curso não vai abordar nenhum tópico específico do </text:span><text:span text:style-name="Emphasis"><text:span text:style-name="T56">frontend</text:span></text:span><text:span text:style-name="T56">, ele é mais focado no </text:span><text:span text:style-name="Emphasis"><text:span text:style-name="T56">backend</text:span></text:span><text:span text:style-name="T56">, porém os conceitos servem para ambos os casos.</text:span></text:p>
      <text:p text:style-name="P26"><text:span text:style-name="T56">[00:30] </text:span><text:span text:style-name="Strong_20_Emphasis"><text:span text:style-name="T56">Leonardo:</text:span></text:span><text:span text:style-name="T56"> De onde vamos começar a ver, qual conteúdo vamos começar vendo? Vamos ver sobre os </text:span><text:span text:style-name="Emphasis"><text:span text:style-name="T56">arrays</text:span></text:span><text:span text:style-name="T56">, quais são as estruturas, suas partes, como fazemos para guardar dados dentro deles, e para recuperar esses dados depois. Vamos começar com alguns casos práticos para ver como essa estrutura é formada.</text:span></text:p>
      <text:p text:style-name="P26"><text:span text:style-name="T56">[00:52] </text:span><text:span text:style-name="Strong_20_Emphasis"><text:span text:style-name="T56">Juliana:</text:span></text:span><text:span text:style-name="T56"> E vamos ver também alguns métodos nativos que o Java script tem para trabalhar com </text:span><text:span text:style-name="Emphasis"><text:span text:style-name="T56">arrays</text:span></text:span><text:span text:style-name="T56">, então vamos utilizar alguns dos métodos mais comuns para acessar valores, separar valores, incluir, deletar, entre outras ferramentas para entender melhor como trabalhamos com essa estrutura de dados no dia a dia.</text:span></text:p>
      <text:p text:style-name="P26"><text:span text:style-name="T56">[01:14] </text:span><text:span text:style-name="Strong_20_Emphasis"><text:span text:style-name="T56">Leonardo:</text:span></text:span><text:span text:style-name="T56"> Em seguida, vamos ver sobre os </text:span><text:span text:style-name="Emphasis"><text:span text:style-name="T56">loops</text:span></text:span><text:span text:style-name="T56">, ou laços de repetição. Eles são uma parte muito importante da programação e nós vamos utilizar muito com </text:span><text:span text:style-name="Emphasis"><text:span text:style-name="T56">arrays</text:span></text:span><text:span text:style-name="T56">, para passar pelo </text:span><text:span text:style-name="Emphasis"><text:span text:style-name="T56">array</text:span></text:span><text:span text:style-name="T56"> inteiro e fazer uma conta ou pegar um valor lá dentro, assim por diante. Vamos ver quando utilizar e como utilizar eles. Tanto com </text:span><text:span text:style-name="Emphasis"><text:span text:style-name="T56">for</text:span></text:span><text:span text:style-name="T56">, que existe em várias linguagens, como com alguns mais específicos, como </text:span><text:span text:style-name="Emphasis"><text:span text:style-name="T56">foreach</text:span></text:span><text:span text:style-name="T56"> e o </text:span><text:span text:style-name="Emphasis"><text:span text:style-name="T56">map</text:span></text:span><text:span text:style-name="T56">.</text:span></text:p>
      <text:p text:style-name="P26"><text:span text:style-name="T56">[01:42] </text:span><text:span text:style-name="Strong_20_Emphasis"><text:span text:style-name="T56">Juliana:</text:span></text:span><text:span text:style-name="T56"> O Java script a partir da sua versão 2015, o ES6, acrescentou na linguagem alguns métodos de array um pouco mais específicos, mais modernos, eles utilizam as tais das funções </text:span><text:span text:style-name="Emphasis"><text:span text:style-name="T56">call-back</text:span></text:span><text:span text:style-name="T56">, vamos praticar e entender como esses métodos funcionam, e como podemos utilizar esses métodos mais modernos com essas funções </text:span><text:span text:style-name="Emphasis"><text:span text:style-name="T56">call-back</text:span></text:span><text:span text:style-name="T56"> para continuar trabalhando com </text:span><text:span text:style-name="Emphasis"><text:span text:style-name="T56">arrays</text:span></text:span><text:span text:style-name="T56"> e iterando e fazendo todas as operações que precisamos.</text:span></text:p>
      <text:p text:style-name="P26"><text:span text:style-name="T56">[02:15] </text:span><text:span text:style-name="Strong_20_Emphasis"><text:span text:style-name="T56">Leonardo:</text:span></text:span><text:span text:style-name="T56"> O que você vai precisar saber antes de poder começar esse curso? É bom que você já tenha feito o outro curso de fundamentos de Java script que passa sobre tipos, variáveis e básico de funções, porque vamos utilizar alguns conceitos de lá nesse curso aqui. Como, por exemplo, </text:span><text:span text:style-name="Emphasis"><text:span text:style-name="T56">arrow function</text:span></text:span><text:span text:style-name="T56">, parâmetros e operadores. Lembrando mais uma vez que esse curso não trata de nada específico sobre o </text:span><text:span text:style-name="Emphasis"><text:span text:style-name="T56">frontend</text:span></text:span><text:span text:style-name="T56">, mas dá para aproveitar os conceitos para lá também.</text:span></text:p>
      <text:p text:style-name="P26"><text:span text:style-name="T56">[02:44] </text:span><text:span text:style-name="Strong_20_Emphasis"><text:span text:style-name="T56">Juliana:</text:span></text:span><text:span text:style-name="T56"> E o que você pode fazer depois desse curso? Aí você já vai poder estar apto ou apta para fazer seus projetos em Java script e resolver exercícios de algoritmos que envolvam </text:span><text:span text:style-name="Emphasis"><text:span text:style-name="T56">arrays</text:span></text:span><text:span text:style-name="T56"> e laços de repetição. A ideia aqui é entender bem o conceito dessas partes fundamentais que chamamos do Java script, entre elas o </text:span><text:span text:style-name="Emphasis"><text:span text:style-name="T56">array</text:span></text:span><text:span text:style-name="T56">, para que esse conhecimento não fique faltando, fique bem completo lá na frente quando você estiver incrementando, aumentando seus conhecimentos e sua prática na linguagem. Vamos lá, vamos começar.</text:span></text:p>
      <text:p text:style-name="P31"/>
      <text:p text:style-name="P5"><text:soft-page-break/>AULA 02:</text:p>
      <text:p text:style-name="P14"><text:span text:style-name="T56">[00:00] </text:span><text:span text:style-name="Strong_20_Emphasis"><text:span text:style-name="T56">Juliana:</text:span></text:span><text:span text:style-name="T56"> Neste curso vamos começar a abordar estruturas de dados em Java script, especificamente o que chamamos de listas, ou </text:span><text:span text:style-name="Emphasis"><text:span text:style-name="T56">arrays</text:span></text:span><text:span text:style-name="T56"> em inglês, chamamos de </text:span><text:span text:style-name="Emphasis"><text:span text:style-name="T56">array</text:span></text:span><text:span text:style-name="T56"> também aportuguesando. Neste curso nós vamos então trabalhar com alguns desafios voltados especificamente para trabalharmos com um sistema de uma escola. Essa escola tem que calcular a média, tem que trabalhar com listas de alunos, etc.</text:span></text:p>
      <text:p text:style-name="P26"><text:span text:style-name="T56">[00:26] </text:span><text:span text:style-name="Strong_20_Emphasis"><text:span text:style-name="T56">Juliana:</text:span></text:span><text:span text:style-name="T56"> Para este primeiro vídeo, esta primeira aula, essa primeira imersão neste assunto de listas ou </text:span><text:span text:style-name="Emphasis"><text:span text:style-name="T56">arrays</text:span></text:span><text:span text:style-name="T56">, vamos fazer nosso primeiro desafio, botar a mão na massa, que é calcular a média entre algumas notas de alunos. Vamos supor que temos um aluno e nos quatro bimestres do ano ele tirou algumas notas, 10, 6.5, 8, 7.5, nós temos que calcular a média entre essas notas e ver a média final do aluno.</text:span></text:p>
      <text:p text:style-name="P26"><text:span text:style-name="T56">[00:55] </text:span><text:span text:style-name="Strong_20_Emphasis"><text:span text:style-name="T56">Juliana:</text:span></text:span><text:span text:style-name="T56"> Então, Leo, como poderíamos trabalhar com Java script para tirar essa média?</text:span></text:p>
      <text:p text:style-name="P26"><text:span text:style-name="T56">[01:02] </text:span><text:span text:style-name="Strong_20_Emphasis"><text:span text:style-name="T56">Leonardo:</text:span></text:span><text:span text:style-name="T56"> Bom, Ju, primeiro vamos lembrar quais são as médias para mim. Temos as notas, que são 10, 6.5, 8, 7.5. Vamos criar uma variável então para ser a primeira nota. Vamos falar que essa nota é 10. A segunda então nota número 2 6.5. A terceira nota vai ser o 8. E a quarta nota o 7.5. Também queremos calcular a média. Então vamos criar uma variável </text:span><text:span text:style-name="Source_20_Text"><text:span text:style-name="T57">let media = (nota1 + nota2 + nota3 + nota4)/4</text:span></text:span><text:span text:style-name="T56">, vamos somar todas as notas e por fim dividimos pelo número de notas.</text:span></text:p>
      <text:p text:style-name="P26"><text:span text:style-name="T56">[02:25] </text:span><text:span text:style-name="Strong_20_Emphasis"><text:span text:style-name="T56">Leonardo:</text:span></text:span><text:span text:style-name="T56"> Vamos mostrar isso em algum lugar, então </text:span><text:span text:style-name="Source_20_Text"><text:span text:style-name="T57">console.log(media)</text:span></text:span><text:span text:style-name="T56">.</text:span></text:p>
      <text:p text:style-name="P26"><text:span text:style-name="T56">[02:33] </text:span><text:span text:style-name="Strong_20_Emphasis"><text:span text:style-name="T56">Juliana:</text:span></text:span><text:span text:style-name="T56"> Agora nós podemos vir no terminal, entrar dentro da pasta. No caso tenho dentro da minha pasta com o nome do curso, você pode salvar onde você quiser no seu computador, tenho meu index.js onde estamos trabalhando em conjunto eu e o Leo, e vou rodar este arquivo com o comando node index.js.</text:span></text:p>
      <text:p text:style-name="P26"><text:span text:style-name="T56">[03:00] </text:span><text:span text:style-name="Strong_20_Emphasis"><text:span text:style-name="T56">Juliana:</text:span></text:span><text:span text:style-name="T56"> Exibi o resultado, que é 8, que é a média das notas, aparentemente está tudo certo.</text:span></text:p>
      <text:p text:style-name="P26"><text:span text:style-name="T56">[03:05] </text:span><text:span text:style-name="Strong_20_Emphasis"><text:span text:style-name="T56">Leonardo:</text:span></text:span><text:span text:style-name="T56"> Beleza, Ju, mas estamos falando de um único aluno de uma sala, e se essa sala tiver 20 alunos? Vamos ter que criar 80 variáveis? É bastante coisa para manejarmos.</text:span></text:p>
      <text:p text:style-name="P26"><text:span text:style-name="T56">[03:15] </text:span><text:span text:style-name="Strong_20_Emphasis"><text:span text:style-name="T56">Juliana:</text:span></text:span><text:span text:style-name="T56"> Sim, então pensamos que tem um jeito de trabalhar com código mais estruturado, ou seja, com uma estrutura. Por exemplo, podemos criar uma lista com todas essas notas, ou com todos os alunos. Uma lista, quando falamos nesse caso é uma coleção ordenada de valores, ou seja, cada valor, no caso 10, 6.5, 8, são valores que entrariam nessa lista, nós chamamos de elemento de uma lista, só que cada um desses valores vai ter sua própria posição.</text:span></text:p>
      <text:p text:style-name="P26"><text:span text:style-name="T56">[03:58] </text:span><text:span text:style-name="Strong_20_Emphasis"><text:span text:style-name="T56">Juliana:</text:span></text:span><text:span text:style-name="T56"> Leo, mostra para nós como é a cara dessa estrutura de dados para ficar mais fácil entender o que são elementos, o que falamos de posição.</text:span></text:p>
      <text:p text:style-name="P26"><text:span text:style-name="T56">[04:05] </text:span><text:span text:style-name="Strong_20_Emphasis"><text:span text:style-name="T56">Leonardo:</text:span></text:span><text:span text:style-name="T56"> Tudo bem, Ju, vamos lá. Vou comentar nosso código anterior para não atrapalhar. Então, vou usar uma </text:span><text:span text:style-name="Emphasis"><text:span text:style-name="T56">const</text:span></text:span><text:span text:style-name="T56">, podemos usar </text:span><text:span text:style-name="Emphasis"><text:span text:style-name="T56">let</text:span></text:span><text:span text:style-name="T56"> ou </text:span><text:span text:style-name="Emphasis"><text:span text:style-name="T56">const</text:span></text:span><text:span text:style-name="T56">, como já vimos em outros cursos, e agora vou colocar que vamos ter uma única variável chamada notas. E ela vai ser igual </text:span><text:soft-page-break/><text:span text:style-name="T56">a, eu vou abrir e fechar colchetes. Vamos colocar a nota 10 e vamos colocar uma vírgula para separar. A próxima 6.5, 8 e 7.5.</text:span></text:p>
      <text:p text:style-name="P26"><text:span text:style-name="T56">[05:06] </text:span><text:span text:style-name="Strong_20_Emphasis"><text:span text:style-name="T56">Leonardo:</text:span></text:span><text:span text:style-name="T56"> Coloquei um espaço, mas é só para ficar fácil de poder ler, não precisa ter esse espaço, ele não é obrigatório. E agora vamos também mudar nosso esquema de como fazemos a média para acessar somente a variável notas. Vou comentar também por enquanto, e vou colocar aqui também a média e nós vamos colocar dentro notas.</text:span></text:p>
      <text:p text:style-name="P26"><text:span text:style-name="T56">[05:36] </text:span><text:span text:style-name="Strong_20_Emphasis"><text:span text:style-name="T56">Leonardo:</text:span></text:span><text:span text:style-name="T56"> Agora vamos acessar os elementos dessa lista que nós temos. É importante lembrar que a lista sempre começa com o elemento 0, então temos nosso elemento 0, que é o que vale nosso 10. E vamos continuar somando as coisas. Então, </text:span><text:span text:style-name="Source_20_Text"><text:span text:style-name="T57">(notas[0] + notas[1] + notas[2] + notas[3])</text:span></text:span><text:span text:style-name="T56">.</text:span></text:p>
      <text:p text:style-name="P26"><text:span text:style-name="T56">[06:06] </text:span><text:span text:style-name="Strong_20_Emphasis"><text:span text:style-name="T56">Leonardo:</text:span></text:span><text:span text:style-name="T56"> Aqui acessamos nossos quatro elementos, igual tínhamos feito antes, mas usando uma única variável dessa vez. E por fim temos que dividir pela quantidade de elementos. No caso das listas elas trazem alguns métodos interessantes para podermos usar, algumas informações legais.</text:span></text:p>
      <text:p text:style-name="P26"><text:span text:style-name="T56">[06:25] </text:span><text:span text:style-name="Strong_20_Emphasis"><text:span text:style-name="T56">Leonardo:</text:span></text:span><text:span text:style-name="T56"> Uma delas é que podemos colocar o nome da nossa lista ponto </text:span><text:span text:style-name="Emphasis"><text:span text:style-name="T56">length</text:span></text:span><text:span text:style-name="T56">, que é o tamanho. Agora ele vai trazer para nós o tamanho da nossa lista, ou seja, nossa lista tem quatro elementos, ele vai trazer para nós o tamanho quatro. Não temos que ficar nos preocupando com quantos elementos estamos fazendo a média das nossas notas.</text:span></text:p>
      <text:p text:style-name="P26"><text:span text:style-name="T56">[06:55] </text:span><text:span text:style-name="Strong_20_Emphasis"><text:span text:style-name="T56">Juliana:</text:span></text:span><text:span text:style-name="T56"> Então podemos salvar e rodar de novo, vamos esperar que dê o mesmo resultado. Voltando ao terminal, vou apertar minha seta para cima para repetir o comando de rodar o arquivo index.js. 8, perfeito, está funcionando, mas vamos dar uma revisada no que o Leo fez para entendermos um pouco melhor o que está acontecendo.</text:span></text:p>
      <text:p text:style-name="P26"><text:span text:style-name="T56">[07:16] </text:span><text:span text:style-name="Strong_20_Emphasis"><text:span text:style-name="T56">Juliana:</text:span></text:span><text:span text:style-name="T56"> O que chamamos de notação de colchete na linha 12, onde o Leo fez o cálculo das médias é como fazemos para acessar cada posição. Estávamos falando de posição de cada elemento na lista, então na </text:span><text:span text:style-name="Emphasis"><text:span text:style-name="T56">const notas</text:span></text:span><text:span text:style-name="T56">, que está na linha 9, cada elemento, ou seja, o 10, o 6.5, o 8, o 7.5 estão em lugares fixos, e nós chamamos esse lugar fixo de índice, cada posição é o índice, e as </text:span><text:span text:style-name="Emphasis"><text:span text:style-name="T56">arrays</text:span></text:span><text:span text:style-name="T56"> começam no índice 0, o primeiro número do índice é 0.</text:span></text:p>
      <text:p text:style-name="P26"><text:span text:style-name="T56">[08:00] </text:span><text:span text:style-name="Strong_20_Emphasis"><text:span text:style-name="T56">Juliana:</text:span></text:span><text:span text:style-name="T56"> Normalmente quando listamos algo na vida real, o primeiro item é 1, meu primeiro, meu segundo, meu terceiro, uma lista de compras, uma lista de pessoas, porém quando trabalhamos com </text:span><text:span text:style-name="Emphasis"><text:span text:style-name="T56">arrays</text:span></text:span><text:span text:style-name="T56"> normalmente, exceto em algumas linguagens de programação muito específicas o primeiro índice tem número 0.</text:span></text:p>
      <text:p text:style-name="P26"><text:span text:style-name="T56">[08:20] </text:span><text:span text:style-name="Strong_20_Emphasis"><text:span text:style-name="T56">Juliana:</text:span></text:span><text:span text:style-name="T56"> Por isso que na linha 13, o Leo, para puxar, digamos assim, o elemento com valor de 10, usou a notação de colchetes e passou o número 0. O 10 é o elemento de índice 0, o 6.5 é o elemento que está no índice 1, o 8 é o elemento que está no índice 2 e o 7.5 é o elemento que está no índice 3. Quando usamos notação de colchete o elemento que está em notas, na variável notas, entre colchetes, número 1, se refere a 6.5, que é o que está na posição 1, no índice 1 da nossa array, nossa lista chamada notas.</text:span></text:p>
      <text:p text:style-name="P26"><text:soft-page-break/><text:span text:style-name="T56">[09:08] </text:span><text:span text:style-name="Strong_20_Emphasis"><text:span text:style-name="T56">Juliana:</text:span></text:span><text:span text:style-name="T56"> Completando, um termo que usamos muito é o ponto </text:span><text:span text:style-name="Emphasis"><text:span text:style-name="T56">length</text:span></text:span><text:span text:style-name="T56">, palavra difícil de falar em inglês, mas se refere ao comprimento da array, usando isso nós não precisamos saber exatamente qual o tamanho do array, não precisamos contar, nós deixamos para o Java script ver qual o tamanho, ele vai dizer para nós que são 4 aqui, porque são 4 posições, de número 0 a 3, nós vamos nos acostumando com esse 0 à medida que vamos praticando com ele, e o Java script fez todo o cálculo para nós.</text:span></text:p>
      <text:p text:style-name="P26"><text:span text:style-name="T56">[09:52] </text:span><text:span text:style-name="Strong_20_Emphasis"><text:span text:style-name="T56">Juliana:</text:span></text:span><text:span text:style-name="T56"> Para começar então você pode praticar com outras </text:span><text:span text:style-name="Emphasis"><text:span text:style-name="T56">arrays</text:span></text:span><text:span text:style-name="T56">, outras mais quantidades de valores de números, para ir vendo o comportamento, e nos vemos no próximo vídeo.</text:span></text:p>
      <text:p text:style-name="P31"/>
      <text:p text:style-name="P5"/>
      <text:p text:style-name="P5">AULA 03: </text:p>
      <text:p text:style-name="P14"><text:span text:style-name="T56">[00:00] </text:span><text:span text:style-name="Strong_20_Emphasis"><text:span text:style-name="T56">Juliana:</text:span></text:span><text:span text:style-name="T56"> Neste segundo vídeo nós vamos continuar trabalhando com os desafios para atender o sistema da nossa escola de alunos, de notas, etc. O desafio deste vídeo é adicionar alguns elementos a uma lista. Ou seja, temos um professor que deveria ter lançado quatro notas, de quatro bimestres de um aluno, por engano lançou só três. Então como fazemos para lançar a quarta nota em uma lista de notas?</text:span></text:p>
      <text:p text:style-name="P26"><text:span text:style-name="T56">[00:28] </text:span><text:span text:style-name="Strong_20_Emphasis"><text:span text:style-name="T56">Juliana:</text:span></text:span><text:span text:style-name="T56"> Por enquanto temos as notas 10, 6 e 8, temos que inserir a nota 7 nessa lista e, agora sim, fazer o cálculo da média correta deste aluno. No vídeo anterior eu criei um arquivo chamado index.js, vamos renomear esse arquivo antes de qualquer coisa para sabermos direito com o que trabalhamos em cada vídeo. Vou chamar este vídeo de média.</text:span></text:p>
      <text:p text:style-name="P26"><text:span text:style-name="T56">[01:05] </text:span><text:span text:style-name="Strong_20_Emphasis"><text:span text:style-name="T56">Juliana:</text:span></text:span><text:span text:style-name="T56"> Para esta aula, para este vídeo vou criar outro arquivo que vou chamar de adicionando nota. Vamos lá, Leo, como resolvemos esse desafio?</text:span></text:p>
      <text:p text:style-name="P26"><text:span text:style-name="T56">[01:20] </text:span><text:span text:style-name="Strong_20_Emphasis"><text:span text:style-name="T56">Leonardo:</text:span></text:span><text:span text:style-name="T56"> Para resolver esse desafio vamos começar a mexer com alguns novos métodos das listas. Então vamos começar criando uma lista com as três notas que nós temos. Vou colocar o </text:span><text:span text:style-name="Source_20_Text"><text:span text:style-name="T57">const notas = [10, 6, 8]</text:span></text:span><text:span text:style-name="T56">. E agora vamos usar um novo método, que chamamos de </text:span><text:span text:style-name="Emphasis"><text:span text:style-name="T56">push</text:span></text:span><text:span text:style-name="T56">, ou seja, ele vai colocar no último local, no último elemento do nosso array uma nova nota. Ele vai criar esse elemento e colocar nota.</text:span></text:p>
      <text:p text:style-name="P26"><text:span text:style-name="T56">[02:12] </text:span><text:span text:style-name="Strong_20_Emphasis"><text:span text:style-name="T56">Leonardo:</text:span></text:span><text:span text:style-name="T56"> Vamos colocar </text:span><text:span text:style-name="Source_20_Text"><text:span text:style-name="T57">notas.push(7)</text:span></text:span><text:span text:style-name="T56">, vou dar um </text:span><text:span text:style-name="Source_20_Text"><text:span text:style-name="T57">console.log</text:span></text:span><text:span text:style-name="T56"> para podermos ver como ficou nossa lista de notas. O que você acha, Ju?</text:span></text:p>
      <text:p text:style-name="P26"><text:span text:style-name="T56">[02:33] </text:span><text:span text:style-name="Strong_20_Emphasis"><text:span text:style-name="T56">Juliana:</text:span></text:span><text:span text:style-name="T56"> Beleza.</text:span></text:p>
      <text:p text:style-name="P26"><text:span text:style-name="T56">[02:33] </text:span><text:span text:style-name="Strong_20_Emphasis"><text:span text:style-name="T56">Leonardo:</text:span></text:span><text:span text:style-name="T56"> Pode ser? Você roda para nós?</text:span></text:p>
      <text:p text:style-name="P26"><text:span text:style-name="T56">[02:35] </text:span><text:span text:style-name="Strong_20_Emphasis"><text:span text:style-name="T56">Juliana:</text:span></text:span><text:span text:style-name="T56"> Rodo sim. Já estou dentro da pasta, vou chamar o comando node com nosso arquivo adicionando nota e não aconteceu nada. Nós não salvamos o arquivo, normal, vamos lá, agora sim.</text:span></text:p>
      <text:p text:style-name="P26"><text:span text:style-name="T56">[03:00] </text:span><text:span text:style-name="Strong_20_Emphasis"><text:span text:style-name="T56">Leonardo:</text:span></text:span><text:span text:style-name="T56"> Podemos ver que ele colocou a nota 7, ele criou um novo elemento para nós, que é o elemento de índice 3 e colocou nossa nota 7. Agora só precisamos fazer a conta para ver a média. Então vamos criar </text:span><text:span text:style-name="Source_20_Text"><text:span text:style-name="T57">let media = (notas[0] + notas[1] + notas[2] + notas[3])/notas.length</text:span></text:span><text:span text:style-name="T56">.</text:span></text:p>
      <text:p text:style-name="P26"><text:soft-page-break/><text:span text:style-name="T56">[03:54] </text:span><text:span text:style-name="Strong_20_Emphasis"><text:span text:style-name="T56">Leonardo:</text:span></text:span><text:span text:style-name="T56"> Agora </text:span><text:span text:style-name="Source_20_Text"><text:span text:style-name="T57">console.log(media)</text:span></text:span><text:span text:style-name="T56">.</text:span></text:p>
      <text:p text:style-name="P26"><text:span text:style-name="T56">[04:05] </text:span><text:span text:style-name="Strong_20_Emphasis"><text:span text:style-name="T56">Juliana:</text:span></text:span><text:span text:style-name="T56"> Agora sim, não vou esquecer de salvar. Como não sou eu que estou digitando fiquei um pouco perdida, e vou rodar novamente com o node. Node trouxe para nós, primeiro o console.log da linha 3, que é nossa array de notas, e em seguida o resultado da nossa média, que é 7.75, sem nenhum arredondamento. É o que estávamos esperando, Leo?</text:span></text:p>
      <text:p text:style-name="P26"><text:span text:style-name="T56">[04:30] </text:span><text:span text:style-name="Strong_20_Emphasis"><text:span text:style-name="T56">Leonardo:</text:span></text:span><text:span text:style-name="T56"> É o que estávamos esperando, Ju.</text:span></text:p>
      <text:p text:style-name="P26"><text:span text:style-name="T56">[04:34] </text:span><text:span text:style-name="Strong_20_Emphasis"><text:span text:style-name="T56">Juliana:</text:span></text:span><text:span text:style-name="T56"> Beleza. Então resumindo novamente o que fizemos, usamos o que chamamos de método de </text:span><text:span text:style-name="Emphasis"><text:span text:style-name="T56">array</text:span></text:span><text:span text:style-name="T56"> do Java script. O que é um método? Por enquanto podemos tratar como se fosse uma função que recebe um parâmetro, então o nome da função é </text:span><text:span text:style-name="Emphasis"><text:span text:style-name="T56">push</text:span></text:span><text:span text:style-name="T56"> porque ela é uma função de </text:span><text:span text:style-name="Emphasis"><text:span text:style-name="T56">array</text:span></text:span><text:span text:style-name="T56"> que já vem do Java script, já está na linguagem de programação, e nós passamos como parâmetro dessa função o que queremos que seja inserido na </text:span><text:span text:style-name="Emphasis"><text:span text:style-name="T56">array</text:span></text:span><text:span text:style-name="T56">.</text:span></text:p>
      <text:p text:style-name="P26"><text:span text:style-name="T56">[05:10] </text:span><text:span text:style-name="Strong_20_Emphasis"><text:span text:style-name="T56">Juliana:</text:span></text:span><text:span text:style-name="T56"> Um detalhe que essa informação que passamos aqui, o dado que passamos, sempre vai ser inserido no final, como a última posição da </text:span><text:span text:style-name="Emphasis"><text:span text:style-name="T56">array</text:span></text:span><text:span text:style-name="T56">. Então quando passamos para o Java script o nome da variável onde temos essa </text:span><text:span text:style-name="Emphasis"><text:span text:style-name="T56">array</text:span></text:span><text:span text:style-name="T56">, no caso a variável notas, e dá para ela </text:span><text:span text:style-name="Source_20_Text"><text:span text:style-name="T57">.push</text:span></text:span><text:span text:style-name="T56">, passando como parâmetro um dado qualquer, o Java script vai pegar esta </text:span><text:span text:style-name="Emphasis"><text:span text:style-name="T56">array</text:span></text:span><text:span text:style-name="T56"> e inserir como último elemento na última posição o que estamos passando dentro dos parênteses, que chamamos de parâmetro. Certo, Leo?</text:span></text:p>
      <text:p text:style-name="P26"><text:span text:style-name="T56">[05:44] </text:span><text:span text:style-name="Strong_20_Emphasis"><text:span text:style-name="T56">Leonardo:</text:span></text:span><text:span text:style-name="T56"> Certo, Ju.</text:span></text:p>
      <text:p text:style-name="P26"><text:span text:style-name="T56">[05:48] </text:span><text:span text:style-name="Strong_20_Emphasis"><text:span text:style-name="T56">Juliana:</text:span></text:span><text:span text:style-name="T56"> Mais alguma coisa para esse exercício ou podemos considerar esse desafio cumprido?</text:span></text:p>
      <text:p text:style-name="P26"><text:span text:style-name="T56">[05:52] </text:span><text:span text:style-name="Strong_20_Emphasis"><text:span text:style-name="T56">Leonardo:</text:span></text:span><text:span text:style-name="T56"> Podemos considerar esse desafio cumprido. Só uma coisa antes de terminarmos que eu gostaria de fazer. Vamos ver o que acontece se não passarmos parâmetro nenhum para o </text:span><text:span text:style-name="Emphasis"><text:span text:style-name="T56">push</text:span></text:span><text:span text:style-name="T56">. Está vazio, só salvar e executar.</text:span></text:p>
      <text:p text:style-name="P26"><text:span text:style-name="T56">[06:06] </text:span><text:span text:style-name="Strong_20_Emphasis"><text:span text:style-name="T56">Juliana:</text:span></text:span><text:span text:style-name="T56"> Salvando e executando, agora ele deu um resultado interessante para nós. Ele exibiu, continua exibindo o </text:span><text:span text:style-name="Source_20_Text"><text:span text:style-name="T57">console.log</text:span></text:span><text:span text:style-name="T56"> anterior, mas agora no lugar da média o tipo de dado, teoricamente, ele deu </text:span><text:span text:style-name="Emphasis"><text:span text:style-name="T56">not a number</text:span></text:span><text:span text:style-name="T56">, ele não deu um número.</text:span></text:p>
      <text:p text:style-name="P26"><text:span text:style-name="T56">[06:25] </text:span><text:span text:style-name="Strong_20_Emphasis"><text:span text:style-name="T56">Leonardo:</text:span></text:span><text:span text:style-name="T56"> Exatamente, porque como não temos nada no índice 3 da nossa lista, então ele está como </text:span><text:span text:style-name="Emphasis"><text:span text:style-name="T56">undefined</text:span></text:span><text:span text:style-name="T56">, e como deu </text:span><text:span text:style-name="Emphasis"><text:span text:style-name="T56">undefined</text:span></text:span><text:span text:style-name="T56"> deu </text:span><text:span text:style-name="Emphasis"><text:span text:style-name="T56">not a number</text:span></text:span><text:span text:style-name="T56">. Precisamos tomar um pouco de cuidado quando estamos usando esses métodos e especificamos o que estamos fazendo.</text:span></text:p>
      <text:p text:style-name="P26"><text:span text:style-name="T56">[06:44] </text:span><text:span text:style-name="Strong_20_Emphasis"><text:span text:style-name="T56">Juliana:</text:span></text:span><text:span text:style-name="T56"> Certo, Leo, bem lembrado. Agora sim, você pode praticar um pouco mais aí e nos vemos no próximo vídeo.</text:span></text:p>
      <text:p text:style-name="P31"/>
      <text:p text:style-name="P6">AULA 04: </text:p>
      <text:p text:style-name="P15"><text:span text:style-name="T56">[00:00] </text:span><text:span text:style-name="Strong_20_Emphasis"><text:span text:style-name="T56">Juliana:</text:span></text:span><text:span text:style-name="T56"> Neste vídeo nós vamos trabalhar com um desafio um pouco parecido com o vídeo anterior, mas o contrário. No vídeo anterior, nós adicionamos notas e nesse vamos ter que deletar uma nota. O professor acidentalmente lançou 5 notas de um aluno e nós temos que tirar a última nota que foi lançada no sistema, que foi uma nota lançada a mais.</text:span></text:p>
      <text:p text:style-name="P26"><text:soft-page-break/><text:span text:style-name="T56">[00:22] </text:span><text:span text:style-name="Strong_20_Emphasis"><text:span text:style-name="T56">Juliana:</text:span></text:span><text:span text:style-name="T56"> Para corrigir temos que ter uma lista de notas e dar um jeito de remover o último elemento, e então, sim, fazer o cálculo da nota correta. Vou criar mais um arquivo que vou chamar de removendo nota. Leo, o que fazemos para resolver esse desafio?</text:span></text:p>
      <text:p text:style-name="P26"><text:span text:style-name="T56">[00:44] </text:span><text:span text:style-name="Strong_20_Emphasis"><text:span text:style-name="T56">Leonardo:</text:span></text:span><text:span text:style-name="T56"> Vamos começar de novo criando uma lista com as notas, então </text:span><text:span text:style-name="Source_20_Text"><text:span text:style-name="T57">const notas = [10, 7, 8, 5, 10]</text:span></text:span><text:span text:style-name="T56">. Agora vamos usar de novo um método, só que vamos usar agora um método diferente, vamos usar o método </text:span><text:span text:style-name="Emphasis"><text:span text:style-name="T56">pop</text:span></text:span><text:span text:style-name="T56">, que vai tirar o último elemento da nossa lista. Vamos dar um console também para ver como fica nossa lista. Então </text:span><text:span text:style-name="Source_20_Text"><text:span text:style-name="T57">console.log(notas)</text:span></text:span><text:span text:style-name="T56">. Vamos já calcular a média também que já temos ideia que vai cair a última nota. Vamos fazer o cálculo da média, executa uma única vez.</text:span></text:p>
      <text:p text:style-name="P26"><text:span text:style-name="T56">[01:42] </text:span><text:span text:style-name="Strong_20_Emphasis"><text:span text:style-name="T56">Leonardo:</text:span></text:span><text:span text:style-name="T56"> Então </text:span><text:span text:style-name="Source_20_Text"><text:span text:style-name="T57">media = (notas[0] + notas[1] + notas[2] + notas[3])</text:span></text:span><text:span text:style-name="T56">. Como vamos tirar o último índice, que seria o índice 4, só esperamos calcular até o 3, que é o cálculo correto, digamos assim, da média desse aluno. Dividido pelas </text:span><text:span text:style-name="Source_20_Text"><text:span text:style-name="T57">notas.length</text:span></text:span><text:span text:style-name="T56">, que é o tamanho, e de novo com </text:span><text:span text:style-name="Source_20_Text"><text:span text:style-name="T57">console.log</text:span></text:span><text:span text:style-name="T56">, no valor da média. Pronto, Ju, teoricamente esse é o desafio. Vamos executar e ver como fica.</text:span></text:p>
      <text:p text:style-name="P26"><text:span text:style-name="T56">[02:41] </text:span><text:span text:style-name="Strong_20_Emphasis"><text:span text:style-name="T56">Juliana:</text:span></text:span><text:span text:style-name="T56"> Vamos, vou salvar primeiro, para garantir que vai rodar, e lá no terminal chamar com node e o nome do arquivo, removendo nota. Certo, primeiro ele exibiu </text:span><text:span text:style-name="Emphasis"><text:span text:style-name="T56">array</text:span></text:span><text:span text:style-name="T56"> já consertado, digamos assim, sem o último elemento, que é o de valor 10, e a nota é 7.5.</text:span></text:p>
      <text:p text:style-name="P26"><text:span text:style-name="T56">[03:02] </text:span><text:span text:style-name="Strong_20_Emphasis"><text:span text:style-name="T56">Juliana:</text:span></text:span><text:span text:style-name="T56"> Só uma coisa, Leo, na linha 5 o Java script tem essa particularidade, você vê que na linha 5 o Leo chamou uma variável chamada média sem usar o </text:span><text:span text:style-name="Emphasis"><text:span text:style-name="T56">let</text:span></text:span><text:span text:style-name="T56">, mas mesmo assim funcionou.</text:span></text:p>
      <text:p text:style-name="P26"><text:span text:style-name="T56">[03:15] </text:span><text:span text:style-name="Strong_20_Emphasis"><text:span text:style-name="T56">Leonardo:</text:span></text:span><text:span text:style-name="T56"> Exatamente, Ju, aqui eu esqueci de colocar o </text:span><text:span text:style-name="Emphasis"><text:span text:style-name="T56">let</text:span></text:span><text:span text:style-name="T56">, só que o que acontece? Quando não informamos nada ele declara como sendo uma var, então isso faz com que nosso código funcione, mas não é boa prática, então vou até arrumar aqui e sempre tomem cuidado com isso, porque pode causar </text:span><text:span text:style-name="Emphasis"><text:span text:style-name="T56">bugs</text:span></text:span><text:span text:style-name="T56"> em alguns códigos.</text:span></text:p>
      <text:p text:style-name="P26"><text:span text:style-name="T56">[03:33] </text:span><text:span text:style-name="Strong_20_Emphasis"><text:span text:style-name="T56">Juliana:</text:span></text:span><text:span text:style-name="T56"> Certo. Então só repassando de novo o que aconteceu, olha a diferença entre o </text:span><text:span text:style-name="Source_20_Text"><text:span text:style-name="T57">notas.pop</text:span></text:span><text:span text:style-name="T56"> e o </text:span><text:span text:style-name="Source_20_Text"><text:span text:style-name="T57">notas.push</text:span></text:span><text:span text:style-name="T56">, no caso aqui o método </text:span><text:span text:style-name="Emphasis"><text:span text:style-name="T56">pop</text:span></text:span><text:span text:style-name="T56"> que utilizamos para tirar o último elemento não tem nenhum parâmetro, entre os parênteses nós não passamos nenhuma informação, porque isso é uma particularidade dessa função, desse método, ele não aceita nenhum parâmetro.</text:span></text:p>
      <text:p text:style-name="P26"><text:span text:style-name="T56">[04:05] </text:span><text:span text:style-name="Strong_20_Emphasis"><text:span text:style-name="T56">Juliana:</text:span></text:span><text:span text:style-name="T56"> Automaticamente quando utilizamos esse método o Java script interpreta que tem que tirar o último elemento da </text:span><text:span text:style-name="Emphasis"><text:span text:style-name="T56">array</text:span></text:span><text:span text:style-name="T56">, é sempre o último elemento, e como é só tirar o último elemento, não precisamos passar nenhuma informação, você não precisa dizer nada mais no parâmetro, então só </text:span><text:span text:style-name="Emphasis"><text:span text:style-name="T56">pop</text:span></text:span><text:span text:style-name="T56"> sem nada ele já vai interpretar que é para tirar o 10 e fazer todo o trabalho para nós.</text:span></text:p>
      <text:p text:style-name="P26"><text:span text:style-name="T56">[04:30] </text:span><text:span text:style-name="Strong_20_Emphasis"><text:span text:style-name="T56">Leonardo:</text:span></text:span><text:span text:style-name="T56"> Outra coisa, Ju, que é interessante fazer. Aqui estamos exibindo só a média, 7.5, só que vamos tornar isso um pouco mais humano, vamos dizer assim, vou colocar uma frase antes. Para isso vou usar uma </text:span><text:span text:style-name="Emphasis"><text:span text:style-name="T56">template string</text:span></text:span><text:span text:style-name="T56"> que já vimos anteriormente também, vou colocar que a média é e agora vamos usar a </text:span><text:span text:style-name="Emphasis"><text:span text:style-name="T56">template string</text:span></text:span><text:span text:style-name="T56">. Usa o símbolo de dólar, abre e fecha chaves, e vamos passar nossa variável aqui dentro. Vai ser uma frase melhor para podermos ler.</text:span></text:p>
      <text:p text:style-name="P26"><text:soft-page-break/><text:span text:style-name="T56">[05:15] </text:span><text:span text:style-name="Strong_20_Emphasis"><text:span text:style-name="T56">Juliana:</text:span></text:span><text:span text:style-name="T56"> Vou rodar isso novamente então. A média é 7.5. Perfeito, podemos fechar por aqui, já temos dois métodos de </text:span><text:span text:style-name="Emphasis"><text:span text:style-name="T56">arrays</text:span></text:span><text:span text:style-name="T56"> em Java script para usarmos, e bora para o próximo.</text:span></text:p>
      <text:p text:style-name="P31"/>
      <text:h text:style-name="P3" text:outline-level="2">Nesta aula vimos:</text:h>
      <text:list xml:id="list1004077729" text:style-name="L1">
        <text:list-item>
          <text:p text:style-name="P25">As características principais de arrays;</text:p>
        </text:list-item>
        <text:list-item>
          <text:p text:style-name="P25">Como funciona uma lista ordenada;</text:p>
        </text:list-item>
        <text:list-item>
          <text:p text:style-name="P27"><text:span text:style-name="T56">Os conceitos de </text:span><text:span text:style-name="Emphasis"><text:span text:style-name="T56">elemento</text:span></text:span><text:span text:style-name="T56">, </text:span><text:span text:style-name="Emphasis"><text:span text:style-name="T56">posição</text:span></text:span><text:span text:style-name="T56"> e </text:span><text:span text:style-name="Emphasis"><text:span text:style-name="T56">índice</text:span></text:span><text:span text:style-name="T56">;</text:span></text:p>
        </text:list-item>
        <text:list-item>
          <text:p text:style-name="P27"><text:span text:style-name="T56">Como identificar a quantidade de elementos em um array com </text:span><text:span text:style-name="Source_20_Text"><text:span text:style-name="T57">.length</text:span></text:span><text:span text:style-name="T56">;</text:span></text:p>
        </text:list-item>
        <text:list-item>
          <text:p text:style-name="P27"><text:span text:style-name="T56">Como fazer as primeiras alterações em um array com </text:span><text:span text:style-name="Source_20_Text"><text:span text:style-name="T57">.push()</text:span></text:span><text:span text:style-name="T56"> e </text:span><text:span text:style-name="Source_20_Text"><text:span text:style-name="T57">.pop()</text:span></text:span><text:span text:style-name="T56">.</text:span></text:p>
        </text:list-item>
      </text:list>
      <text:p text:style-name="P31"/>
      <text:p text:style-name="P7">PARTE 02: ALTERANDO ARRAYS</text:p>
      <text:p text:style-name="P6"/>
      <text:p text:style-name="P6">AULA 05:</text:p>
      <text:p text:style-name="P15"><text:span text:style-name="T56">[00:00] </text:span><text:span text:style-name="Strong_20_Emphasis"><text:span text:style-name="T56">Juliana:</text:span></text:span><text:span text:style-name="T56"> Nesta aula, vamos continuar trabalhando com </text:span><text:span text:style-name="Emphasis"><text:span text:style-name="T56">arrays</text:span></text:span><text:span text:style-name="T56"> nessa estrutura de dados super importante, tanto no Java script como praticamente qualquer linguagem de programação. Léo, vamos então ver qual o próximo desafio para nós vermos como manipular </text:span><text:span text:style-name="Emphasis"><text:span text:style-name="T56">arrays</text:span></text:span><text:span text:style-name="T56"> durante nosso dia a dia de desenvolvimento.</text:span></text:p>
      <text:p text:style-name="P26"><text:span text:style-name="T56">[00:20] </text:span><text:span text:style-name="Strong_20_Emphasis"><text:span text:style-name="T56">Juliana:</text:span></text:span><text:span text:style-name="T56"> Nosso desafio para este vídeo chama-se sala dividida, lembrando que estamos trabalhando com o contexto de uma escola, então temos notas, tirar as médias de notas entre alunos, listas de alunos, etc. Temos uma lista com vários alunos, a sala ficou muito grande, vai ser dividido em turma A e turma B, e nós vamos dividir essa quantidade de alunos em duas turmas iguais.</text:span></text:p>
      <text:p text:style-name="P26"><text:span text:style-name="T56">[00:46] </text:span><text:span text:style-name="Strong_20_Emphasis"><text:span text:style-name="T56">Juliana:</text:span></text:span><text:span text:style-name="T56"> Como fazemos isso utilizando </text:span><text:span text:style-name="Emphasis"><text:span text:style-name="T56">arrays</text:span></text:span><text:span text:style-name="T56">? Vou primeiro antes de tudo abrir um novo arquivo, chamar de dividindo </text:span><text:span text:style-name="Emphasis"><text:span text:style-name="T56">arrays</text:span></text:span><text:span text:style-name="T56">, e, então, Léo? Como resolvemos esse desafio?</text:span></text:p>
      <text:p text:style-name="P26"><text:span text:style-name="T56">[01:06] </text:span><text:span text:style-name="Strong_20_Emphasis"><text:span text:style-name="T56">Leonardo:</text:span></text:span><text:span text:style-name="T56"> Para começar, vamos criar nossa lista. Vou começar criando uma </text:span><text:span text:style-name="Source_20_Text"><text:span text:style-name="T57">const nomes</text:span></text:span><text:span text:style-name="T56">, porque ela vai armazenar os nomes e não as notas. E para adiantar um pouco já vou colocar direto todos os nomes que temos disponíveis para nós. Então João, Juliana, Ana, e assim por diante.</text:span></text:p>
      <text:p text:style-name="P26"><text:span text:style-name="T56">[01:30] </text:span><text:span text:style-name="Strong_20_Emphasis"><text:span text:style-name="T56">Leonardo:</text:span></text:span><text:span text:style-name="T56"> Uma vez com a nossa lista feita, podemos começar a pensar em dividir. Como vamos fazer isso? No caso, vamos dividir em duas salas, e elas têm que ter o mesmo tamanho. Vamos precisar guardar essas duas salas em algum lugar, e como vamos dividir uma lista em duas vamos ter que criar duas listas, então vou fazer isso agora. Então </text:span><text:span text:style-name="Source_20_Text"><text:span text:style-name="T57">const sala1</text:span></text:span><text:span text:style-name="T56"> e </text:span><text:span text:style-name="Source_20_Text"><text:span text:style-name="T57">const sala2</text:span></text:span><text:span text:style-name="T56">.</text:span></text:p>
      <text:p text:style-name="P26"><text:span text:style-name="T56">[02:10] </text:span><text:span text:style-name="Strong_20_Emphasis"><text:span text:style-name="T56">Leonardo:</text:span></text:span><text:span text:style-name="T56"> Vamos agora colocar o que elas têm que guardar. A sala1 vai guardar os nomes dos alunos, e vamos usar o método </text:span><text:span text:style-name="Emphasis"><text:span text:style-name="T56">slice</text:span></text:span><text:span text:style-name="T56">, que vai dividir para nós essa lista de nomes em duas partes. Então, o </text:span><text:span text:style-name="Emphasis"><text:span text:style-name="T56">slice</text:span></text:span><text:span text:style-name="T56"> pede alguns parâmetros, vamos ver o que ele pede. Ele pede um número, que é onde vamos começar a fazer o corte, e outro número, que é onde vamos terminar de fazer esse corte.</text:span></text:p>
      <text:p text:style-name="P26"><text:soft-page-break/><text:span text:style-name="T56">[02:50] </text:span><text:span text:style-name="Strong_20_Emphasis"><text:span text:style-name="T56">Leonardo:</text:span></text:span><text:span text:style-name="T56"> No caso aqui vamos começar a fazer o corte no índice 0, então vou colocar 0 para começar nele. E até onde queremos ir? Até a metade. Então vou usar o </text:span><text:span text:style-name="Source_20_Text"><text:span text:style-name="T57">nomes.lenght</text:span></text:span><text:span text:style-name="T56">, para dar o tamanho. Mas não queremos inteiro, queremos metade, então vou colocar sobre 2. Ele vai partir do 0 e vai chegar até metade do nosso </text:span><text:span text:style-name="Emphasis"><text:span text:style-name="T56">array</text:span></text:span><text:span text:style-name="T56"> de nomes.</text:span></text:p>
      <text:p text:style-name="P26"><text:span text:style-name="T56">[03:15] </text:span><text:span text:style-name="Strong_20_Emphasis"><text:span text:style-name="T56">Leonardo:</text:span></text:span><text:span text:style-name="T56"> Agora vamos preparar a segunda sala, porque no momento só preparamos a primeira. E nossa lista de nomes não foi alterada, nós salvamos essa informação na sala1. Então agora temos que fazer a mesma coisa para sala2, então </text:span><text:span text:style-name="Source_20_Text"><text:span text:style-name="T57">nome.slice</text:span></text:span><text:span text:style-name="T56">, vamos começar onde paramos no outro, então </text:span><text:span text:style-name="Source_20_Text"><text:span text:style-name="T57">nomes.lenght/2</text:span></text:span><text:span text:style-name="T56">, para pegar de novo da metade da sala.</text:span></text:p>
      <text:p text:style-name="P26"><text:span text:style-name="T56">[03:46] </text:span><text:span text:style-name="Strong_20_Emphasis"><text:span text:style-name="T56">Leonardo:</text:span></text:span><text:span text:style-name="T56"> Não vou colocar nada onde nós terminamos, porque quando não colocamos nada ele vai até o final do </text:span><text:span text:style-name="Emphasis"><text:span text:style-name="T56">array</text:span></text:span><text:span text:style-name="T56">, não temos que nos preocupar com isso. É legal lembrar também que onde ele termina é exclusivo, ou seja, ele não vai pegar o nome que no caso para nós vai estar nessa posição do tamanho sobre 2.</text:span></text:p>
      <text:p text:style-name="P26"><text:span text:style-name="T56">[04:11] </text:span><text:span text:style-name="Strong_20_Emphasis"><text:span text:style-name="T56">Leonardo:</text:span></text:span><text:span text:style-name="T56"> E por fim vamos mostrar isso para poder ver o que está acontecendo realmente. Então </text:span><text:span text:style-name="Source_20_Text"><text:span text:style-name="T57">console.log(‘Alunos da sala 1: ${sala1}’)</text:span></text:span><text:span text:style-name="T56">, vou fazer a mesma coisa para a sala2, então vou copiar e colar e trocar os nomes. Isso deve resolver para nós, Ju.</text:span></text:p>
      <text:p text:style-name="P26"><text:span text:style-name="T56">[04:54] </text:span><text:span text:style-name="Strong_20_Emphasis"><text:span text:style-name="T56">Juliana:</text:span></text:span><text:span text:style-name="T56"> Certo, então eu vou salvar e no terminal, já estou dentro da pasta onde estamos trabalhando, vou usar novamente o comando node para rodar o arquivo dividindo </text:span><text:span text:style-name="Emphasis"><text:span text:style-name="T56">arrays</text:span></text:span><text:span text:style-name="T56">, e ele exibiu para nós alunos da sala 1 e alunos da sala 2. Vamos só conferir se está tudo certo.</text:span></text:p>
      <text:p text:style-name="P26"><text:span text:style-name="T56">[05:22] </text:span><text:span text:style-name="Strong_20_Emphasis"><text:span text:style-name="T56">Juliana:</text:span></text:span><text:span text:style-name="T56"> Os alunos da sala 1 são João, Juliana, Ana, Caio, Lara, Marjorie, Guilherme, Aline, Fabiana e André. E a sala dois foi do Carlos em diante até Camilo. Aparentemente está certo. Ele fez o que pedimos, dividiu os alunos em dois grupos, duas </text:span><text:span text:style-name="Emphasis"><text:span text:style-name="T56">arrays</text:span></text:span><text:span text:style-name="T56"> diferentes.</text:span></text:p>
      <text:p text:style-name="P26"><text:span text:style-name="T56">[05:50] </text:span><text:span text:style-name="Strong_20_Emphasis"><text:span text:style-name="T56">Juliana:</text:span></text:span><text:span text:style-name="T56"> Vamos dar uma olhada então com um pouco mais de calma o que o </text:span><text:span text:style-name="Emphasis"><text:span text:style-name="T56">slice</text:span></text:span><text:span text:style-name="T56"> fez para nós e o que trabalhamos nesses parâmetros que o Léo passou para cada um dos </text:span><text:span text:style-name="Emphasis"><text:span text:style-name="T56">slices</text:span></text:span><text:span text:style-name="T56">, na linha 3 e na linha 4.</text:span></text:p>
      <text:p text:style-name="P26"><text:span text:style-name="T56">[06:04] </text:span><text:span text:style-name="Strong_20_Emphasis"><text:span text:style-name="T56">Juliana:</text:span></text:span><text:span text:style-name="T56"> Como o Léo disse anteriormente, o método </text:span><text:span text:style-name="Emphasis"><text:span text:style-name="T56">slice</text:span></text:span><text:span text:style-name="T56"> aceita alguns parâmetros, lembrando que quando trabalhamos com métodos, eles são funções e todas as funções podem aceitar parâmetros de acordo com o que elas precisam fazer. No caso do </text:span><text:span text:style-name="Emphasis"><text:span text:style-name="T56">slice</text:span></text:span><text:span text:style-name="T56">, o Léo passou dois parâmetros, dois números.</text:span></text:p>
      <text:p text:style-name="P26"><text:span text:style-name="T56">[06:28] </text:span><text:span text:style-name="Strong_20_Emphasis"><text:span text:style-name="T56">Juliana:</text:span></text:span><text:span text:style-name="T56"> O primeiro número é 0, lembrando que vimos anteriormente que as </text:span><text:span text:style-name="Emphasis"><text:span text:style-name="T56">arrays</text:span></text:span><text:span text:style-name="T56"> sempre começam do índice 0, então o João, que é o primeiro elemento da nossa array, para conseguir pegar este valor tem que lembrar que ele está localizado no índice 0, e Juliana no índice 1. Lembrando isso que vimos nos vídeos passados.</text:span></text:p>
      <text:p text:style-name="P26"><text:span text:style-name="T56">[06:55] </text:span><text:span text:style-name="Strong_20_Emphasis"><text:span text:style-name="T56">Juliana:</text:span></text:span><text:span text:style-name="T56"> Na linha da sala 1 o Léo passou para nosso </text:span><text:span text:style-name="Emphasis"><text:span text:style-name="T56">slice</text:span></text:span><text:span text:style-name="T56">, que é cortar em inglês, então esse método vai cortar a </text:span><text:span text:style-name="Emphasis"><text:span text:style-name="T56">array</text:span></text:span><text:span text:style-name="T56"> começando no índice 0, e onde ele termina é o segundo parâmetro que está sendo dado no </text:span><text:span text:style-name="Emphasis"><text:span text:style-name="T56">slice</text:span></text:span><text:span text:style-name="T56">. Nós passamos </text:span><text:span text:style-name="Source_20_Text"><text:span text:style-name="T57">nomes.lenght/2</text:span></text:span><text:span text:style-name="T56">. Embora isso seja um pedaço de código, no final ele é um número, porque o resultado de </text:span><text:span text:style-name="Source_20_Text"><text:span text:style-name="T57">nomes.lenght</text:span></text:span><text:span text:style-name="T56"> é um número que representa a quantidade de elementos que tem na </text:span><text:span text:style-name="Emphasis"><text:span text:style-name="T56">array</text:span></text:span><text:span text:style-name="T56">.</text:span></text:p>
      <text:p text:style-name="P26"><text:soft-page-break/><text:span text:style-name="T56">[07:30] </text:span><text:span text:style-name="Strong_20_Emphasis"><text:span text:style-name="T56">Juliana:</text:span></text:span><text:span text:style-name="T56"> Não sabemos. Vamos fazer o seguinte, vamos dar um </text:span><text:span text:style-name="Source_20_Text"><text:span text:style-name="T57">console.log</text:span></text:span><text:span text:style-name="T56"> só para ver quantos elementos tem nessa </text:span><text:span text:style-name="Emphasis"><text:span text:style-name="T56">array</text:span></text:span><text:span text:style-name="T56">. Vou dar só em </text:span><text:span text:style-name="Source_20_Text"><text:span text:style-name="T57">nomes.lenght</text:span></text:span><text:span text:style-name="T56">, sem fazer mais nada. Vou colocar na frente para sabermos tamanho da </text:span><text:span text:style-name="Emphasis"><text:span text:style-name="T56">array</text:span></text:span><text:span text:style-name="T56">.</text:span></text:p>
      <text:p text:style-name="P26"><text:span text:style-name="T56">[07:55] </text:span><text:span text:style-name="Strong_20_Emphasis"><text:span text:style-name="T56">Juliana:</text:span></text:span><text:span text:style-name="T56"> Se rodarmos isso novamente vai trazer para nós quantas pessoas tem, então tem vinte alunos nessa sala e passou a ser duas </text:span><text:span text:style-name="Emphasis"><text:span text:style-name="T56">arrays</text:span></text:span><text:span text:style-name="T56"> de dez. O que nós entendemos a partir disso? Sempre que usamos a propriedade lenght em um </text:span><text:span text:style-name="Emphasis"><text:span text:style-name="T56">array</text:span></text:span><text:span text:style-name="T56"> o resultado vai ser o número, então o que no final o Léo passou aqui para a sala 1? Dois números como parâmetro. O primeiro é 0, que é onde estamos começando a cortar nossa </text:span><text:span text:style-name="Emphasis"><text:span text:style-name="T56">array</text:span></text:span><text:span text:style-name="T56">, e o segundo é outro número que é 20 dividido por 2, ou seja, 10.</text:span></text:p>
      <text:p text:style-name="P26"><text:span text:style-name="T56">[08:35] </text:span><text:span text:style-name="Strong_20_Emphasis"><text:span text:style-name="T56">Juliana:</text:span></text:span><text:span text:style-name="T56"> No final quais são os dois parâmetros que foram passados? 0 e em seguida 10, ou seja, vai começar no índice 0 e parar antes do 10, lembrando que o Léo falou que não inclui o índice 10, ele vai parar no 9. Está certo isso, né?</text:span></text:p>
      <text:p text:style-name="P26"><text:span text:style-name="T56">[08:55] </text:span><text:span text:style-name="Strong_20_Emphasis"><text:span text:style-name="T56">Leonardo:</text:span></text:span><text:span text:style-name="T56"> Certinho, vai parar no 9.</text:span></text:p>
      <text:p text:style-name="P26"><text:span text:style-name="T56">[08:58] </text:span><text:span text:style-name="Strong_20_Emphasis"><text:span text:style-name="T56">Juliana:</text:span></text:span><text:span text:style-name="T56"> E o segundo caso que nós não estamos usando o 0, lembrando também o que o Léo falou, se nós passamos somente um parâmetro, ou seja, somente um número, aqui no caso estamos passando 10, é onde o </text:span><text:span text:style-name="Emphasis"><text:span text:style-name="T56">slice</text:span></text:span><text:span text:style-name="T56"> vai começar e ir até o final. Então estamos dizendo para ele começar a partir do 10 e ir até o final da </text:span><text:span text:style-name="Emphasis"><text:span text:style-name="T56">array</text:span></text:span><text:span text:style-name="T56">. Dessa forma vamos de 1 a 9, no primeiro </text:span><text:span text:style-name="Emphasis"><text:span text:style-name="T56">slice</text:span></text:span><text:span text:style-name="T56">, onde estamos salvando na constante sala1, e a constante sala2 salva os elementos de 10 para frente, ou seja, de 10 a 20. Novamente, sempre pratique, faça, pense em outros casos para praticar bastante se tiver dúvida, e até o próximo vídeo.</text:span></text:p>
      <text:p text:style-name="P31"/>
      <text:p text:style-name="P8">AULA 06:</text:p>
      <text:p text:style-name="P16"><text:span text:style-name="T48">[00:00] </text:span><text:span text:style-name="Strong_20_Emphasis"><text:span text:style-name="T49">Juliana:</text:span></text:span><text:span text:style-name="T48"> Neste vídeo vamos continuar a trabalhar com alterações de </text:span><text:span text:style-name="Emphasis"><text:span text:style-name="T49">arrays</text:span></text:span><text:span text:style-name="T48">. Vamos ver qual o desafio neste vídeo. Aqui temos uma lista de chamada com uma lista de alunos e o desafio é tirar alguns alunos que saíram dessa turma e colocar mais um aluno no lugar deles. O que vimos até agora? Conseguimos incluir itens em um array, porém sempre ou incluir no último índice, ou retirar o último, que é o </text:span><text:span text:style-name="Emphasis"><text:span text:style-name="T49">push e o pop</text:span></text:span><text:span text:style-name="T48">.</text:span></text:p>
      <text:p text:style-name="P28"><text:span text:style-name="T48">[00:33] </text:span><text:span text:style-name="Strong_20_Emphasis"><text:span text:style-name="T49">Juliana:</text:span></text:span><text:span text:style-name="T48"> O que vamos fazer para resolver esse desafio? Vou criar mais um arquivo, vou chamar de atualizando lista. Léo, vamos ver como resolvemos esse desafio.</text:span></text:p>
      <text:p text:style-name="P28"><text:span text:style-name="T48">[00:58] </text:span><text:span text:style-name="Strong_20_Emphasis"><text:span text:style-name="T49">Leonardo:</text:span></text:span><text:span text:style-name="T48"> Vamos lá, como estamos mexendo com lista, vou de novo criar uma const para podermos mexer. Só que dessa vez vai ser uma lista de chamadas. Vamos ter alguns nomes de alguns alunos, então vou criar a </text:span><text:span text:style-name="Source_20_Text"><text:span text:style-name="T50">listaDeChamada</text:span></text:span><text:span text:style-name="T48">, e vou colocar os alunos que já tínhamos no desafio, os nomes dos alunos, aqui dentro dessa lista. Então João, Ana, Caio, Lara, Marjorie e Léo.</text:span></text:p>
      <text:p text:style-name="P28"><text:span text:style-name="T48">[01:30] </text:span><text:span text:style-name="Strong_20_Emphasis"><text:span text:style-name="T49">Leonardo:</text:span></text:span><text:span text:style-name="T48"> O que o nosso desafio pede? Ele fala que a Ana e o Caio mudaram de escola, e o Rodrigo entrou nessa sala, então temos que atualizar a lista de chamadas. Para fazer isso vamos usar um novo método, que é o </text:span><text:span text:style-name="Emphasis"><text:span text:style-name="T49">splice</text:span></text:span><text:span text:style-name="T48"> dessa vez, cuidado para não confundir com o </text:span><text:span text:style-name="Emphasis"><text:span text:style-name="T49">slice</text:span></text:span><text:span text:style-name="T48">, ele tem um peso a mais e já vamos ver isso.</text:span></text:p>
      <text:p text:style-name="P28"><text:soft-page-break/><text:span text:style-name="T48">[01:58] </text:span><text:span text:style-name="Strong_20_Emphasis"><text:span text:style-name="T49">Leonardo:</text:span></text:span><text:span text:style-name="T48"> Então </text:span><text:span text:style-name="Source_20_Text"><text:span text:style-name="T50">listaDeChamda.splice</text:span></text:span><text:span text:style-name="T48">, e o que esse </text:span><text:span text:style-name="Emphasis"><text:span text:style-name="T49">splice</text:span></text:span><text:span text:style-name="T48"> vai fazer? Vai permitir que removamos alguns elementos de qualquer lugar dentro do array e coloque novos elementos em qualquer lugar dentro desse array também. Ele agora vai pedir três parâmetros. O primeiro parâmetro é em qual índice ele vai começar. No caso, a Ana e o Caio que temos que remover. A Ana é o índice número 1, lembrando que o array começa no 0.</text:span></text:p>
      <text:p text:style-name="P28"><text:span text:style-name="T48">[02:30] </text:span><text:span text:style-name="Strong_20_Emphasis"><text:span text:style-name="T49">Leonardo:</text:span></text:span><text:span text:style-name="T48"> Então o índice 1, vamos remover a partir desse índice quantos elementos? A Ana e o Caio. E por fim vamos colocar algum elemento nesse lugar? Se quisermos colocar podemos falar agora. Vou querer, no meu caso vai ser o Rodrigo.</text:span></text:p>
      <text:p text:style-name="P28"><text:span text:style-name="T48">[02:52] </text:span><text:span text:style-name="Strong_20_Emphasis"><text:span text:style-name="T49">Leonardo:</text:span></text:span><text:span text:style-name="T48"> Teoricamente está pronto. Isso já vai fazer com que nós consigamos atualizar nossa lista. Vamos só imprimir a lista para ver se ela foi realmente atualizada. Então </text:span><text:span text:style-name="Source_20_Text"><text:span text:style-name="T50">console.log</text:span></text:span><text:span text:style-name="T48">, e vou abrir de novo com </text:span><text:span text:style-name="Emphasis"><text:span text:style-name="T49">template string</text:span></text:span><text:span text:style-name="T48">, uma lista de chamada, e agora vou colocar dólar, os bigodes, e vamos chamar a lista aqui dentro.</text:span></text:p>
      <text:p text:style-name="P28"><text:span text:style-name="T48">[03:22] </text:span><text:span text:style-name="Strong_20_Emphasis"><text:span text:style-name="T49">Leonardo:</text:span></text:span><text:span text:style-name="T48"> Pronto, Ju, teoricamente esse é o código que nós precisamos, para remover dois alunos e colocar no lugar. Vamos testar?</text:span></text:p>
      <text:p text:style-name="P28"><text:span text:style-name="T48">[03:30] </text:span><text:span text:style-name="Strong_20_Emphasis"><text:span text:style-name="T49">Juliana:</text:span></text:span><text:span text:style-name="T48"> Beleza, vamos salvar, e aqui na mesma pasta rodar com node atualizando lista. Nossa lista de chamada agora tem João, Rodrigo, não tem nem a Ana, nem o Caio, Lara, Marjorie e Léo, está certo. Então o </text:span><text:span text:style-name="Emphasis"><text:span text:style-name="T49">splice</text:span></text:span><text:span text:style-name="T48">, lembrando a primeira coisa que o Léo falou, que ele diferente do </text:span><text:span text:style-name="Emphasis"><text:span text:style-name="T49">slice</text:span></text:span><text:span text:style-name="T48"> tem um “p” a mais, mas não só isso, o </text:span><text:span text:style-name="Emphasis"><text:span text:style-name="T49">splice</text:span></text:span><text:span text:style-name="T48"> está aceitando três parâmetros, primeiro parâmetro é o índice onde vamos começar a alterar incluindo.</text:span></text:p>
      <text:p text:style-name="P28"><text:span text:style-name="T48">[04:11] </text:span><text:span text:style-name="Strong_20_Emphasis"><text:span text:style-name="T49">Juliana:</text:span></text:span><text:span text:style-name="T48"> O primeiro índice na nossa lista de chamada é o 0, então João está com índice 0. Vou puxar a lista para ficar um pouco mais por extenso. No índice 0 está João, no índice 1 está Ana. Ou seja, vamos começar a alterar a partir do índice 1 e incluindo índice 1.</text:span></text:p>
      <text:p text:style-name="P28"><text:span text:style-name="T48">[04:38] </text:span><text:span text:style-name="Strong_20_Emphasis"><text:span text:style-name="T49">Juliana:</text:span></text:span><text:span text:style-name="T48"> Segundo parâmetro é o número de elementos que vamos remover, vamos remover dois elementos, ou seja, o elemento que está no índice 1 e o seguinte, vamos remover Ana e Caio, e o terceiro é o que vai ser colocado no lugar, então retira Ana e Caio e coloca Rodrigo no lugar dele.</text:span></text:p>
      <text:p text:style-name="P28"><text:span text:style-name="T48">[05:02] </text:span><text:span text:style-name="Strong_20_Emphasis"><text:span text:style-name="T49">Juliana:</text:span></text:span><text:span text:style-name="T48"> Tem mais um detalhe aqui, o </text:span><text:span text:style-name="Emphasis"><text:span text:style-name="T49">splice</text:span></text:span><text:span text:style-name="T48"> pode ser utilizado sem o terceiro parâmetro. Se você quiser somente retirar um pedaço da array, retirar Ana e Caio sem colocar o Rodrigo no lugar, você não precisa passar o terceiro parâmetro, mas nesse caso não é necessário porque o desafio pedia para colocarmos mais um aluno.</text:span></text:p>
      <text:p text:style-name="P28"><text:span text:style-name="T48">[05:25] </text:span><text:span text:style-name="Strong_20_Emphasis"><text:span text:style-name="T49">Leonardo:</text:span></text:span><text:span text:style-name="T48"> O desafio é isso. Eu queria só tentar o seguinte. Nós podemos se colocarmos no segundo parâmetro valor 0, ele não vai apagar ninguém, mas podemos começar a colocar novos elementos dentro do nosso array em qualquer posição. Então, também tem essa função o </text:span><text:span text:style-name="Emphasis"><text:span text:style-name="T49">splice</text:span></text:span><text:span text:style-name="T48">.</text:span></text:p>
      <text:p text:style-name="P28"><text:span text:style-name="T48">[05:41] </text:span><text:span text:style-name="Strong_20_Emphasis"><text:span text:style-name="T49">Leonardo:</text:span></text:span><text:span text:style-name="T48"> Vamos fazer um teste. Vamos só adicionar mais um elemento aqui. Vou chamar de novo a lista de chamada, vou colocar o </text:span><text:span text:style-name="Emphasis"><text:span text:style-name="T49">splice</text:span></text:span><text:span text:style-name="T48"> e vamos comentar o primeiro para não nos confundirmos com a questão dos índices. Agora estamos trabalhando com a lista de chamada padrão. Então João, Ana, Caio, Lara, Marjorie e assim por diante.</text:span></text:p>
      <text:p text:style-name="P28"><text:soft-page-break/><text:span text:style-name="T48">[06:11] </text:span><text:span text:style-name="Strong_20_Emphasis"><text:span text:style-name="T49">Leonardo:</text:span></text:span><text:span text:style-name="T48"> Vamos colocar a partir do entre a Ana e o Caio, não vamos apagar ninguém, e vamos só colocar o Rodrigo. Vamos ver se deu certo isso.</text:span></text:p>
      <text:p text:style-name="P28"><text:span text:style-name="T48">[06:28] </text:span><text:span text:style-name="Strong_20_Emphasis"><text:span text:style-name="T49">Juliana:</text:span></text:span><text:span text:style-name="T48"> Vou salvar, rodar. O que esperamos que aconteça? Que não apague nem Ana, nem Caio, e depois do Ana, venha o Rodrigo. Vamos ver se deu certo. Lista de chamada João, Ana, Rodrigo, Caio, está certo. Perfeito. Então se você não quiser que seja retirado, removido, nenhum elemento do seu array você pode passar 0 como parâmetro.</text:span></text:p>
      <text:p text:style-name="P28"><text:span text:style-name="T48">[07:00] </text:span><text:span text:style-name="Strong_20_Emphasis"><text:span text:style-name="T49">Juliana:</text:span></text:span><text:span text:style-name="T48"> Uma questão importante é essa questão de parâmetros, que as funções ou métodos aceitam e pode trabalhar. Dependendo do que estamos fazendo, por exemplo, estamos utilizando o método </text:span><text:span text:style-name="Emphasis"><text:span text:style-name="T49">splice</text:span></text:span><text:span text:style-name="T48">, isso pode mudar muito. Nós temos vários usos dos parâmetros. Posso passar três parâmetros, dois parâmetros, o que acontece em cada caso, vamos deixar para vocês no material adicional algumas documentações desses métodos e nas documentações tem mais opções, porque é muita coisa, e você pode fazer vários testes nos seus estudos para ver o que acontece em cada caso.</text:span></text:p>
      <text:p text:style-name="P28"><text:span text:style-name="T48">[07:36] </text:span><text:span text:style-name="Strong_20_Emphasis"><text:span text:style-name="T49">Juliana:</text:span></text:span><text:span text:style-name="T48"> Outra coisa interessante que nós sempre temos que ter em mente quando trabalhamos com </text:span><text:span text:style-name="Emphasis"><text:span text:style-name="T49">arrays</text:span></text:span><text:span text:style-name="T48"> é o que acontece com o array original quando utilizamos esses métodos. No caso, o método </text:span><text:span text:style-name="Emphasis"><text:span text:style-name="T49">splice</text:span></text:span><text:span text:style-name="T48"> está alterando a array original, ou seja, começamos com a lista de chamada e ela está sendo alterada, ao contrário de outros casos, onde criamos variáveis para salvar os resultados das alterações das </text:span><text:span text:style-name="Emphasis"><text:span text:style-name="T49">arrays</text:span></text:span><text:span text:style-name="T48"> que fazíamos.</text:span></text:p>
      <text:p text:style-name="P8"/>
      <text:p text:style-name="P8">AULA 07:</text:p>
      <text:p text:style-name="P16"><text:span text:style-name="T48">[00:00] </text:span><text:span text:style-name="Strong_20_Emphasis"><text:span text:style-name="T49">Juliana:</text:span></text:span><text:span text:style-name="T48"> Neste vídeo então vamos continuar a trabalhar com nossas listas de alunos e fazendo alterações, os alunos vão, os alunos vêm, vamos ver qual o desafio desta aula, que é juntar duas salas. Vai ter uma palestra sobre padrões de projeto para os alunos da sala de Java script e de Python. Vamos juntar ambas as salas em uma única lista para ir conferir a presença dessas duas turmas.</text:span></text:p>
      <text:p text:style-name="P28"><text:span text:style-name="T48">[00:25] </text:span><text:span text:style-name="Strong_20_Emphasis"><text:span text:style-name="T49">Juliana:</text:span></text:span><text:span text:style-name="T48"> Voltando ao nosso editor de código vou criar um novo arquivo, vou chamar de juntando turmas, e Léo, agora é com você.</text:span></text:p>
      <text:p text:style-name="P28"><text:span text:style-name="T48">[00:42] </text:span><text:span text:style-name="Strong_20_Emphasis"><text:span text:style-name="T49">Leonardo:</text:span></text:span><text:span text:style-name="T48"> No caso aqui vou começar de novo criando as duas salas, e vamos dar um pouco de contexto aqui, vamos colocar uma sala de Python, que é uma linguagem de programação, e vamos colocar alguns nomes aqui dentro. Então, vamos colocar Melissa, Helena e Rodrigo. Três pessoas na sala de Python.</text:span></text:p>
      <text:p text:style-name="P28"><text:span text:style-name="T48">[01:28] </text:span><text:span text:style-name="Strong_20_Emphasis"><text:span text:style-name="T49">Leonardo:</text:span></text:span><text:span text:style-name="T48"> Vamos também criar uma sala de Java script, então </text:span><text:span text:style-name="Source_20_Text"><text:span text:style-name="T50">const salaDeJavaScript = [‘Ju’,‘Léo’,‘Raquel’]</text:span></text:span><text:span text:style-name="T48">, pronto, temos as duas salas, uma de Python e uma de Java script, e agora vamos juntar essas duas salas. Para fazer isso vou criar mais uma const para poder armazenar nossa nova sala. E vamos chamar de salasUnificadas. Virou uma só, então estamos unificando tudo.</text:span></text:p>
      <text:p text:style-name="P28"><text:span text:style-name="T48">[02:25] </text:span><text:span text:style-name="Strong_20_Emphasis"><text:span text:style-name="T49">Leonardo:</text:span></text:span><text:span text:style-name="T48"> Agora vamos passar aqui um dos nossos </text:span><text:span text:style-name="Emphasis"><text:span text:style-name="T49">arrays</text:span></text:span><text:span text:style-name="T48"> que vou chamar, por exemplo, a sala de Python primeiro, e agora vem nosso método, que nesse caso vai ser um método </text:span><text:soft-page-break/><text:span text:style-name="T48">chamado concat. Ele faz a concatenação entre os dois </text:span><text:span text:style-name="Emphasis"><text:span text:style-name="T49">arrays</text:span></text:span><text:span text:style-name="T48">. E como passamos o segundo </text:span><text:span text:style-name="Emphasis"><text:span text:style-name="T49">array</text:span></text:span><text:span text:style-name="T48"> para ele concatenar? Como parâmetro.</text:span></text:p>
      <text:p text:style-name="P28"><text:span text:style-name="T48">[02:55] </text:span><text:span text:style-name="Strong_20_Emphasis"><text:span text:style-name="T49">Leonardo:</text:span></text:span><text:span text:style-name="T48"> No lugar do parâmetro vou colocar que vamos passar a sala de Java script. E por fim vamos exibir no console para poder verificar se deu tudo certo. Então </text:span><text:span text:style-name="Source_20_Text"><text:span text:style-name="T50">console.log(salasUnificadas)</text:span></text:span><text:span text:style-name="T48">, e é isso, Ju.</text:span></text:p>
      <text:p text:style-name="P28"><text:span text:style-name="T48">[03:20] </text:span><text:span text:style-name="Strong_20_Emphasis"><text:span text:style-name="T49">Juliana:</text:span></text:span><text:span text:style-name="T48"> Já salvei para não esquecer. Vamos rodar com node, e agora nosso arquivo chama juntando turmas, e esperamos receber exatamente o que chegou, uma </text:span><text:span text:style-name="Emphasis"><text:span text:style-name="T49">array</text:span></text:span><text:span text:style-name="T48"> somente com todos os nomes das duas salas. Então concat, de concatenação, o que fizemos foi pegar. Aqui no caso não faria muita diferença a </text:span><text:span text:style-name="Emphasis"><text:span text:style-name="T49">array</text:span></text:span><text:span text:style-name="T48"> de onde partimos. Partimos da </text:span><text:span text:style-name="Emphasis"><text:span text:style-name="T49">array</text:span></text:span><text:span text:style-name="T48"> sala de Python e estamos concatenando e passando como parâmetro de concat uma outra array, o Java script fez o resto, juntou tudo em uma array somente com todos os elementos dentro.</text:span></text:p>
      <text:p text:style-name="P28"><text:span text:style-name="T48">[04:06] </text:span><text:span text:style-name="Strong_20_Emphasis"><text:span text:style-name="T49">Juliana:</text:span></text:span><text:span text:style-name="T48"> Eu acho que essa parte de concatenação já por enquanto está feita, né, Léo? O desafio está cumprido, temos uma única lista que exiba todo mundo.</text:span></text:p>
      <text:p text:style-name="P28"><text:span text:style-name="T48">[04:20] </text:span><text:span text:style-name="Strong_20_Emphasis"><text:span text:style-name="T49">Leonardo:</text:span></text:span><text:span text:style-name="T48"> O desafio está cumprido, Ju. Só tem que tomar cuidado com uma coisa. O concat não mexe na nossa lista que chamamos ele, temos que salvar esse valor em algum outro local, por isso criei outra lista para nós.</text:span></text:p>
      <text:p text:style-name="P28"><text:span text:style-name="T48">[04:33] </text:span><text:span text:style-name="Strong_20_Emphasis"><text:span text:style-name="T49">Juliana:</text:span></text:span><text:span text:style-name="T48"> Sim, bem lembrado, aquilo que nós inclusive comentamos anteriormente, sobre alguns métodos mexerem nas </text:span><text:span text:style-name="Emphasis"><text:span text:style-name="T49">arrays</text:span></text:span><text:span text:style-name="T48"> originais e outros não, para alguns outros temos que salvar o resultado numa nova const para ter a </text:span><text:span text:style-name="Emphasis"><text:span text:style-name="T49">array</text:span></text:span><text:span text:style-name="T48"> nova, modificada. Sempre temos que ter isso em mente, bem lembrado. Até o próximo vídeo.</text:span></text:p>
      <text:p text:style-name="P8"/>
      <text:p text:style-name="P8">AULA 08:</text:p>
      <text:p text:style-name="P16"><text:span text:style-name="T48">[00:00] </text:span><text:span text:style-name="Strong_20_Emphasis"><text:span text:style-name="T49">Juliana:</text:span></text:span><text:span text:style-name="T48"> Olá, continuando então a manipulas as nossas listas de alunos e alunas, vamos ver qual o desafio que nos aguarda. Desta vez o desafio é criar uma lista com alguns alunos e alunas. João, Juliana, Caio e Ana, e depois criar uma outra lista com as médias, as seguintes médias, e temos que criar uma lista com duas dimensões, os nomes e as médias. Vamos lá.</text:span></text:p>
      <text:p text:style-name="P28"><text:span text:style-name="T48">[00:30] </text:span><text:span text:style-name="Strong_20_Emphasis"><text:span text:style-name="T49">Juliana:</text:span></text:span><text:span text:style-name="T48"> Vamos começar do começo, indo para o nosso editor de código, criando um novo arquivo que vou chamar de lista de duas dimensões. Agora, Léo, vamos entender do que se trata essa tal de lista de duas dimensões.</text:span></text:p>
      <text:p text:style-name="P28"><text:span text:style-name="T48">[00:58] </text:span><text:span text:style-name="Strong_20_Emphasis"><text:span text:style-name="T49">Leonardo:</text:span></text:span><text:span text:style-name="T48"> Apesar do nome parecer intimidador, não precisa se preocupar, porque não é nada tão intimidador assim. Vamos começar criando nossa lista de alunos, então </text:span><text:span text:style-name="Source_20_Text"><text:span text:style-name="T50">const alunos = [‘João’, ‘Juliana’, ‘Caio’, ‘Ana’]</text:span></text:span><text:span text:style-name="T48">. E vamos também criar a lista de médias. Então </text:span><text:span text:style-name="Source_20_Text"><text:span text:style-name="T50">const mediasDosAlunos = [10, 7, 9, 6]</text:span></text:span><text:span text:style-name="T48">.</text:span></text:p>
      <text:p text:style-name="P28"><text:span text:style-name="T48">[01:58] </text:span><text:span text:style-name="Strong_20_Emphasis"><text:span text:style-name="T49">Leonardo:</text:span></text:span><text:span text:style-name="T48"> Já fizemos metade do desafio, digamos assim. Já temos a lista com os alunos e a lista com as notas. Agora vem a lista de duas dimensões. Vamos criar ela, </text:span><text:span text:style-name="Source_20_Text"><text:span text:style-name="T50">let listaDeNotasEAlunos =</text:span></text:span><text:span text:style-name="T48">, agora vem o segredo. Nós criamos a lista e vamos passar o que como elemento dessa lista? Vamos passar outra lista. Então começamos com os alunos, e agora passamos também as médias dos alunos.</text:span></text:p>
      <text:p text:style-name="P28"><text:soft-page-break/><text:span text:style-name="T48">[02:52] </text:span><text:span text:style-name="Strong_20_Emphasis"><text:span text:style-name="T49">Leonardo:</text:span></text:span><text:span text:style-name="T48"> Pronto, criamos uma lista com duas dimensões. Ela é uma lista que contém listas dentro dela. Vamos ver como podemos fazer para acessar essa lista agora. Para isso vou usar o </text:span><text:span text:style-name="Source_20_Text"><text:span text:style-name="T50">console.log</text:span></text:span><text:span text:style-name="T48"> e vamos passar uma </text:span><text:span text:style-name="Emphasis"><text:span text:style-name="T49">template string</text:span></text:span><text:span text:style-name="T48"> para poder linkar os nomes dos alunos com as notas para podermos ver.</text:span></text:p>
      <text:p text:style-name="P28"><text:span text:style-name="T48">[03:15] </text:span><text:span text:style-name="Strong_20_Emphasis"><text:span text:style-name="T49">Leonardo:</text:span></text:span><text:span text:style-name="T48"> Eu vou abrir uma </text:span><text:span text:style-name="Emphasis"><text:span text:style-name="T49">template string</text:span></text:span><text:span text:style-name="T48">, colocar o dólar e já vou abrir o bigode. Vamos passar a lista de notas e alunos. E como faríamos para acessar normalmente? Acessamos uma lista usando dois colchetes. Porém, se fizermos isso vamos ter como resultado ou a lista de alunos, ou a média dos alunos, e nós queremos pegar uma informação dentro delas, então como fazemos? Passamos outros colchetes.</text:span></text:p>
      <text:p text:style-name="P28"><text:span text:style-name="T48">[04:00] </text:span><text:span text:style-name="Strong_20_Emphasis"><text:span text:style-name="T49">Leonardo:</text:span></text:span><text:span text:style-name="T48"> Vamos tentar primeiro pegar informação de quem está no zero zero, ou seja, na primeira lista, ou seja, lista de alunos, e depois dentro da lista de alunos na primeira posição, o João, índice 0. Vou falar que a sua média é e agora vamos passar a média dele. Para isso sinal do dólar, abri e fechei os bigodes, e passar a lista de notas e alunos, e novamente as duas chaves.</text:span></text:p>
      <text:p text:style-name="P28"><text:span text:style-name="T48">[04:44] </text:span><text:span text:style-name="Strong_20_Emphasis"><text:span text:style-name="T49">Leonardo:</text:span></text:span><text:span text:style-name="T48"> Agora queremos acessar a média dos alunos. A média dos alunos não é a primeira, não está no índice 0, está no índice 1, então vamos passar 1 e queremos a primeira nota. Dentro dela vamos passar o índice 0. O que devemos conseguir agora aqui? Vamos acessar lista de notas e alunos no índice 0, que é nossa lista de alunos, e na lista de alunos queremos o índice 0, que vai trazer o nome do João, e sua média é lista de notas e alunos no índice 1, que é a média, e dentro dessa lista de médias dos alunos queremos índice 0, que é nota 10. Vamos testar, Ju, para ver se está funcionando?</text:span></text:p>
      <text:p text:style-name="P28"><text:span text:style-name="T48">[05:30] </text:span><text:span text:style-name="Strong_20_Emphasis"><text:span text:style-name="T49">Juliana:</text:span></text:span><text:span text:style-name="T48"> vamos, vamos testar. Vamos ver com os resultados o que nós conseguimos entender de tudo isso. Então novamente na pasta, no terminal node, vou dar lista de duas dimensões. João, sua média é 10, então deu tudo certo. Mas vamos ver então com um pouco mais de calma o que está acontecendo dentro da </text:span><text:span text:style-name="Source_20_Text"><text:span text:style-name="T50">let listaDeNotasEAlunos</text:span></text:span><text:span text:style-name="T48"> que o Léo criou.</text:span></text:p>
      <text:p text:style-name="P28"><text:span text:style-name="T48">[06:05] </text:span><text:span text:style-name="Strong_20_Emphasis"><text:span text:style-name="T49">Juliana:</text:span></text:span><text:span text:style-name="T48"> Uma lista, um </text:span><text:span text:style-name="Emphasis"><text:span text:style-name="T49">array</text:span></text:span><text:span text:style-name="T48"> de duas dimensões é um </text:span><text:span text:style-name="Emphasis"><text:span text:style-name="T49">array</text:span></text:span><text:span text:style-name="T48"> que dentro dela tem outras </text:span><text:span text:style-name="Emphasis"><text:span text:style-name="T49">arrays</text:span></text:span><text:span text:style-name="T48">, no caso, lista de notas e alunos é uma </text:span><text:span text:style-name="Emphasis"><text:span text:style-name="T49">array</text:span></text:span><text:span text:style-name="T48">, uma lista, e dentro dela, nós já trabalhamos com </text:span><text:span text:style-name="Emphasis"><text:span text:style-name="T49">arrays</text:span></text:span><text:span text:style-name="T48"> de diversas formas, então criamos </text:span><text:span text:style-name="Source_20_Text"><text:span text:style-name="T50">const numeros = [1, 2, 3]</text:span></text:span><text:span text:style-name="T48">, trabalhamos com </text:span><text:span text:style-name="Emphasis"><text:span text:style-name="T49">strings</text:span></text:span><text:span text:style-name="T48">, por exemplo, a </text:span><text:span text:style-name="Source_20_Text"><text:span text:style-name="T50">const alunos</text:span></text:span><text:span text:style-name="T48"> é uma lista composta por </text:span><text:span text:style-name="Emphasis"><text:span text:style-name="T49">strings</text:span></text:span><text:span text:style-name="T48">.</text:span></text:p>
      <text:p text:style-name="P28"><text:span text:style-name="T48">[06:36] </text:span><text:span text:style-name="Strong_20_Emphasis"><text:span text:style-name="T49">Juliana:</text:span></text:span><text:span text:style-name="T48"> Porém o que estamos vendo agora é outro tipo de lista, de </text:span><text:span text:style-name="Emphasis"><text:span text:style-name="T49">array</text:span></text:span><text:span text:style-name="T48">, que ao invés de ter o que chamamos de dado primitivo dentro de cada índice, cada um dos índices da nossa lista de notas e alunos é composto de outra </text:span><text:span text:style-name="Emphasis"><text:span text:style-name="T49">array</text:span></text:span><text:span text:style-name="T48">, então o índice 0 da lista de notas e alunos é uma </text:span><text:span text:style-name="Emphasis"><text:span text:style-name="T49">array</text:span></text:span><text:span text:style-name="T48">, </text:span><text:span text:style-name="Emphasis"><text:span text:style-name="T49">array</text:span></text:span><text:span text:style-name="T48"> alunos, e o índice 1 é outro </text:span><text:span text:style-name="Emphasis"><text:span text:style-name="T49">array</text:span></text:span><text:span text:style-name="T48">, que é </text:span><text:span text:style-name="Emphasis"><text:span text:style-name="T49">array</text:span></text:span><text:span text:style-name="T48"> média dos alunos, mas é a mesma coisa. Vou até copiar os valores, que na verdade nós passarmos o nome da variável e os valores é a mesma coisa.</text:span></text:p>
      <text:p text:style-name="P28"><text:span text:style-name="T48">[07:33] </text:span><text:span text:style-name="Strong_20_Emphasis"><text:span text:style-name="T49">Juliana:</text:span></text:span><text:span text:style-name="T48"> Ao invés do Léo ter passado por extenso, por exemplo, ele passou através das variáveis, que já tínhamos salvo, então já tínhamos uma lista de alunos e já tínhamos uma lista de notas. E todas elas dentro de uma única </text:span><text:span text:style-name="Emphasis"><text:span text:style-name="T49">array</text:span></text:span><text:span text:style-name="T48">.</text:span></text:p>
      <text:p text:style-name="P28"><text:soft-page-break/><text:span text:style-name="T48">[08:00] </text:span><text:span text:style-name="Strong_20_Emphasis"><text:span text:style-name="T49">Juliana:</text:span></text:span><text:span text:style-name="T48"> Agora com essa informação, vou comentar a </text:span><text:span text:style-name="Source_20_Text"><text:span text:style-name="T50">let listaDeNotasEAlunos</text:span></text:span><text:span text:style-name="T48"> e criar ela novamente com os dados das nossas </text:span><text:span text:style-name="Emphasis"><text:span text:style-name="T49">arrays</text:span></text:span><text:span text:style-name="T48"> de alunos e </text:span><text:span text:style-name="Emphasis"><text:span text:style-name="T49">arrays</text:span></text:span><text:span text:style-name="T48"> de média por extenso, no final o que o Java script vai interpretar é a mesma coisa, mas no nosso exemplo que o Léo utilizou para fazer o exercício ele já passou as variáveis, a variável que chama alunos, que tem o valor de uma </text:span><text:span text:style-name="Emphasis"><text:span text:style-name="T49">array</text:span></text:span><text:span text:style-name="T48"> de </text:span><text:span text:style-name="Emphasis"><text:span text:style-name="T49">strings</text:span></text:span><text:span text:style-name="T48">, e a variável média dos alunos que é uma </text:span><text:span text:style-name="Emphasis"><text:span text:style-name="T49">array</text:span></text:span><text:span text:style-name="T48"> com uma lista de dados de número.</text:span></text:p>
      <text:p text:style-name="P28"><text:span text:style-name="T48">[08:50] </text:span><text:span text:style-name="Strong_20_Emphasis"><text:span text:style-name="T49">Juliana:</text:span></text:span><text:span text:style-name="T48"> E aí o que está acontecendo na linha 8 no console.log onde o Léo chamou a variável </text:span><text:span text:style-name="Source_20_Text"><text:span text:style-name="T50">listaDeNotasEAlunos</text:span></text:span><text:span text:style-name="T48">, que é nossa tal de lista de duas dimensões, </text:span><text:span text:style-name="Emphasis"><text:span text:style-name="T49">array</text:span></text:span><text:span text:style-name="T48"> de duas dimensões, passando dois colchetes em seguida com índice 0 e depois índice 1? O primeiro índice 0 se refere à primeira </text:span><text:span text:style-name="Emphasis"><text:span text:style-name="T49">array</text:span></text:span><text:span text:style-name="T48">, então é a </text:span><text:span text:style-name="Emphasis"><text:span text:style-name="T49">array</text:span></text:span><text:span text:style-name="T48"> alunos. Se formos buscar dentro da </text:span><text:span text:style-name="Emphasis"><text:span text:style-name="T49">array</text:span></text:span><text:span text:style-name="T48"> alunos qual é o dado que está no índice 0 dessa </text:span><text:span text:style-name="Emphasis"><text:span text:style-name="T49">array</text:span></text:span><text:span text:style-name="T48">, vamos ver que é João. E também é o índice 0 da </text:span><text:span text:style-name="Emphasis"><text:span text:style-name="T49">array</text:span></text:span><text:span text:style-name="T48"> alunos.</text:span></text:p>
      <text:p text:style-name="P28"><text:span text:style-name="T48">[09:44] </text:span><text:span text:style-name="Strong_20_Emphasis"><text:span text:style-name="T49">Juliana:</text:span></text:span><text:span text:style-name="T48"> A mesma coisa o Léo fez na média. Fomos na nossa lista de notas e alunos, que é nossa </text:span><text:span text:style-name="Emphasis"><text:span text:style-name="T49">array</text:span></text:span><text:span text:style-name="T48"> de duas dimensões, o Léo pediu para o Java script acessar o elemento que está no índice 1, o elemento que está no índice 1 é outra </text:span><text:span text:style-name="Emphasis"><text:span text:style-name="T49">array</text:span></text:span><text:span text:style-name="T48"> que é a </text:span><text:span text:style-name="Emphasis"><text:span text:style-name="T49">array</text:span></text:span><text:span text:style-name="T48"> média dos alunos e pegar o dado que está no índice 0, e o dado que está no índice 0 dessa </text:span><text:span text:style-name="Emphasis"><text:span text:style-name="T49">array</text:span></text:span><text:span text:style-name="T48"> é o número 10, por isso conseguimos juntar, por exemplo, os dados de duas </text:span><text:span text:style-name="Emphasis"><text:span text:style-name="T49">arrays</text:span></text:span><text:span text:style-name="T48"> dentro de uma só e acessar cada um deles através da posição de cada um deles dentro do </text:span><text:span text:style-name="Emphasis"><text:span text:style-name="T49">array</text:span></text:span><text:span text:style-name="T48"> principal.</text:span></text:p>
      <text:p text:style-name="P28"><text:span text:style-name="T48">[10:30] </text:span><text:span text:style-name="Strong_20_Emphasis"><text:span text:style-name="T49">Juliana:</text:span></text:span><text:span text:style-name="T48"> Como sempre, praticar, praticar bastante, fazer suas propriedades, exemplos, e nos vemos no próximo vídeo.</text:span></text:p>
      <text:p text:style-name="P8"/>
      <text:h text:style-name="P1" text:outline-level="2">Nesta aula aprendemos como:</text:h>
      <text:list xml:id="list3447216650" text:style-name="L2">
        <text:list-item>
          <text:p text:style-name="P29"><text:span text:style-name="T48">Separar um array em partes com </text:span><text:span text:style-name="Source_20_Text"><text:span text:style-name="T50">slice()</text:span></text:span><text:span text:style-name="T48">;</text:span></text:p>
        </text:list-item>
        <text:list-item>
          <text:p text:style-name="P29"><text:span text:style-name="T48">Remover e incluir novos elementos em um array com </text:span><text:span text:style-name="Source_20_Text"><text:span text:style-name="T50">splice()</text:span></text:span><text:span text:style-name="T48">;</text:span></text:p>
        </text:list-item>
        <text:list-item>
          <text:p text:style-name="P29"><text:span text:style-name="T48">Concatenar elementos em um único array com </text:span><text:span text:style-name="Source_20_Text"><text:span text:style-name="T50">concat()</text:span></text:span><text:span text:style-name="T48">;</text:span></text:p>
        </text:list-item>
        <text:list-item>
          <text:p text:style-name="P21">Trabalhar com arrays de duas dimensões.</text:p>
        </text:list-item>
      </text:list>
      <text:p text:style-name="P8"/>
      <text:p text:style-name="P10">PARTE 03: LAÇOS DE REPETIÇÃO</text:p>
      <text:p text:style-name="P8">AULA 09:</text:p>
      <text:p text:style-name="P16"><text:span text:style-name="T56">[00:00] </text:span><text:span text:style-name="Strong_20_Emphasis"><text:span text:style-name="T56">Juliana:</text:span></text:span><text:span text:style-name="T56"> Continuando então nosso trabalho com estruturas de dados e com nossas listas de alunos, vamos ver qual o desafio deste vídeo. Nós temos que criar uma função que vai receber o nome de um aluno, procurar esse aluno em uma lista de alunos e caso o aluno esteja presente nessa lista retornar a média deste aluno, ou retornar uma mensagem se o aluno não foi encontrado na lista, ou seja, se o aluno não fizer parte daquela lista de classe, por exemplo, nós temos que dar uma mensagem de retorno dizendo que o aluno não foi localizado.</text:span></text:p>
      <text:p text:style-name="P26"><text:soft-page-break/><text:span text:style-name="T56">[00:38] </text:span><text:span text:style-name="Strong_20_Emphasis"><text:span text:style-name="T56">Juliana:</text:span></text:span><text:span text:style-name="T56"> Nós vamos trabalhar também a partir do que fizemos anteriormente com essa lista de alunos, João, Juliana, Caio e Ana, mas eu vou criar, vou copiar o que fizemos, essa const de alunos só, precisa copiar mais alguma coisa, Léo?</text:span></text:p>
      <text:p text:style-name="P26"><text:span text:style-name="T56">[00:55] </text:span><text:span text:style-name="Strong_20_Emphasis"><text:span text:style-name="T56">Leonardo:</text:span></text:span><text:span text:style-name="T56"> Nós vamos precisar dos alunos, das médias dos alunos e da nossa lista de duas dimensões.</text:span></text:p>
      <text:p text:style-name="P26"><text:span text:style-name="T56">[01:02] </text:span><text:span text:style-name="Strong_20_Emphasis"><text:span text:style-name="T56">Juliana:</text:span></text:span><text:span text:style-name="T56"> Beleza. Eu vou então copiar tudo, passar para um novo arquivo que vou chamar de localizando aluno e não vamos precisar por enquanto do </text:span><text:span text:style-name="Source_20_Text"><text:span text:style-name="T57">console.log</text:span></text:span><text:span text:style-name="T56"> nem dos comentários, vamos só começar com a nossa lista de alunos. Deu um problema na minha lista de alunos na hora de copiar, vou copiar novamente, então agora nós temos nossa lista de alunos, lista de médias dos alunos, e o </text:span><text:span text:style-name="Emphasis"><text:span text:style-name="T56">array</text:span></text:span><text:span text:style-name="T56"> de duas dimensões que nós trabalhamos anteriormente. Como fazemos esse desafio que já tem um pouco mais de passos do que os anteriores?</text:span></text:p>
      <text:p text:style-name="P26"><text:span text:style-name="T56">[01:58] </text:span><text:span text:style-name="Strong_20_Emphasis"><text:span text:style-name="T56">Leonardo:</text:span></text:span><text:span text:style-name="T56"> Primeiro o que o desafio pede é que criemos uma função para fazer isso para nós. Então vamos começar fazendo isso, vamos criar uma const e vou chamar de </text:span><text:span text:style-name="Source_20_Text"><text:span text:style-name="T57">exibeNomeNota</text:span></text:span><text:span text:style-name="T56">, temos nossa função. Ela vai precisar receber o nome do aluno.</text:span></text:p>
      <text:p text:style-name="P26"><text:span text:style-name="T56">[02:30] </text:span><text:span text:style-name="Strong_20_Emphasis"><text:span text:style-name="T56">Leonardo:</text:span></text:span><text:span text:style-name="T56"> Vamos criar uma </text:span><text:span text:style-name="Emphasis"><text:span text:style-name="T56">arrow function</text:span></text:span><text:span text:style-name="T56"> para nos ajudar, para ficar mais fácil. Agora podemos escrever dentro dela. A primeira coisa que precisamos ver é se o aluno existe, se ele está cadastrado no sistema. Então vamos fazer essa verificação dentro do </text:span><text:span text:style-name="Emphasis"><text:span text:style-name="T56">if</text:span></text:span><text:span text:style-name="T56">, e aqui vou usar sempre nossa lista de duas dimensões para acostumar com ela.</text:span></text:p>
      <text:p text:style-name="P26"><text:span text:style-name="T56">[03:02] </text:span><text:span text:style-name="Strong_20_Emphasis"><text:span text:style-name="T56">Leonardo:</text:span></text:span><text:span text:style-name="T56"> A lista de notas e alunos e queremos procurar pelo nome do aluno, então queremos entrar na lista de alunos, que está no índice 0 da lista de notas e alunos. Vamos usar um novo método aqui, o </text:span><text:span text:style-name="Emphasis"><text:span text:style-name="T56">includes</text:span></text:span><text:span text:style-name="T56">, ou seja, ele vai ver se o que estamos procurando está incluso dentro dela.</text:span></text:p>
      <text:p text:style-name="P26"><text:span text:style-name="T56">[03:25] </text:span><text:span text:style-name="Strong_20_Emphasis"><text:span text:style-name="T56">Leonardo:</text:span></text:span><text:span text:style-name="T56"> Então </text:span><text:span text:style-name="Source_20_Text"><text:span text:style-name="T57">includes(nomeDoAluno)</text:span></text:span><text:span text:style-name="T56">, se isso for verdade, o que ela vai fazer? Ela vai buscar por um índice, que índice? É o índice que temos o nome desse aluno e a nota desse aluno também vai estar nesse índice, já que fizemos essa lista de duas dimensões e temos a nota e o nome.</text:span></text:p>
      <text:p text:style-name="P26"><text:span text:style-name="T56">[03:58] </text:span><text:span text:style-name="Strong_20_Emphasis"><text:span text:style-name="T56">Leonardo:</text:span></text:span><text:span text:style-name="T56"> Vou colocar que queremos o índice e vamos ver como vamos fazer para buscar, por esse aluno dentro do índice. Vamos buscar dentro da lista de notas e alunos e vamos usar um novo método também aqui, que é o indexOf, seria o índice de, e vamos buscar o índice do quê? Do nome do aluno.</text:span></text:p>
      <text:p text:style-name="P26"><text:span text:style-name="T56">[04:38] </text:span><text:span text:style-name="Strong_20_Emphasis"><text:span text:style-name="T56">Leonardo:</text:span></text:span><text:span text:style-name="T56"> Do jeito que eu escrevi vamos ter um problema. Se buscarmos dentro da lista de notas e alunos pelo nome do aluno não vamos encontrar, porque dentro dela só temos alunos e as médias, então temos que procurar de novo dentro da lista de alunos. E agora temos nosso índice, podemos dar um </text:span><text:span text:style-name="Emphasis"><text:span text:style-name="T56">return</text:span></text:span><text:span text:style-name="T56"> nesse índice.</text:span></text:p>
      <text:p text:style-name="P26"><text:span text:style-name="T56">[05:15] </text:span><text:span text:style-name="Strong_20_Emphasis"><text:span text:style-name="T56">Leonardo:</text:span></text:span><text:span text:style-name="T56"> Só que voltar só o índice é meio ruim. Vamos voltar a mensagem inteira que nós queremos. Pode ser? Então nossa mensagem vai ser a lista de notas e alunos no 0, que é para trazer os nomes, e queremos o nome que acabamos de achar, então já trazemos do índice.</text:span></text:p>
      <text:p text:style-name="P26"><text:soft-page-break/><text:span text:style-name="T56">[05:47] </text:span><text:span text:style-name="Strong_20_Emphasis"><text:span text:style-name="T56">Leonardo:</text:span></text:span><text:span text:style-name="T56"> Vamos acessar primeiro a lista de alunos e depois achar o nome desse aluno utilizando o segundo índice que acabamos de pegar. Vamos só concatenar a </text:span><text:span text:style-name="Emphasis"><text:span text:style-name="T56">string</text:span></text:span><text:span text:style-name="T56"> para ser mais rápido, quero falar que sua média é, e agora vamos atrás da média do aluno.</text:span></text:p>
      <text:p text:style-name="P26"><text:span text:style-name="T56">[06:08] </text:span><text:span text:style-name="Strong_20_Emphasis"><text:span text:style-name="T56">Leonardo:</text:span></text:span><text:span text:style-name="T56"> Vamos acessar de novo a lista de notas e alunos, as notas estão no índice 1, então vou colocar esse índice, e de qual aluno queremos pegar? Queremos pegar o mesmo aluno que achamos o nome, então é o índice que acabamos de buscar.</text:span></text:p>
      <text:p text:style-name="P26"><text:span text:style-name="T56">[06:33] </text:span><text:span text:style-name="Strong_20_Emphasis"><text:span text:style-name="T56">Leonardo:</text:span></text:span><text:span text:style-name="T56"> Vamos retornar então o nome do aluno, a sua média é, e a nota do aluno.</text:span></text:p>
      <text:p text:style-name="P26"><text:span text:style-name="T56">[06:36] </text:span><text:span text:style-name="Strong_20_Emphasis"><text:span text:style-name="T56">Juliana:</text:span></text:span><text:span text:style-name="T56"> Léo, só na linha 9 você acabou escrevendo “indece”, então vamos corrigir isso antes de continuar.</text:span></text:p>
      <text:p text:style-name="P26"><text:span text:style-name="T56">[06:48] </text:span><text:span text:style-name="Strong_20_Emphasis"><text:span text:style-name="T56">Leonardo:</text:span></text:span><text:span text:style-name="T56"> Pronto. Obrigado, Ju. Temos aqui o nosso </text:span><text:span text:style-name="Emphasis"><text:span text:style-name="T56">if</text:span></text:span><text:span text:style-name="T56"> se der certo. Se der certo temos esse resultado. Porém, e se nós procurarmos o nome do aluno e ele não estiver cadastrado? Precisamos retornar alguma coisa. Então vamos colocar um </text:span><text:span text:style-name="Emphasis"><text:span text:style-name="T56">else</text:span></text:span><text:span text:style-name="T56"> e vamos mandar ele dar um </text:span><text:span text:style-name="Emphasis"><text:span text:style-name="T56">return</text:span></text:span><text:span text:style-name="T56">. O que ele vai retornar para nós? Vamos colocar que o aluno não está cadastrado.</text:span></text:p>
      <text:p text:style-name="P26"><text:span text:style-name="T56">[07:25] </text:span><text:span text:style-name="Strong_20_Emphasis"><text:span text:style-name="T56">Leonardo:</text:span></text:span><text:span text:style-name="T56"> E agora se acharmos o nome do aluno ele vai trazer nome do aluno, sua média é, nota do aluno, e se ele não achar o aluno não está cadastrado. Vamos chamar isso agora para ver como vai acontecer. Então </text:span><text:span text:style-name="Source_20_Text"><text:span text:style-name="T57">console.log(exibeNomeNota(‘Ana’))</text:span></text:span><text:span text:style-name="T56">, vamos tentar rodar agora.</text:span></text:p>
      <text:p text:style-name="P26"><text:span text:style-name="T56">[08:06] </text:span><text:span text:style-name="Strong_20_Emphasis"><text:span text:style-name="T56">Juliana:</text:span></text:span><text:span text:style-name="T56"> Vamos salvar, vou rodar com node, o nome desse arquivo é localizando aluno. Ana, sua média é 6. Segundo o que estamos vendo nas nossas </text:span><text:span text:style-name="Emphasis"><text:span text:style-name="T56">arrays</text:span></text:span><text:span text:style-name="T56"> está tudo certo. Então vamos dar uma olhada no que foi feito, que fizemos bastante coisa dessa vez. Usamos dois métodos diferentes, o </text:span><text:span text:style-name="Emphasis"><text:span text:style-name="T56">includes</text:span></text:span><text:span text:style-name="T56"> e o indexOf, e, além disso, ainda trabalhamos com o </text:span><text:span text:style-name="Emphasis"><text:span text:style-name="T56">array</text:span></text:span><text:span text:style-name="T56"> em duas dimensões, tudo isso dentro de uma função.</text:span></text:p>
      <text:p text:style-name="P26"><text:span text:style-name="T56">[08:42] </text:span><text:span text:style-name="Strong_20_Emphasis"><text:span text:style-name="T56">Juliana:</text:span></text:span><text:span text:style-name="T56"> Lembrando, funções precisam de parâmetros, então no caso o Léo fez uma </text:span><text:span text:style-name="Emphasis"><text:span text:style-name="T56">arrow function</text:span></text:span><text:span text:style-name="T56">, que é um dos tipos de função do Java script, e essa função está recebendo, tem que receber como parâmetro um nome de aluno que nós passamos a hora que chamamos a função, lembrando que a função primeiro escrevemos, definimos o que ela faz, mas ela só é executada se nós chamarmos, se pedirmos para executar passando parâmetro, passou aqui Ana.</text:span></text:p>
      <text:p text:style-name="P26"><text:span text:style-name="T56">[09:18] </text:span><text:span text:style-name="Strong_20_Emphasis"><text:span text:style-name="T56">Juliana:</text:span></text:span><text:span text:style-name="T56"> Todos os lugares desse código, todas as instâncias onde está nome de aluno vai ser substituído por Ana, que é o que passamos para o parâmetro. O que acontece nesse método </text:span><text:span text:style-name="Emphasis"><text:span text:style-name="T56">includes</text:span></text:span><text:span text:style-name="T56">? Parecido com o português, nós estamos perguntando para o Java script se inclui.</text:span></text:p>
      <text:p text:style-name="P26"><text:span text:style-name="T56">[09:41] </text:span><text:span text:style-name="Strong_20_Emphasis"><text:span text:style-name="T56">Juliana:</text:span></text:span><text:span text:style-name="T56"> Uma coisa muito importante, o </text:span><text:span text:style-name="Emphasis"><text:span text:style-name="T56">includes</text:span></text:span><text:span text:style-name="T56"> pega um </text:span><text:span text:style-name="Emphasis"><text:span text:style-name="T56">array</text:span></text:span><text:span text:style-name="T56"> e faz uma busca pelo que estamos passando, ele faz uma busca pelo valor, pelo tipo de dado. Ele está fazendo uma busca por Ana, está indo na </text:span><text:span text:style-name="Emphasis"><text:span text:style-name="T56">array</text:span></text:span><text:span text:style-name="T56"> alunos, que é a primeira </text:span><text:span text:style-name="Emphasis"><text:span text:style-name="T56">array</text:span></text:span><text:span text:style-name="T56"> da nossa </text:span><text:span text:style-name="Emphasis"><text:span text:style-name="T56">array</text:span></text:span><text:span text:style-name="T56"> de duas dimensões, então ele está indo no índice 0 dentro de alunos, buscando por um valor de dado que seja Ana, que bata com o que passamos para o parâmetro.</text:span></text:p>
      <text:p text:style-name="P26"><text:span text:style-name="T56">[10:22] </text:span><text:span text:style-name="Strong_20_Emphasis"><text:span text:style-name="T56">Juliana:</text:span></text:span><text:span text:style-name="T56"> Se isso acontece, que é o que passamos como parâmetro no </text:span><text:span text:style-name="Emphasis"><text:span text:style-name="T56">if</text:span></text:span><text:span text:style-name="T56">, se isso é verdadeiro, o Léo, na verdade, criou uma variável, posso colocar um </text:span><text:span text:style-name="Emphasis"><text:span text:style-name="T56">let</text:span></text:span><text:span text:style-name="T56"> índice aqui, Léo? Como já </text:span><text:soft-page-break/><text:span text:style-name="T56">vimos anteriormente, ele vai funcionar sem, mas é sempre boa prática colocar, porque senão ele vira um vá.</text:span></text:p>
      <text:p text:style-name="P26"><text:span text:style-name="T56">[10:46] </text:span><text:span text:style-name="Strong_20_Emphasis"><text:span text:style-name="T56">Juliana:</text:span></text:span><text:span text:style-name="T56"> O Léo criou a </text:span><text:span text:style-name="Emphasis"><text:span text:style-name="T56">let</text:span></text:span><text:span text:style-name="T56"> índice para salvar, e o que a </text:span><text:span text:style-name="Emphasis"><text:span text:style-name="T56">let</text:span></text:span><text:span text:style-name="T56"> índice vai salvar? O que vamos guardar dentro dela caso Ana exista dentro dessa array? Vai gravar o resultado de lista de notas e alunos no índice 0, ou seja, ainda estamos trabalhando dentro da mesma array. Mas agora estamos usando outro método, que é um método que chama indexOf, também um método de </text:span><text:span text:style-name="Emphasis"><text:span text:style-name="T56">array</text:span></text:span><text:span text:style-name="T56">.</text:span></text:p>
      <text:p text:style-name="P26"><text:span text:style-name="T56">[11:14] </text:span><text:span text:style-name="Strong_20_Emphasis"><text:span text:style-name="T56">Juliana:</text:span></text:span><text:span text:style-name="T56"> O que faz o indexOf? O indexOf vai trazer qual o número do índice também fazendo uma pesquisa por ano. Então o primeiro método </text:span><text:span text:style-name="Emphasis"><text:span text:style-name="T56">includes</text:span></text:span><text:span text:style-name="T56"> retorna um verdadeiro ou falso, sempre lembrando que é interessante entender o que cada função, cada método retorna para nós.</text:span></text:p>
      <text:p text:style-name="P26"><text:span text:style-name="T56">[11:36] </text:span><text:span text:style-name="Strong_20_Emphasis"><text:span text:style-name="T56">Juliana:</text:span></text:span><text:span text:style-name="T56"> O </text:span><text:span text:style-name="Emphasis"><text:span text:style-name="T56">includes</text:span></text:span><text:span text:style-name="T56"> sempre vai retornar verdadeiro ou falso. Ele retorna um booleano para nós. O código entra no </text:span><text:span text:style-name="Emphasis"><text:span text:style-name="T56">if</text:span></text:span><text:span text:style-name="T56"> caso a condição seja verdadeira. Então aqui é verdadeiro porque Ana existe nessa array, ele retornou </text:span><text:span text:style-name="Emphasis"><text:span text:style-name="T56">true</text:span></text:span><text:span text:style-name="T56">, porém outro método que usamos, o indexOf, não retorna booleano, ele retorna um número, que é um número referente ao número do índice.</text:span></text:p>
      <text:p text:style-name="P26"><text:span text:style-name="T56">[12:15] </text:span><text:span text:style-name="Strong_20_Emphasis"><text:span text:style-name="T56">Juliana:</text:span></text:span><text:span text:style-name="T56"> Ele vai buscar por Ana e vai trazer para nós qual o número do índice onde Ana se localiza nessa </text:span><text:span text:style-name="Emphasis"><text:span text:style-name="T56">array</text:span></text:span><text:span text:style-name="T56">. O João está no índice 0, Juliana no índice 1, Caio no índice 2, Ana no índice 3. Ele vai retornar 3 e guardar esse valor na variável índice.</text:span></text:p>
      <text:p text:style-name="P26"><text:span text:style-name="T56">[12:35] </text:span><text:span text:style-name="Strong_20_Emphasis"><text:span text:style-name="T56">Juliana:</text:span></text:span><text:span text:style-name="T56"> Ou seja, então o que vai ser retornado na função? Nosso retorno vai ser valor de lista de notas e alunos no índice 0, e a segunda informação aqui é 3. Índice 0 vou colocar um comentário para ficar mais fácil de entender. Na verdade é índice 0, índice 3, que é onde Ana se localiza dentro dessa array de três dimensões.</text:span></text:p>
      <text:p text:style-name="P26"><text:span text:style-name="T56">[13:11] </text:span><text:span text:style-name="Strong_20_Emphasis"><text:span text:style-name="T56">Juliana:</text:span></text:span><text:span text:style-name="T56"> Então Ana, sua média é, mesma coisa para a linha de baixo. Porém lembrando que a lista de notas e alunos tem duas arrays dentro dela. A segunda array é média dos alunos, então no índice 1 e 3. Foi dentro de média dos alunos procurar o índice 3 que é Ana.</text:span></text:p>
      <text:p text:style-name="P26"><text:span text:style-name="T56">[13:40] </text:span><text:span text:style-name="Strong_20_Emphasis"><text:span text:style-name="T56">Juliana:</text:span></text:span><text:span text:style-name="T56"> Então a nota da Ana é 6. O que fazemos aqui com as variáveis é uma espécie de substituição. Sempre lembrar que as variáveis guardam valores, e no final o que está sendo representado pela variável índice é um valor número. Quando for feita essa substituição o Java script vai entender que no nossa lista de notas e alunos, índice, na verdade, é 0 e 3, e lista de notas e alunos o índice é 1 e 3. Deu tudo certo.</text:span></text:p>
      <text:p text:style-name="P26"><text:span text:style-name="T56">[14:14] </text:span><text:span text:style-name="Strong_20_Emphasis"><text:span text:style-name="T56">Leonardo:</text:span></text:span><text:span text:style-name="T56"> É isso, Ju. Vamos só testar mais um pouco para ver se não por acaso não funcionou só para o Ana. Eu vou pegar Juliana, que está cadastrado nos nossos alunos e vamos rodar com Juliana também. Você pode salvar e executar para nós?</text:span></text:p>
      <text:p text:style-name="P26"><text:span text:style-name="T56">[14:26] </text:span><text:span text:style-name="Strong_20_Emphasis"><text:span text:style-name="T56">Juliana:</text:span></text:span><text:span text:style-name="T56"> Vamos lá. Rodar com Juliana, vamos ver se bate. A nota é 7, então tem que modificar isso também. Vamos ver se vai. Juliana, sua média é 7, perfeito. E o que acontece então se nós passarmos um nome de aluno que não exista?</text:span></text:p>
      <text:p text:style-name="P26"><text:span text:style-name="T56">[14:44] </text:span><text:span text:style-name="Strong_20_Emphasis"><text:span text:style-name="T56">Leonardo:</text:span></text:span><text:span text:style-name="T56"> Na teoria ele vai vir para o “alunos”, não está cadastrado. Vamos tentar. Vamos procurar o Nemo.</text:span></text:p>
      <text:p text:style-name="P26"><text:soft-page-break/><text:span text:style-name="T56">[14:54] </text:span><text:span text:style-name="Strong_20_Emphasis"><text:span text:style-name="T56">Juliana:</text:span></text:span><text:span text:style-name="T56"> Beleza, vamos procurar o Nemo então, rodando novamente o arquivo. Infelizmente este aluno Nemo não está cadastrado, então está certo, entrou no </text:span><text:span text:style-name="Emphasis"><text:span text:style-name="T56">else</text:span></text:span><text:span text:style-name="T56">, ou seja, o </text:span><text:span text:style-name="Emphasis"><text:span text:style-name="T56">includes</text:span></text:span><text:span text:style-name="T56"> funcionou, ele não localizou o Nemo na array. E entrou no </text:span><text:span text:style-name="Emphasis"><text:span text:style-name="T56">return</text:span></text:span><text:span text:style-name="T56"> e exibiu para nós.</text:span></text:p>
      <text:p text:style-name="P26"><text:span text:style-name="T56">[15:15] </text:span><text:span text:style-name="Strong_20_Emphasis"><text:span text:style-name="T56">Leonardo:</text:span></text:span><text:span text:style-name="T56"> Perfeito, nosso código funciona e nosso desafio está resolvido.</text:span></text:p>
      <text:p text:style-name="P31"/>
      <text:p text:style-name="P8">AULA 10:</text:p>
      <text:p text:style-name="P16"><text:span text:style-name="T48">[00:00] </text:span><text:span text:style-name="Strong_20_Emphasis"><text:span text:style-name="T49">Juliana:</text:span></text:span><text:span text:style-name="T48"> Continuando com os nossos estudos sobre estruturas de dados com arrays, vamos ver qual o desafio deste vídeo. Vamos então imprimir um índice e uma lista com os seguintes números. Agora vamos trabalhar com uma estrutura chamada </text:span><text:span text:style-name="Emphasis"><text:span text:style-name="T49">for</text:span></text:span><text:span text:style-name="T48">.</text:span></text:p>
      <text:p text:style-name="P28"><text:span text:style-name="T48">[00:22] </text:span><text:span text:style-name="Strong_20_Emphasis"><text:span text:style-name="T49">Juliana:</text:span></text:span><text:span text:style-name="T48"> Vou criar um novo arquivo para começarmos a trabalhar, vou chamar somente de for.js. O desafio aqui, Léo, basicamente é apenas imprimir uma lista de alguns números, né? Só que vamos usar uma estrutura específica para isso, né?</text:span></text:p>
      <text:p text:style-name="P28"><text:span text:style-name="T48">[00:40] </text:span><text:span text:style-name="Strong_20_Emphasis"><text:span text:style-name="T49">Leonardo:</text:span></text:span><text:span text:style-name="T48"> Exatamente, Ju. Vou começar então de novo criando nossa lista. Essa lista tem que guardar de 100 até 600. Então 100, 200, 300, 400, 500 e 600.</text:span></text:p>
      <text:p text:style-name="P28"><text:span text:style-name="T48">[01:00] </text:span><text:span text:style-name="Strong_20_Emphasis"><text:span text:style-name="T49">Juliana:</text:span></text:span><text:span text:style-name="T48"> Isso, só faltou dar um nome para sua lista.</text:span></text:p>
      <text:p text:style-name="P28"><text:span text:style-name="T48">[01:02] </text:span><text:span text:style-name="Strong_20_Emphasis"><text:span text:style-name="T49">Leonardo:</text:span></text:span><text:span text:style-name="T48"> Exatamente. Vou dar o nome de números, vamos guardar os números de 100 até os números de 600. E agora temos que imprimir o índice e os valores dessa lista, né? E vamos usar o </text:span><text:span text:style-name="Emphasis"><text:span text:style-name="T49">for</text:span></text:span><text:span text:style-name="T48"> para isso. Então, vamos começar a usar o </text:span><text:span text:style-name="Emphasis"><text:span text:style-name="T49">for</text:span></text:span><text:span text:style-name="T48">. Vão algumas coisas dentro dele.</text:span></text:p>
      <text:p text:style-name="P28"><text:span text:style-name="T48">[01:28] </text:span><text:span text:style-name="Strong_20_Emphasis"><text:span text:style-name="T49">Leonardo:</text:span></text:span><text:span text:style-name="T48"> A primeira coisa que vai é uma variável que vamos ter que criar, vou chamar de “i”, que geralmente o pessoal usa esse i para usar essa variável, que é um valor de controle, você pode dar o nome que você quiser aqui, só cuidado para não ficar reutilizando, dependendo de onde você declarar para você não reutilizar ele em outro lugar e substituir o valor dele, porque isso pode causar problemas.</text:span></text:p>
      <text:p text:style-name="P28"><text:span text:style-name="T48">[01:50] </text:span><text:span text:style-name="Strong_20_Emphasis"><text:span text:style-name="T49">Leonardo:</text:span></text:span><text:span text:style-name="T48"> O que vamos verificar nesse i? Vamos ver se ele é menor que o tamanho da nossa lista, então </text:span><text:span text:style-name="Source_20_Text"><text:span text:style-name="T50">numeros.lenght</text:span></text:span><text:span text:style-name="T48">. Eu nunca sei falar essa palavra.</text:span></text:p>
      <text:p text:style-name="P28"><text:span text:style-name="T48">[02:08] </text:span><text:span text:style-name="Strong_20_Emphasis"><text:span text:style-name="T49">Juliana:</text:span></text:span><text:span text:style-name="T48"> Essa palavra é triste para nós que falamos português, não tem problema.</text:span></text:p>
      <text:p text:style-name="P28"><text:span text:style-name="T48">[02:11] </text:span><text:span text:style-name="Strong_20_Emphasis"><text:span text:style-name="T49">Leonardo:</text:span></text:span><text:span text:style-name="T48"> Sim, é um pouco complicada. Mas é o tamanho da nossa lista. Por último, o que vamos fazer cada vez que nós passarmos? Nesse caso é i++, vamos somar 1 toda vez que nós passarmos por ele. E vamos agora executar o que está aqui dentro.</text:span></text:p>
      <text:p text:style-name="P28"><text:span text:style-name="T48">[02:30] </text:span><text:span text:style-name="Strong_20_Emphasis"><text:span text:style-name="T49">Leonardo:</text:span></text:span><text:span text:style-name="T48"> O que vamos fazer? Quero só mostrar, então posso usar um </text:span><text:span text:style-name="Source_20_Text"><text:span text:style-name="T50">console.log</text:span></text:span><text:span text:style-name="T48"> e vou mostrar o valor de i, que vai ser o valor que vamos passar, que vai começar em 0, depois vai para 1, depois para 2, e também quero mostrar qual o valor da lista que está nesse índice.</text:span></text:p>
      <text:p text:style-name="P28"><text:span text:style-name="T48">[02:52] </text:span><text:span text:style-name="Strong_20_Emphasis"><text:span text:style-name="T49">Leonardo:</text:span></text:span><text:span text:style-name="T48"> Então </text:span><text:span text:style-name="Source_20_Text"><text:span text:style-name="T50">lista[i]</text:span></text:span><text:span text:style-name="T48">, e vamos conseguir mostrar o índice e depois o valor.</text:span></text:p>
      <text:p text:style-name="P28"><text:span text:style-name="T48">[03:02] </text:span><text:span text:style-name="Strong_20_Emphasis"><text:span text:style-name="T49">Juliana:</text:span></text:span><text:span text:style-name="T48"> Certo. Então podemos salvar e executar e ver o que acontece? Vamos lá. Vamos ao terminal, node, for.js, </text:span><text:span text:style-name="Emphasis"><text:span text:style-name="T49">lista is not defined</text:span></text:span><text:span text:style-name="T48">, é porque o nome da sua variável é números, e não lista.</text:span></text:p>
      <text:p text:style-name="P28"><text:soft-page-break/><text:span text:style-name="T48">[03:20] </text:span><text:span text:style-name="Strong_20_Emphasis"><text:span text:style-name="T49">Leonardo:</text:span></text:span><text:span text:style-name="T48"> Verdade, olha aqui, já estou errando, e os erros já mostraram para mim onde estava, que a lista não estava definida, é números o nome da minha lista. Podemos tentar agora, Ju.</text:span></text:p>
      <text:p text:style-name="P28"><text:span text:style-name="T48">[03:33] </text:span><text:span text:style-name="Strong_20_Emphasis"><text:span text:style-name="T49">Juliana:</text:span></text:span><text:span text:style-name="T48"> Agora sim. O terminal exibiu para nós seis sequências. 0 e 100, 1 e 200, 2 e 300, por aí. O que então estamos fazendo com essa estrutura? O </text:span><text:span text:style-name="Emphasis"><text:span text:style-name="T49">for</text:span></text:span><text:span text:style-name="T48"> é uma estrutura de </text:span><text:span text:style-name="Emphasis"><text:span text:style-name="T49">loop</text:span></text:span><text:span text:style-name="T48">, é um laço de repetição. Toda vez que o Java script e que nosso programa cai numa linha que tenha esse </text:span><text:span text:style-name="Emphasis"><text:span text:style-name="T49">for</text:span></text:span><text:span text:style-name="T48"> ele vai entrar e vai ficar lá, repetindo e executando o que está sendo pedido dentro do bloco, lembrando que um bloco de código no Java script é o que especificamos entre as chaves.</text:span></text:p>
      <text:p text:style-name="P28"><text:span text:style-name="T48">[04:22] </text:span><text:span text:style-name="Strong_20_Emphasis"><text:span text:style-name="T49">Juliana:</text:span></text:span><text:span text:style-name="T48"> Este </text:span><text:span text:style-name="Emphasis"><text:span text:style-name="T49">for</text:span></text:span><text:span text:style-name="T48"> da forma como escrevemos aqui existe de forma parecida em várias outras linguagens de programação. Vamos ver passo a passo o que ele está fazendo, porque os parâmetros dele são um pouco diferentes dos normais. Ele tem ponto e vírgula no meio, um pouco diferente, então vamos dar uma olhada.</text:span></text:p>
      <text:p text:style-name="P28"><text:span text:style-name="T48">[04:41] </text:span><text:span text:style-name="Strong_20_Emphasis"><text:span text:style-name="T49">Juliana:</text:span></text:span><text:span text:style-name="T48"> A primeira coisa que o Léo fez foi criar uma variável, uma </text:span><text:span text:style-name="Emphasis"><text:span text:style-name="T49">let</text:span></text:span><text:span text:style-name="T48">, e ele chamou de i, como costumamos chamar i de índice, mas esse é só um nome padrão que costumamos usar, pode ser qualquer nome como o Léo disse, mas vamos usar o padrão.</text:span></text:p>
      <text:p text:style-name="P28"><text:span text:style-name="T48">[04:58] </text:span><text:span text:style-name="Strong_20_Emphasis"><text:span text:style-name="T49">Juliana:</text:span></text:span><text:span text:style-name="T48"> Ele deu para essa variável i o valor de 0. A segunda coisa que o Léo fez foi dizer que ele está fazendo uma comparação de i menor do que numeros.length. É o tamanho da </text:span><text:span text:style-name="Emphasis"><text:span text:style-name="T49">array</text:span></text:span><text:span text:style-name="T48"> que estamos trabalhando. Por enquanto, nesse momento, qual o tamanho de números? Números tem seis elementos. Então o valor referente a </text:span><text:span text:style-name="Source_20_Text"><text:span text:style-name="T50">numeros.length</text:span></text:span><text:span text:style-name="T48"> é seis.</text:span></text:p>
      <text:p text:style-name="P28"><text:span text:style-name="T48">[05:40] </text:span><text:span text:style-name="Strong_20_Emphasis"><text:span text:style-name="T49">Juliana:</text:span></text:span><text:span text:style-name="T48"> E i por enquanto tem valor 0, que foi o que acabamos de falar aqui. Neste momento, essa condição é verdadeira, porque o valor de i é menor do que seis. E a terceira coisa que o Léo colocou foi i++. É um operador que aumenta em um o valor da variável i, que é a mesma coisa que escrever </text:span><text:span text:style-name="Source_20_Text"><text:span text:style-name="T50">i = i + 1</text:span></text:span><text:span text:style-name="T48">, é só uma forma mais curta de escrever. Certo, Léo, por enquanto?</text:span></text:p>
      <text:p text:style-name="P28"><text:span text:style-name="T48">[06:20] </text:span><text:span text:style-name="Strong_20_Emphasis"><text:span text:style-name="T49">Juliana:</text:span></text:span><text:span text:style-name="T48"> Esse </text:span><text:span text:style-name="Emphasis"><text:span text:style-name="T49">for</text:span></text:span><text:span text:style-name="T48"> vai fazer o que estamos pedindo dentro do bloco a quantidade de vezes que passarmos para ele fazer, e como o Java script sabe a quantidade de vezes que ele tem que executar uma coisa? É baseado nessa comparação. Vamos executar esse </text:span><text:span text:style-name="Emphasis"><text:span text:style-name="T49">for</text:span></text:span><text:span text:style-name="T48">, ou seja, esse </text:span><text:span text:style-name="Emphasis"><text:span text:style-name="T49">loop</text:span></text:span><text:span text:style-name="T48">, esse laço de repetição vai acontecer enquanto o valor de i for menor do que seis. O valor de i começa com 0, então vamos lá.</text:span></text:p>
      <text:p text:style-name="P28"><text:span text:style-name="T48">[06:56] </text:span><text:span text:style-name="Strong_20_Emphasis"><text:span text:style-name="T49">Juliana:</text:span></text:span><text:span text:style-name="T48"> Começou com 0, fez a comparação, 0 é menor do que 6, entrou no bloco, executou. O que está sendo executado aqui no console.log? Estamos pedindo para passar duas coisas. A primeira é o valor da variável i, que é a </text:span><text:span text:style-name="Emphasis"><text:span text:style-name="T49">let</text:span></text:span><text:span text:style-name="T48"> que foi criada no </text:span><text:span text:style-name="Emphasis"><text:span text:style-name="T49">for</text:span></text:span><text:span text:style-name="T48">, e o segundo valor que estamos passando dentro do console é o valor dentro da array números no índice.</text:span></text:p>
      <text:p text:style-name="P28"><text:span text:style-name="T48">[07:28] </text:span><text:span text:style-name="Strong_20_Emphasis"><text:span text:style-name="T49">Juliana:</text:span></text:span><text:span text:style-name="T48"> Lembrando que o que guardamos dentro das variáveis o Java script vai pegar o valor daquilo. Então a variável i por enquanto é 0, é a mesma coisa neste momento que escrevermos números no índice 0. Neste momento, passou dentro do </text:span><text:span text:style-name="Emphasis"><text:span text:style-name="T49">for</text:span></text:span><text:span text:style-name="T48">, o Java script imprimiu no terminal para nós, o valor de i que é 0 e o valor do array número no índice 0 que é 100.</text:span></text:p>
      <text:p text:style-name="P28"><text:soft-page-break/><text:span text:style-name="T48">[08:02] </text:span><text:span text:style-name="Strong_20_Emphasis"><text:span text:style-name="T49">Juliana:</text:span></text:span><text:span text:style-name="T48"> A última coisa que o programa vai fazer, isso é super importante nesse </text:span><text:span text:style-name="Emphasis"><text:span text:style-name="T49">for</text:span></text:span><text:span text:style-name="T48">, antes de fazer qualquer outra coisa, é checar essa última condição que no caso é i++, ele vai executar isso, ele executou tudo que está dentro do bloco, que no caso é só um </text:span><text:span text:style-name="Source_20_Text"><text:span text:style-name="T50">console.log</text:span></text:span><text:span text:style-name="T48">, aí antes de fazer de novo o </text:span><text:span text:style-name="Emphasis"><text:span text:style-name="T49">loop</text:span></text:span><text:span text:style-name="T48"> ele executa essa terceira condição.</text:span></text:p>
      <text:p text:style-name="P20">[08:36] Ou seja, e agora não tem mais valor de 0 e vai ter o valor de 1. Aí o Java script vai voltar para a condição do meio, checar novamente se i é menor que o tamanho do array, e agora não tem mais valor de 0, tem o valor de 1. Porém 1 ainda é menor que 6, vamos executar novamente o que tem dentro do bloco, porém agora imprimindo o valor atual de i, que é um 1, e o valor da array números no índice 1, que é 200.</text:p>
      <text:p text:style-name="P28"><text:span text:style-name="T48">[09:25] </text:span><text:span text:style-name="Strong_20_Emphasis"><text:span text:style-name="T49">Juliana:</text:span></text:span><text:span text:style-name="T48"> Imprimiu 200, a mesma coisa, não tem mais nada a ser feito dentro do bloco, porém antes do programa seguir em frente ele executa a terceira condição e agora passa a ter o valor de 2 e por aí vai. Isso é executado enquanto essa condição do meio é verdadeira, então após executar até cinco, e quando o i passa a ter valor de seis a condição do meio passa a ser falsa, porque seis não é menor que seis, e o programa sai do </text:span><text:span text:style-name="Emphasis"><text:span text:style-name="T49">loop</text:span></text:span><text:span text:style-name="T48"> e continua a fazer o que ele tem que fazer nas próximas linhas.</text:span></text:p>
      <text:p text:style-name="P28"><text:span text:style-name="T48">[10:11] </text:span><text:span text:style-name="Strong_20_Emphasis"><text:span text:style-name="T49">Juliana:</text:span></text:span><text:span text:style-name="T48"> Uma coisa importante quando trabalhamos com o </text:span><text:span text:style-name="Emphasis"><text:span text:style-name="T49">for</text:span></text:span><text:span text:style-name="T48">, com laços de repetição no geral, é que o programa fica meio que preso fazendo o </text:span><text:span text:style-name="Emphasis"><text:span text:style-name="T49">loop</text:span></text:span><text:span text:style-name="T48"> enquanto o </text:span><text:span text:style-name="Emphasis"><text:span text:style-name="T49">loop</text:span></text:span><text:span text:style-name="T48"> não é resolvido. Temos que tomar cuidado quando passamos essa condição de parada para o </text:span><text:span text:style-name="Emphasis"><text:span text:style-name="T49">loop</text:span></text:span><text:span text:style-name="T48"> para não gerar o </text:span><text:span text:style-name="Emphasis"><text:span text:style-name="T49">loop</text:span></text:span><text:span text:style-name="T48"> infinito que pode travar seu computador. Vamos dar umas informações no material extra para vocês no para saber mais sobre o tal do </text:span><text:span text:style-name="Emphasis"><text:span text:style-name="T49">loop</text:span></text:span><text:span text:style-name="T48"> infinito.</text:span></text:p>
      <text:p text:style-name="P28"><text:span text:style-name="T48">[10:44] </text:span><text:span text:style-name="Strong_20_Emphasis"><text:span text:style-name="T49">Juliana:</text:span></text:span><text:span text:style-name="T48"> Mas acho que, por enquanto, já dá para ter uma ideia do que está acontecendo. Léo, e tem mais alguma coisa sobre o nosso querido e amado </text:span><text:span text:style-name="Emphasis"><text:span text:style-name="T49">for</text:span></text:span><text:span text:style-name="T48">?</text:span></text:p>
      <text:p text:style-name="P28"><text:span text:style-name="T48">[10:52] </text:span><text:span text:style-name="Strong_20_Emphasis"><text:span text:style-name="T49">Leonardo:</text:span></text:span><text:span text:style-name="T48"> Acho que não, Ju, só tomar cuidado com o </text:span><text:span text:style-name="Emphasis"><text:span text:style-name="T49">loop</text:span></text:span><text:span text:style-name="T48"> infinito, que vamos deixar um pouco mais de informação no para saber mais, e acho que é isso, Ju.</text:span></text:p>
      <text:p text:style-name="P28"><text:span text:style-name="T48">[11:00] </text:span><text:span text:style-name="Strong_20_Emphasis"><text:span text:style-name="T49">Juliana:</text:span></text:span><text:span text:style-name="T48"> Certo, então façam seus testes, pratiquem bastante, porque essa estrutura usamos bastante, de laço de repetição, em programação, e é isso, nos vemos no próximo vídeo.</text:span></text:p>
      <text:p text:style-name="P8"/>
      <text:p text:style-name="P9">AULA 1<text:span text:style-name="T51">1:</text:span></text:p>
      <text:p text:style-name="P17"><text:span text:style-name="T48">[00:00] </text:span><text:span text:style-name="Strong_20_Emphasis"><text:span text:style-name="T49">Juliana:</text:span></text:span><text:span text:style-name="T48"> Continuando nossos estudos de estruturas de dados com </text:span><text:span text:style-name="Emphasis"><text:span text:style-name="T49">arrays</text:span></text:span><text:span text:style-name="T48">, vamos dar uma olhada em qual o desafio deste vídeo. Para este desafio temos que calcular a média entre as seguintes notas, lembrando que são notas de alunos da nossa escola usando o </text:span><text:span text:style-name="Emphasis"><text:span text:style-name="T49">for</text:span></text:span><text:span text:style-name="T48">. O </text:span><text:span text:style-name="Emphasis"><text:span text:style-name="T49">for</text:span></text:span><text:span text:style-name="T48"> foi a estrutura que estudamos anteriormente, a estrutura que usamos para percorrer uma lista, um </text:span><text:span text:style-name="Emphasis"><text:span text:style-name="T49">array</text:span></text:span><text:span text:style-name="T48"> de números de 100 a 600.</text:span></text:p>
      <text:p text:style-name="P28"><text:span text:style-name="T48">[00:30] </text:span><text:span text:style-name="Strong_20_Emphasis"><text:span text:style-name="T49">Juliana:</text:span></text:span><text:span text:style-name="T48"> Vamos dar uma olhada então agora como utilizamos o </text:span><text:span text:style-name="Emphasis"><text:span text:style-name="T49">for</text:span></text:span><text:span text:style-name="T48"> em outro contexto para conseguirmos mais do que só fazer um console.log. Vou inclusive consertar uma endentação. Como utilizamos no contexto de fazer operações, cálculos com cada um dos itens de uma </text:span><text:span text:style-name="Emphasis"><text:span text:style-name="T49">array</text:span></text:span><text:span text:style-name="T48">?</text:span></text:p>
      <text:p text:style-name="P28"><text:span text:style-name="T48">[00:52] </text:span><text:span text:style-name="Strong_20_Emphasis"><text:span text:style-name="T49">Juliana:</text:span></text:span><text:span text:style-name="T48"> Vou criar um novo arquivo, vou chamar de média for, e o Léo vai conversar conosco sobre como resolvemos esse desafio usando o </text:span><text:span text:style-name="Emphasis"><text:span text:style-name="T49">for</text:span></text:span><text:span text:style-name="T48">.</text:span></text:p>
      <text:p text:style-name="P28"><text:soft-page-break/><text:span text:style-name="T48">[01:05] </text:span><text:span text:style-name="Strong_20_Emphasis"><text:span text:style-name="T49">Leonardo:</text:span></text:span><text:span text:style-name="T48"> Nesse desafio vamos precisar calcular a média, certo? Então vamos começar criando nosso </text:span><text:span text:style-name="Emphasis"><text:span text:style-name="T49">array</text:span></text:span><text:span text:style-name="T48"> com nossas notas. Então </text:span><text:span text:style-name="Source_20_Text"><text:span text:style-name="T50">const notas = [10, 6.5, 8, 7.5]</text:span></text:span><text:span text:style-name="T48">. Vamos precisar de algum lugar para salvar essa média, então vou criar uma nova variável, um </text:span><text:span text:style-name="Emphasis"><text:span text:style-name="T49">let</text:span></text:span><text:span text:style-name="T48"> dessa vez, e vou chamar de </text:span><text:span text:style-name="Source_20_Text"><text:span text:style-name="T50">somaDasNotas</text:span></text:span><text:span text:style-name="T48">. Temos a variável soma das notas, e vou começar o valor dela em 0, que é um valor padrão para não interferir com nossa média depois.</text:span></text:p>
      <text:p text:style-name="P28"><text:span text:style-name="T48">[01:52] </text:span><text:span text:style-name="Strong_20_Emphasis"><text:span text:style-name="T49">Leonardo:</text:span></text:span><text:span text:style-name="T48"> Vamos agora usar o </text:span><text:span text:style-name="Emphasis"><text:span text:style-name="T49">for</text:span></text:span><text:span text:style-name="T48"> para poder somar todas essas notas. Então </text:span><text:span text:style-name="Source_20_Text"><text:span text:style-name="T50">for (let i = 0; i &lt; notas.length; i++)</text:span></text:span><text:span text:style-name="T48">, vou abrir e fechar os bigodes para poder escrever dentro desse bloco de código. O que vamos fazer agora é somar todas as notas do nosso </text:span><text:span text:style-name="Emphasis"><text:span text:style-name="T49">array</text:span></text:span><text:span text:style-name="T48"> dentro desse </text:span><text:span text:style-name="Emphasis"><text:span text:style-name="T49">for</text:span></text:span><text:span text:style-name="T48">. A soma das notas vai ser igual o próprio valor que está nela mais alguma coisa, que é o valor da nota que vamos estar no momento.</text:span></text:p>
      <text:p text:style-name="P28"><text:span text:style-name="T48">[02:48] </text:span><text:span text:style-name="Strong_20_Emphasis"><text:span text:style-name="T49">Leonardo:</text:span></text:span><text:span text:style-name="T48"> então ao invés de usar soma das notas é igual a soma das notas mais um valor, vou usar o soma das notas mais igual, que ele vai fazer essa parte do somar ela própria sozinho, vou colocar que queremos somar as notas com índice i, então ele vai percorrer do índice 0 até o índice 3, ou seja, o 10, o 6.5, o 8 e o 7.5. E vai fazer essa soma e vai guardando para nós a soma das notas.</text:span></text:p>
      <text:p text:style-name="P28"><text:span text:style-name="T48">[03:15] </text:span><text:span text:style-name="Strong_20_Emphasis"><text:span text:style-name="T49">Leonardo:</text:span></text:span><text:span text:style-name="T48"> Depois disso vamos calcular a média. Vou criar uma nova variável com </text:span><text:span text:style-name="Emphasis"><text:span text:style-name="T49">let</text:span></text:span><text:span text:style-name="T48">, </text:span><text:span text:style-name="Source_20_Text"><text:span text:style-name="T50">let media = somaDasNotas/notas.length</text:span></text:span><text:span text:style-name="T48">, por que isso? Quando formos somar as notas, só somando elas, não chegamos na média, porque 10 mais 6.5 dá 16.5, mais 8.5 esse número vai só crescendo, depois temos que dividir pela quantidade de números para ter a média.</text:span></text:p>
      <text:p text:style-name="P28"><text:span text:style-name="T48">[03:58] </text:span><text:span text:style-name="Strong_20_Emphasis"><text:span text:style-name="T49">Leonardo:</text:span></text:span><text:span text:style-name="T48"> Por fim vamos mostrar isso no console para podermos ver se deu tudo certo. Vou dar um console.log e mandar ele imprimir para nós a média.</text:span></text:p>
      <text:p text:style-name="P28"><text:span text:style-name="T48">[04:11] </text:span><text:span text:style-name="Strong_20_Emphasis"><text:span text:style-name="T49">Juliana:</text:span></text:span><text:span text:style-name="T48"> Então vamos rodar, como fizemos nas vezes anteriores, com node na pasta certa, nome do arquivo que criamos foi média, vamos rodar e ver o que acontece. Ele trouxe-nos a média 8.</text:span></text:p>
      <text:p text:style-name="P28"><text:span text:style-name="T48">[04:26] </text:span><text:span text:style-name="Strong_20_Emphasis"><text:span text:style-name="T49">Leonardo:</text:span></text:span><text:span text:style-name="T48"> Está certo essa média 8, Ju.</text:span></text:p>
      <text:p text:style-name="P28"><text:span text:style-name="T48">[04:30] </text:span><text:span text:style-name="Strong_20_Emphasis"><text:span text:style-name="T49">Juliana:</text:span></text:span><text:span text:style-name="T48"> Então repassando o que fizemos aqui, temos um </text:span><text:span text:style-name="Emphasis"><text:span text:style-name="T49">array</text:span></text:span><text:span text:style-name="T48"> com uma quantidade x de elementos de número, lembrando que </text:span><text:span text:style-name="Emphasis"><text:span text:style-name="T49">arrays</text:span></text:span><text:span text:style-name="T48"> pode ser de string, etc., e o que queremos fazer é somar todos esses elementos e depois tirar uma média. O que acontece? Quando temos um </text:span><text:span text:style-name="Emphasis"><text:span text:style-name="T49">array</text:span></text:span><text:span text:style-name="T48"> o Java script, a linguagem de programação que estivermos usando, precisa de um método, no caso </text:span><text:span text:style-name="Emphasis"><text:span text:style-name="T49">for</text:span></text:span><text:span text:style-name="T48">, para percorrer cada um dos índices dessa </text:span><text:span text:style-name="Emphasis"><text:span text:style-name="T49">array</text:span></text:span><text:span text:style-name="T48"> e conseguir trabalhar com cada um dos elementos que estão nos índices.</text:span></text:p>
      <text:p text:style-name="P28"><text:span text:style-name="T48">[05:05] </text:span><text:span text:style-name="Strong_20_Emphasis"><text:span text:style-name="T49">Juliana:</text:span></text:span><text:span text:style-name="T48"> O que o </text:span><text:span text:style-name="Emphasis"><text:span text:style-name="T49">for</text:span></text:span><text:span text:style-name="T48"> está fazendo nesse contexto? Estamos pedindo para cada uma das iterações do </text:span><text:span text:style-name="Emphasis"><text:span text:style-name="T49">loop</text:span></text:span><text:span text:style-name="T48"> acessar a variável soma das notas que nós declaramos com um valor inicial de 0 fora do </text:span><text:span text:style-name="Emphasis"><text:span text:style-name="T49">loop</text:span></text:span><text:span text:style-name="T48">. Isso é muito importante quando trabalhamos com </text:span><text:span text:style-name="Emphasis"><text:span text:style-name="T49">for</text:span></text:span><text:span text:style-name="T48">, com </text:span><text:span text:style-name="Emphasis"><text:span text:style-name="T49">loops</text:span></text:span><text:span text:style-name="T48"> de repetição, entender que tudo que nós colocamos dentro do bloco do </text:span><text:span text:style-name="Emphasis"><text:span text:style-name="T49">for</text:span></text:span><text:span text:style-name="T48"> é feito todas as vezes que é passado pelo </text:span><text:span text:style-name="Emphasis"><text:span text:style-name="T49">loop</text:span></text:span><text:span text:style-name="T48">, então não poderíamos, por exemplo, criar essa variável soma das notas dentro do </text:span><text:span text:style-name="Emphasis"><text:span text:style-name="T49">for</text:span></text:span><text:span text:style-name="T48">.</text:span></text:p>
      <text:p text:style-name="P28"><text:span text:style-name="T48">[05:44] </text:span><text:span text:style-name="Strong_20_Emphasis"><text:span text:style-name="T49">Leonardo:</text:span></text:span><text:span text:style-name="T48"> Exatamente, Ju. Se criarmos dentro do </text:span><text:span text:style-name="Emphasis"><text:span text:style-name="T49">for</text:span></text:span><text:span text:style-name="T48">, toda vez que nós passarmos por ele vamos criar uma nova variável e descartar o valor da variável antiga.</text:span></text:p>
      <text:p text:style-name="P28"><text:soft-page-break/><text:span text:style-name="T48">[05:55] </text:span><text:span text:style-name="Strong_20_Emphasis"><text:span text:style-name="T49">Juliana:</text:span></text:span><text:span text:style-name="T48"> Exato. Por isso que o Léo declarou a </text:span><text:span text:style-name="Emphasis"><text:span text:style-name="T49">let</text:span></text:span><text:span text:style-name="T48"> soma das notas do lado de fora do bloco de </text:span><text:span text:style-name="Emphasis"><text:span text:style-name="T49">for</text:span></text:span><text:span text:style-name="T48">, agora sim, o </text:span><text:span text:style-name="Emphasis"><text:span text:style-name="T49">for</text:span></text:span><text:span text:style-name="T48"> consegue acessar a variável soma das notas que está fora do bloco e nós usamos o operador mais igual que já soma o valor que está na direita na variável que está à esquerda. Cada vez que passa no </text:span><text:span text:style-name="Emphasis"><text:span text:style-name="T49">for</text:span></text:span><text:span text:style-name="T48"> vai somar um valor. E o que é esse valor?</text:span></text:p>
      <text:p text:style-name="P28"><text:span text:style-name="T48">[06:25] </text:span><text:span text:style-name="Strong_20_Emphasis"><text:span text:style-name="T49">Juliana:</text:span></text:span><text:span text:style-name="T48"> O Java script está acessando a </text:span><text:span text:style-name="Emphasis"><text:span text:style-name="T49">array</text:span></text:span><text:span text:style-name="T48"> notas no índice i. Lembra quando fizemos anteriormente nosso primeiro exercício com </text:span><text:span text:style-name="Emphasis"><text:span text:style-name="T49">for</text:span></text:span><text:span text:style-name="T48"> e nós vimos que essa notação colchetes e o i dentro, que, na verdade, se refere a um número, ele começa com 0 e no final de cada </text:span><text:span text:style-name="Emphasis"><text:span text:style-name="T49">loop</text:span></text:span><text:span text:style-name="T48"> ele é incrementado de 1 em 1. Então de 0 no primeiro </text:span><text:span text:style-name="Emphasis"><text:span text:style-name="T49">loop</text:span></text:span><text:span text:style-name="T48">, no segundo ele é 1 e por aí vai.</text:span></text:p>
      <text:p text:style-name="P28"><text:span text:style-name="T48">[06:55] </text:span><text:span text:style-name="Strong_20_Emphasis"><text:span text:style-name="T49">Juliana:</text:span></text:span><text:span text:style-name="T48"> A condição de parada que é muito importante, ele vai parar de fazer o </text:span><text:span text:style-name="Emphasis"><text:span text:style-name="T49">loop</text:span></text:span><text:span text:style-name="T48"> quando atingir o i menor que o valor de </text:span><text:span text:style-name="Source_20_Text"><text:span text:style-name="T50">notas.length</text:span></text:span><text:span text:style-name="T48">. Nós estamos trabalhando com uma </text:span><text:span text:style-name="Emphasis"><text:span text:style-name="T49">array</text:span></text:span><text:span text:style-name="T48"> de quatro elementos, então aqui é 4. Enquanto i for menor que 4 vai executar esse </text:span><text:span text:style-name="Emphasis"><text:span text:style-name="T49">loop</text:span></text:span><text:span text:style-name="T48"> e vai passar por cada um dos índices dessa </text:span><text:span text:style-name="Emphasis"><text:span text:style-name="T49">array</text:span></text:span><text:span text:style-name="T48"> e a cada índice que é passado nós somamos o valor na </text:span><text:span text:style-name="Emphasis"><text:span text:style-name="T49">let</text:span></text:span><text:span text:style-name="T48"> soma das notas. E só depois disso, lembrando sempre, que acaba tudo isso, o Java script consegue sair do </text:span><text:span text:style-name="Emphasis"><text:span text:style-name="T49">for</text:span></text:span><text:span text:style-name="T48"> e executar o restante do código, que é calcular a média, com soma das notas dividido pelo tamanho da </text:span><text:span text:style-name="Emphasis"><text:span text:style-name="T49">array</text:span></text:span><text:span text:style-name="T48"> que está representando o mesmo valor de 4, que, na verdade, é a quantidade de notas que nós temos.</text:span></text:p>
      <text:p text:style-name="P28"><text:span text:style-name="T48">[07:55] </text:span><text:span text:style-name="Strong_20_Emphasis"><text:span text:style-name="T49">Juliana:</text:span></text:span><text:span text:style-name="T48"> E no final temos um </text:span><text:span text:style-name="Source_20_Text"><text:span text:style-name="T50">console.log</text:span></text:span><text:span text:style-name="T48">, só para exibir o resultado. Uma coisa muito importante também a notar quando trabalhamos com o </text:span><text:span text:style-name="Emphasis"><text:span text:style-name="T49">for</text:span></text:span><text:span text:style-name="T48"> que a condição de parada, que é </text:span><text:span text:style-name="Source_20_Text"><text:span text:style-name="T50">notas.length</text:span></text:span><text:span text:style-name="T48"> pode não estar diretamente relacionada ao que estamos fazendo dentro do bloco.</text:span></text:p>
      <text:p text:style-name="P28"><text:span text:style-name="T48">[08:15] </text:span><text:span text:style-name="Strong_20_Emphasis"><text:span text:style-name="T49">Juliana:</text:span></text:span><text:span text:style-name="T48"> O que estamos fazendo dentro do bloco, tudo que é executado pode ser outro código qualquer. Aqui somente a condição de parada. Podemos inclusive dar um número 10, ele vai parar em 10, não é o que queremos no momento, mas tudo que nós queremos que seja executado de fato tem que estar dentro do bloco, lembrando que se queremos acrescentar alguma coisa, ou diminuir alguma coisa a variável tem que estar declarada do lado de fora, senão a cada </text:span><text:span text:style-name="Emphasis"><text:span text:style-name="T49">loop</text:span></text:span><text:span text:style-name="T48"> tudo isso é executado novamente do zero.</text:span></text:p>
      <text:p text:style-name="P28"><text:span text:style-name="T48">[08:48] </text:span><text:span text:style-name="Strong_20_Emphasis"><text:span text:style-name="T49">Juliana:</text:span></text:span><text:span text:style-name="T48"> Pratique bastante com o </text:span><text:span text:style-name="Emphasis"><text:span text:style-name="T49">for</text:span></text:span><text:span text:style-name="T48"> que é super importante, nos vemos no próximo vídeo.</text:span></text:p>
      <text:p text:style-name="P9"/>
      <text:p text:style-name="P9">AULA 1<text:span text:style-name="T51">2:</text:span></text:p>
      <text:p text:style-name="P17"><text:span text:style-name="T56">[00:00] </text:span><text:span text:style-name="Strong_20_Emphasis"><text:span text:style-name="T56">Juliana:</text:span></text:span><text:span text:style-name="T56"> Continuando então trabalhando com </text:span><text:span text:style-name="Emphasis"><text:span text:style-name="T56">arrays</text:span></text:span><text:span text:style-name="T56">, cada vez estamos incrementando mais nosso código, vamos ver qual o desafio deste vídeo. Estávamos trabalhando com médias de notas. Fizemos a média com </text:span><text:span text:style-name="Emphasis"><text:span text:style-name="T56">for</text:span></text:span><text:span text:style-name="T56"> e agora temos que fazer uma tal de média com </text:span><text:span text:style-name="Emphasis"><text:span text:style-name="T56">foreach</text:span></text:span><text:span text:style-name="T56">, que é o nome do nosso desafio.</text:span></text:p>
      <text:p text:style-name="P26"><text:span text:style-name="T56">[00:20] </text:span><text:span text:style-name="Strong_20_Emphasis"><text:span text:style-name="T56">Juliana:</text:span></text:span><text:span text:style-name="T56"> Vamos calcular a média entre as seguintes notas usando esse </text:span><text:span text:style-name="Emphasis"><text:span text:style-name="T56">foreach</text:span></text:span><text:span text:style-name="T56"> que o Léo vai dizer para nós o que é, do que se trata, mas antes disso vou criar um novo arquivo, vou chamar de média </text:span><text:span text:style-name="Emphasis"><text:span text:style-name="T56">foreach</text:span></text:span><text:span text:style-name="T56">. E, Léo, o que é esse tal de </text:span><text:span text:style-name="Emphasis"><text:span text:style-name="T56">foreach</text:span></text:span><text:span text:style-name="T56">?</text:span></text:p>
      <text:p text:style-name="P26"><text:span text:style-name="T56">[00:44] </text:span><text:span text:style-name="Strong_20_Emphasis"><text:span text:style-name="T56">Leonardo:</text:span></text:span><text:span text:style-name="T56"> Esse </text:span><text:span text:style-name="Emphasis"><text:span text:style-name="T56">foreach</text:span></text:span><text:span text:style-name="T56"> é um jeito diferente que temos de passar por cada elemento do nosso array. Vamos escrever o código e depois vamos destrinchando ele para ver como ele trabalha, pode ser? Vou criar as notas de novo, a const notas que é igual a do último vídeo, que é </text:span><text:soft-page-break/><text:span text:style-name="T56">10, 6.5, 8 e 7.5. Vou criar também a soma das notas, igual fizemos no último vídeo. Também vou colocar valor de 0 para ela.</text:span></text:p>
      <text:p text:style-name="P26"><text:span text:style-name="T56">[01:24] </text:span><text:span text:style-name="Strong_20_Emphasis"><text:span text:style-name="T56">Leonardo:</text:span></text:span><text:span text:style-name="T56"> Agora vamos entrar no </text:span><text:span text:style-name="Emphasis"><text:span text:style-name="T56">foreach</text:span></text:span><text:span text:style-name="T56">. O </text:span><text:span text:style-name="Emphasis"><text:span text:style-name="T56">foreach</text:span></text:span><text:span text:style-name="T56"> é um método, temos que chamar ele no nosso </text:span><text:span text:style-name="Emphasis"><text:span text:style-name="T56">array</text:span></text:span><text:span text:style-name="T56">, então </text:span><text:span text:style-name="Source_20_Text"><text:span text:style-name="T57">notas.forEach</text:span></text:span><text:span text:style-name="T56">, e ele vai trabalhar com uma função aqui dentro. Essa função vamos escrever como se fosse </text:span><text:span text:style-name="Emphasis"><text:span text:style-name="T56">arrow function</text:span></text:span><text:span text:style-name="T56">. Então vamos passar uma variável que vamos usar, um parâmetro que vamos usar dentro da função, colocar a seta da </text:span><text:span text:style-name="Emphasis"><text:span text:style-name="T56">arrow function</text:span></text:span><text:span text:style-name="T56">, e vou abrir os bigodes para ficar mais fácil de entender e padronizar nosso código.</text:span></text:p>
      <text:p text:style-name="P26"><text:span text:style-name="T56">[02:16] </text:span><text:span text:style-name="Strong_20_Emphasis"><text:span text:style-name="T56">Leonardo:</text:span></text:span><text:span text:style-name="T56"> O que vamos fazer aqui dentro? Vamos fazer a soma como fizemos no </text:span><text:span text:style-name="Emphasis"><text:span text:style-name="T56">for</text:span></text:span><text:span text:style-name="T56">, no último vídeo. Então, </text:span><text:span text:style-name="Source_20_Text"><text:span text:style-name="T57">somaDasNotas += nota</text:span></text:span><text:span text:style-name="T56">, que é nosso parâmetro. E aqui fizemos igual fizemos no último desafio, que tivemos que montar todo o </text:span><text:span text:style-name="Emphasis"><text:span text:style-name="T56">for</text:span></text:span><text:span text:style-name="T56">, fizemos um bloco menor de código. Vamos só terminar aqui, vou calcular a média e colocar no console, depois passamos certo e vamos explicando como funciona esse </text:span><text:span text:style-name="Emphasis"><text:span text:style-name="T56">foreach</text:span></text:span><text:span text:style-name="T56">, como trabalhamos com ele.</text:span></text:p>
      <text:p text:style-name="P26"><text:span text:style-name="T56">[02:56] </text:span><text:span text:style-name="Strong_20_Emphasis"><text:span text:style-name="T56">Leonardo:</text:span></text:span><text:span text:style-name="T56"> Vou criar a média, que vai ser a soma das notas dividido por </text:span><text:span text:style-name="Source_20_Text"><text:span text:style-name="T57">notas.length</text:span></text:span><text:span text:style-name="T56">, e o </text:span><text:span text:style-name="Source_20_Text"><text:span text:style-name="T57">console.log</text:span></text:span><text:span text:style-name="T56"> da nossa média para poder saber se fizemos tudo certo. Esse é o código, Ju. Vamos explicar como ele funciona?</text:span></text:p>
      <text:p text:style-name="P26"><text:span text:style-name="T56">[03:25] </text:span><text:span text:style-name="Strong_20_Emphasis"><text:span text:style-name="T56">Juliana:</text:span></text:span><text:span text:style-name="T56"> Vamos. Antes disso só vou rodar esse código no terminal para conferirmos se está tudo certo. Então node média </text:span><text:span text:style-name="Emphasis"><text:span text:style-name="T56">foreach</text:span></text:span><text:span text:style-name="T56">, valor de 8, vamos voltar. Léo, primeira coisa que eu vi de diferente já na linha 6, soma das notas agora é só += a nota, não estamos mais usando aquela notação de colchete, né? Que seria nota e depois i entre colchetes.</text:span></text:p>
      <text:p text:style-name="P26"><text:span text:style-name="T56">[04:00] </text:span><text:span text:style-name="Strong_20_Emphasis"><text:span text:style-name="T56">Leonardo:</text:span></text:span><text:span text:style-name="T56"> Exatamente, Ju.</text:span></text:p>
      <text:p text:style-name="P26"><text:span text:style-name="T56">[04:02] </text:span><text:span text:style-name="Strong_20_Emphasis"><text:span text:style-name="T56">Juliana:</text:span></text:span><text:span text:style-name="T56"> Então, o que estamos fazendo aqui? Qual a diferença entre a estrutura que usamos anteriormente do </text:span><text:span text:style-name="Emphasis"><text:span text:style-name="T56">for</text:span></text:span><text:span text:style-name="T56"> e essa do </text:span><text:span text:style-name="Emphasis"><text:span text:style-name="T56">foreach</text:span></text:span><text:span text:style-name="T56">? O Java script foi se modernizando, o </text:span><text:span text:style-name="Emphasis"><text:span text:style-name="T56">for</text:span></text:span><text:span text:style-name="T56"> que usamos anteriormente é das versões bem anteriores do Java script, bem do começo dele, só que de uns tempos para cá foram criados outros métodos para fazer laços de repetição. Esse que usamos chama </text:span><text:span text:style-name="Emphasis"><text:span text:style-name="T56">foreach</text:span></text:span><text:span text:style-name="T56">. Significa para cada.</text:span></text:p>
      <text:p text:style-name="P26"><text:span text:style-name="T56">[04:35] </text:span><text:span text:style-name="Strong_20_Emphasis"><text:span text:style-name="T56">Juliana:</text:span></text:span><text:span text:style-name="T56"> Se lermos o que está na linha 5, seria para cada nota de uma </text:span><text:span text:style-name="Emphasis"><text:span text:style-name="T56">array</text:span></text:span><text:span text:style-name="T56"> de notas, estamos chamando esse método dentro da </text:span><text:span text:style-name="Emphasis"><text:span text:style-name="T56">array</text:span></text:span><text:span text:style-name="T56"> de notas, então </text:span><text:span text:style-name="Source_20_Text"><text:span text:style-name="T57">notas.foreach</text:span></text:span><text:span text:style-name="T56">. Para cada nota, vamos executar alguma coisa. O que vamos executar? Da mesma forma do </text:span><text:span text:style-name="Emphasis"><text:span text:style-name="T56">for</text:span></text:span><text:span text:style-name="T56"> anterior vamos executar algo que definimos dentro do bloco. Por isso abrimos os bigodes.</text:span></text:p>
      <text:p text:style-name="P26"><text:span text:style-name="T56">[05:04] </text:span><text:span text:style-name="Strong_20_Emphasis"><text:span text:style-name="T56">Juliana:</text:span></text:span><text:span text:style-name="T56"> A única diferença aqui é que </text:span><text:span text:style-name="Emphasis"><text:span text:style-name="T56">foreach</text:span></text:span><text:span text:style-name="T56"> é um tipo de método que nós chamamos de </text:span><text:span text:style-name="Emphasis"><text:span text:style-name="T56">call-back</text:span></text:span><text:span text:style-name="T56">. Por que tem esse nome estranho? Porque o parâmetro dessa função </text:span><text:span text:style-name="Emphasis"><text:span text:style-name="T56">foreach</text:span></text:span><text:span text:style-name="T56"> não é um dado. Nós fizemos alguns exercícios anteriormente cujas funções levavam como parâmetros dados como string, como número, porém aqui numa função </text:span><text:span text:style-name="Emphasis"><text:span text:style-name="T56">call-back</text:span></text:span><text:span text:style-name="T56"> o parâmetro que nós temos que passar para ela é outra função, por isso ela tem esse nome, é uma função que chama outra, ela chama de volta outra função.</text:span></text:p>
      <text:p text:style-name="P26"><text:span text:style-name="T56">[05:46] </text:span><text:span text:style-name="Strong_20_Emphasis"><text:span text:style-name="T56">Juliana:</text:span></text:span><text:span text:style-name="T56"> Nós usamos aqui os </text:span><text:span text:style-name="Emphasis"><text:span text:style-name="T56">arrow functions</text:span></text:span><text:span text:style-name="T56"> como função, porém ela também funcionaria como uma função normal. Vou comentar esse bloco de código e se escrevermos </text:span><text:span text:style-name="Source_20_Text"><text:span text:style-name="T57">notas.forEach</text:span></text:span><text:span text:style-name="T56"> e </text:span><text:soft-page-break/><text:span text:style-name="T56">passar aqui dentro aquela função normal que escrevemos com </text:span><text:span text:style-name="Emphasis"><text:span text:style-name="T56">function</text:span></text:span><text:span text:style-name="T56"> e abre parênteses, ela funcionaria da mesma forma.</text:span></text:p>
      <text:p text:style-name="P26"><text:span text:style-name="T56">[06:20] </text:span><text:span text:style-name="Strong_20_Emphasis"><text:span text:style-name="T56">Juliana:</text:span></text:span><text:span text:style-name="T56"> Como é </text:span><text:span text:style-name="Emphasis"><text:span text:style-name="T56">foreach</text:span></text:span><text:span text:style-name="T56">, para cada nota, nota é um parâmetro, para cada nota do meu </text:span><text:span text:style-name="Emphasis"><text:span text:style-name="T56">array</text:span></text:span><text:span text:style-name="T56"> de notas estamos fazendo, executando alguma coisa no nosso código. Vou copiar do anterior, e soma das notas igual à nota. Utilizar o </text:span><text:span text:style-name="Emphasis"><text:span text:style-name="T56">arrow function</text:span></text:span><text:span text:style-name="T56"> é mais comum, mais utilizado hoje em dia porque é um pouco mais curto, mas o que queremos passar aqui é que isso é basicamente um método que está levando como argumento dentro dele uma função ao invés de um número, uma string, como temos feito anteriormente. São as tais funções </text:span><text:span text:style-name="Emphasis"><text:span text:style-name="T56">call-back</text:span></text:span><text:span text:style-name="T56">.</text:span></text:p>
      <text:p text:style-name="P26"><text:span text:style-name="T56">[07:05] </text:span><text:span text:style-name="Strong_20_Emphasis"><text:span text:style-name="T56">Juliana:</text:span></text:span><text:span text:style-name="T56"> Foreach faz o mesmo papel do </text:span><text:span text:style-name="Emphasis"><text:span text:style-name="T56">for</text:span></text:span><text:span text:style-name="T56">, tudo que colocamos dentro dos bigodes, do bloco de código, não é executado, e qual a diferença? A primeira coisa que notamos de diferente, por que não precisa dos tais colchetes, que no exercício anterior usamos nota no índice i?</text:span></text:p>
      <text:p text:style-name="P26"><text:span text:style-name="T56">[07:30] </text:span><text:span text:style-name="Strong_20_Emphasis"><text:span text:style-name="T56">Juliana:</text:span></text:span><text:span text:style-name="T56"> É porque esse método </text:span><text:span text:style-name="Emphasis"><text:span text:style-name="T56">foreach</text:span></text:span><text:span text:style-name="T56"> automaticamente faz já um </text:span><text:span text:style-name="Emphasis"><text:span text:style-name="T56">loop</text:span></text:span><text:span text:style-name="T56"> na </text:span><text:span text:style-name="Emphasis"><text:span text:style-name="T56">array</text:span></text:span><text:span text:style-name="T56"> que passamos, no caso, </text:span><text:span text:style-name="Emphasis"><text:span text:style-name="T56">array</text:span></text:span><text:span text:style-name="T56"> notas, sem precisarmos passar essa notação de colchete dizendo o número do índice. Automaticamente passando como parâmetro nota ele interpreta que cada nota no parâmetro é um dos índices da </text:span><text:span text:style-name="Emphasis"><text:span text:style-name="T56">array</text:span></text:span><text:span text:style-name="T56"> que estamos passando aqui.</text:span></text:p>
      <text:p text:style-name="P26"><text:span text:style-name="T56">[08:00] </text:span><text:span text:style-name="Strong_20_Emphasis"><text:span text:style-name="T56">Juliana:</text:span></text:span><text:span text:style-name="T56"> Ele vai fazer automaticamente esse </text:span><text:span text:style-name="Emphasis"><text:span text:style-name="T56">loop</text:span></text:span><text:span text:style-name="T56"> do índice 0, do 1, para o 2, para o 3, basta passarmos como parâmetro da função que está dentro dele, da função </text:span><text:span text:style-name="Emphasis"><text:span text:style-name="T56">call-back</text:span></text:span><text:span text:style-name="T56">, o parâmetro com o nome correto. Aqui nós damos nota porque é um </text:span><text:span text:style-name="Emphasis"><text:span text:style-name="T56">array</text:span></text:span><text:span text:style-name="T56"> de notas. Se fosse um </text:span><text:span text:style-name="Emphasis"><text:span text:style-name="T56">array</text:span></text:span><text:span text:style-name="T56"> de fruta aí seria cada fruta, um </text:span><text:span text:style-name="Emphasis"><text:span text:style-name="T56">array</text:span></text:span><text:span text:style-name="T56"> de pessoas seria cada pessoa. E por aí vai.</text:span></text:p>
      <text:p text:style-name="P26"><text:span text:style-name="T56">[08:25] </text:span><text:span text:style-name="Strong_20_Emphasis"><text:span text:style-name="T56">Juliana:</text:span></text:span><text:span text:style-name="T56"> Nós vamos trabalhar bastante com esse tipo de função, hoje em dia no Java script nós trabalhamos basicamente com laços de repetição utilizando funções </text:span><text:span text:style-name="Emphasis"><text:span text:style-name="T56">call-back</text:span></text:span><text:span text:style-name="T56">, então vamos estudar um pouco mais sobre os </text:span><text:span text:style-name="Emphasis"><text:span text:style-name="T56">loops</text:span></text:span><text:span text:style-name="T56"> com funções </text:span><text:span text:style-name="Emphasis"><text:span text:style-name="T56">call-back</text:span></text:span><text:span text:style-name="T56"> um pouco mais para frente e nos vemos no próximo vídeo.</text:span></text:p>
      <text:p text:style-name="P32"/>
      <text:h text:style-name="P2" text:outline-level="2">Nesta aula vimos como:</text:h>
      <text:list xml:id="list169949928" text:style-name="L3">
        <text:list-item>
          <text:p text:style-name="P30"><text:span text:style-name="T48">Utilizar mais métodos, tais quais </text:span><text:span text:style-name="Source_20_Text"><text:span text:style-name="T50">indexOf()</text:span></text:span><text:span text:style-name="T48"> e </text:span><text:span text:style-name="Source_20_Text"><text:span text:style-name="T50">includes()</text:span></text:span><text:span text:style-name="T48"> para percorrer arrays e comparar resultados;</text:span></text:p>
        </text:list-item>
        <text:list-item>
          <text:p text:style-name="P30"><text:span text:style-name="T48">Utilizar a estrutura </text:span><text:span text:style-name="Source_20_Text"><text:span text:style-name="T50">for</text:span></text:span><text:span text:style-name="T48"> e entender seu funcionamento;</text:span></text:p>
        </text:list-item>
        <text:list-item>
          <text:p text:style-name="P22"><text:span text:style-name="T48">Substituir o </text:span><text:span text:style-name="Source_20_Text"><text:span text:style-name="T50">for</text:span></text:span><text:span text:style-name="T48"> por métodos de array mais modernos do JavaScript, como </text:span><text:span text:style-name="Source_20_Text"><text:span text:style-name="T50">forEach()</text:span></text:span><text:span text:style-name="T48">.</text:span></text:p>
        </text:list-item>
      </text:list>
      <text:p text:style-name="P11"/>
      <text:p text:style-name="P11">PARTE 04: MÉTODOS CALLBACK</text:p>
      <text:p text:style-name="P9">AULA 1<text:span text:style-name="T51">3:</text:span></text:p>
      <text:p text:style-name="P18"><text:span text:style-name="T58">[00:00] </text:span><text:span text:style-name="Strong_20_Emphasis"><text:span text:style-name="T58">Juliana:</text:span></text:span><text:span text:style-name="T58"> Anteriormente nós conversamos um pouco, demos uma primeira apresentação nos métodos que chamamos de funções </text:span><text:span text:style-name="Emphasis"><text:span text:style-name="T58">call-back</text:span></text:span><text:span text:style-name="T58"> do Java script. Vamos pausar um pouco nossos exercícios e desafios para conversar um pouco com um pouco mais de calma sobre o que são essas tais funções </text:span><text:span text:style-name="Emphasis"><text:span text:style-name="T58">call-back</text:span></text:span><text:span text:style-name="T58"> e como elas funcionam.</text:span></text:p>
      <text:p text:style-name="P26"><text:soft-page-break/><text:span text:style-name="T56">[00:25] </text:span><text:span text:style-name="Strong_20_Emphasis"><text:span text:style-name="T56">Juliana:</text:span></text:span><text:span text:style-name="T56"> Vou abrir um novo arquivo, salvar o que estávamos trabalhando anteriormente, e vou chamar o novo arquivo de callbacks.js, o Léo vai explicar um pouco, dar mais alguns exemplos sobre como escrevemos e utilizamos essas funções.</text:span></text:p>
      <text:p text:style-name="P26"><text:span text:style-name="T56">[00:47] </text:span><text:span text:style-name="Strong_20_Emphasis"><text:span text:style-name="T56">Leonardo:</text:span></text:span><text:span text:style-name="T56"> Vamos continuar trabalhando com </text:span><text:span text:style-name="Emphasis"><text:span text:style-name="T56">call-back</text:span></text:span><text:span text:style-name="T56"> e </text:span><text:span text:style-name="Emphasis"><text:span text:style-name="T56">foreach</text:span></text:span><text:span text:style-name="T56"> por enquanto que é um método que já vimos e que vamos conseguir trabalhar talvez um pouco melhor em cima dele. Então, vou criar uma </text:span><text:span text:style-name="Emphasis"><text:span text:style-name="T56">const</text:span></text:span><text:span text:style-name="T56">, mas, dessa vez, de nomes. E vamos colocar alguns nomes aqui dentro. Vou criar Ana, Ju, vamos me colocar e vamos colocar a Paula também.</text:span></text:p>
      <text:p text:style-name="P26"><text:span text:style-name="T56">[01:20] </text:span><text:span text:style-name="Strong_20_Emphasis"><text:span text:style-name="T56">Leonardo:</text:span></text:span><text:span text:style-name="T56"> Temos esses nomes aqui. E agora quero mostrar esses nomes no console, só mostrar no console, sem fazer muita coisa com ele. Como podemos fazer isso? Podemos usar o for, que já vimos como funciona, mas como vamos trabalhar com </text:span><text:span text:style-name="Emphasis"><text:span text:style-name="T56">call-back</text:span></text:span><text:span text:style-name="T56"> vamos usar o </text:span><text:span text:style-name="Emphasis"><text:span text:style-name="T56">foreach</text:span></text:span><text:span text:style-name="T56">. Vou inclusive trocar de nome para nomes para não confundirmos com alguma coisa.</text:span></text:p>
      <text:p text:style-name="P26"><text:span text:style-name="T56">[01:44] </text:span><text:span text:style-name="Strong_20_Emphasis"><text:span text:style-name="T56">Leonardo:</text:span></text:span><text:span text:style-name="T56"> Vou chamar o </text:span><text:span text:style-name="Emphasis"><text:span text:style-name="T56">foreach</text:span></text:span><text:span text:style-name="T56"> e vou executar para ele mostrar no console, mas não vou escrever minha função aqui dentro, vamos falar que é uma função mais geral que tenho no meu programa, vamos criar essa função </text:span><text:span text:style-name="Source_20_Text"><text:span text:style-name="T57">function ImprimeNomes</text:span></text:span><text:span text:style-name="T56">, ela vai receber como parâmetro um nome. O que ela vai fazer? Tudo que quero é imprimir no console, então </text:span><text:span text:style-name="Source_20_Text"><text:span text:style-name="T57">console.log</text:span></text:span><text:span text:style-name="T56"> do nome que vamos passar para essa função.</text:span></text:p>
      <text:p text:style-name="P26"><text:span text:style-name="T56">[02:35] </text:span><text:span text:style-name="Strong_20_Emphasis"><text:span text:style-name="T56">Leonardo:</text:span></text:span><text:span text:style-name="T56"> Como posso agora trazer essa função para o </text:span><text:span text:style-name="Emphasis"><text:span text:style-name="T56">foreach</text:span></text:span><text:span text:style-name="T56">? Sabemos que ele tem que receber como argumento uma função, e nós sempre escrevemos essa função aqui dentro, mas não precisa ser assim. Nós podemos usar essa função como usaríamos em qualquer outra parte do programa. Então, ele vai chamar o </text:span><text:span text:style-name="Source_20_Text"><text:span text:style-name="T57">imprimeNomes</text:span></text:span><text:span text:style-name="T56"> e vai executar para nós.</text:span></text:p>
      <text:p text:style-name="P26"><text:span text:style-name="T56">[03:00] </text:span><text:span text:style-name="Strong_20_Emphasis"><text:span text:style-name="T56">Leonardo:</text:span></text:span><text:span text:style-name="T56"> Vamos tentar rodar, Ju?</text:span></text:p>
      <text:p text:style-name="P26"><text:span text:style-name="T56">[03:03] </text:span><text:span text:style-name="Strong_20_Emphasis"><text:span text:style-name="T56">Juliana:</text:span></text:span><text:span text:style-name="T56"> Vamos sim, estou salvando já aqui, e vamos chamar com node callbacks.js, Ana, Ju, Léo e Paula apareceram no meu terminal, então está tudo certo. Uma coisa muito importante é que, por exemplo, funções como </text:span><text:span text:style-name="Emphasis"><text:span text:style-name="T56">foreach</text:span></text:span><text:span text:style-name="T56">, que recebem outras funções dentro dela, tanto podem ser escritas como fizemos anteriormente como a função que é chamada dentro dela pode estar fora do parâmetro, como o Léo fez.</text:span></text:p>
      <text:p text:style-name="P26"><text:span text:style-name="T56">[03:36] </text:span><text:span text:style-name="Strong_20_Emphasis"><text:span text:style-name="T56">Juliana:</text:span></text:span><text:span text:style-name="T56"> Uma coisa importante, funções como </text:span><text:span text:style-name="Emphasis"><text:span text:style-name="T56">foreach</text:span></text:span><text:span text:style-name="T56"> não vão funcionar, por exemplo, se nós simplesmente escrevermos algum código que não seja uma função, nós não conseguimos, por exemplo, passar para dentro dessa função um nome, ou passar simplesmente a </text:span><text:span text:style-name="Emphasis"><text:span text:style-name="T56">array</text:span></text:span><text:span text:style-name="T56">, porque às vezes você pode pensar que se o </text:span><text:span text:style-name="Emphasis"><text:span text:style-name="T56">foreach</text:span></text:span><text:span text:style-name="T56"> é um método para, por exemplo, iterar um </text:span><text:span text:style-name="Emphasis"><text:span text:style-name="T56">array</text:span></text:span><text:span text:style-name="T56">, percorrer um </text:span><text:span text:style-name="Emphasis"><text:span text:style-name="T56">array</text:span></text:span><text:span text:style-name="T56">, não posso simplesmente passar o nome dela aqui, não vai funcionar?</text:span></text:p>
      <text:p text:style-name="P26"><text:span text:style-name="T56">[04:11] </text:span><text:span text:style-name="Strong_20_Emphasis"><text:span text:style-name="T56">Juliana:</text:span></text:span><text:span text:style-name="T56"> Nesse caso não vai funcionar, lembrando que funções </text:span><text:span text:style-name="Emphasis"><text:span text:style-name="T56">call-back</text:span></text:span><text:span text:style-name="T56">, como o </text:span><text:span text:style-name="Emphasis"><text:span text:style-name="T56">foreach</text:span></text:span><text:span text:style-name="T56"> é uma delas, vamos deixar o material para vocês com uma lista de mais alguns que nós usamos bastante para programar com Java script, só vai funcionar se o que passarmos entre parênteses, como parâmetro for uma </text:span><text:span text:style-name="Emphasis"><text:span text:style-name="T56">function</text:span></text:span><text:span text:style-name="T56">, uma função. Tanto pode ser escrito do lado de fora ou como pode ser feita como fizemos anteriormente, quando escrevemos a função diretamente dentro do parâmetro. Ambas as formas funcionam e você pode ver o que fica mais tranquilo para você ir se acostumando com essa nova ferramenta.</text:span></text:p>
      <text:p text:style-name="P26"><text:soft-page-break/><text:span text:style-name="T56">[04:54] </text:span><text:span text:style-name="Strong_20_Emphasis"><text:span text:style-name="T56">Leonardo:</text:span></text:span><text:span text:style-name="T56"> Exatamente, Ju. E também às vezes você tem mais de um array e você quer usar a mesma função em vários </text:span><text:span text:style-name="Emphasis"><text:span text:style-name="T56">arrays</text:span></text:span><text:span text:style-name="T56">, nesse caso é interessante você colocar a função fora e chamar o </text:span><text:span text:style-name="Emphasis"><text:span text:style-name="T56">foreach</text:span></text:span><text:span text:style-name="T56"> para os </text:span><text:span text:style-name="Emphasis"><text:span text:style-name="T56">arrays</text:span></text:span><text:span text:style-name="T56"> passando essa função, você escreveu ela uma vez só ao invés de escrever uma vez para cada </text:span><text:span text:style-name="Emphasis"><text:span text:style-name="T56">array</text:span></text:span><text:span text:style-name="T56"> que você vai chamar.</text:span></text:p>
      <text:p text:style-name="P26"><text:span text:style-name="T56">[05:15] </text:span><text:span text:style-name="Strong_20_Emphasis"><text:span text:style-name="T56">Juliana:</text:span></text:span><text:span text:style-name="T56"> Sim, certo. Essas funções como </text:span><text:span text:style-name="Emphasis"><text:span text:style-name="T56">foreach</text:span></text:span><text:span text:style-name="T56">, por exemplo, podem aceitar um segundo parâmetro que é o índice. Caso você precise normalmente utilizamos o índice das </text:span><text:span text:style-name="Emphasis"><text:span text:style-name="T56">arrays</text:span></text:span><text:span text:style-name="T56"> para fazer o </text:span><text:span text:style-name="Emphasis"><text:span text:style-name="T56">loop</text:span></text:span><text:span text:style-name="T56"> no </text:span><text:span text:style-name="Emphasis"><text:span text:style-name="T56">for</text:span></text:span><text:span text:style-name="T56">, mas se for o caso e você precisar realmente pegar o índice de cada um dos elementos que ela vai fazer o </text:span><text:span text:style-name="Emphasis"><text:span text:style-name="T56">loop</text:span></text:span><text:span text:style-name="T56"> você também pode fazer isso, é o segundo parâmetro, esse segundo parâmetro do </text:span><text:span text:style-name="Emphasis"><text:span text:style-name="T56">foreach</text:span></text:span><text:span text:style-name="T56"> é opcional, você usa se precisar, mas o primeiro parâmetro, que é função, é obrigatório estar nesse formato. Como sempre, pratique bastante, nos vemos no próximo vídeo.</text:span></text:p>
      <text:p text:style-name="P32"/>
      <text:p text:style-name="P9">AULA 1<text:span text:style-name="T51">4:</text:span></text:p>
      <text:p text:style-name="P18"><text:span text:style-name="T58">[00:00] </text:span><text:span text:style-name="Strong_20_Emphasis"><text:span text:style-name="T58">Juliana:</text:span></text:span><text:span text:style-name="T58"> Vamos continuar então nossos estudos de </text:span><text:span text:style-name="Emphasis"><text:span text:style-name="T58">arrays</text:span></text:span><text:span text:style-name="T58">, entramos agora em um tema dos </text:span><text:span text:style-name="Emphasis"><text:span text:style-name="T58">loops</text:span></text:span><text:span text:style-name="T58">, laços de repetição e funções </text:span><text:span text:style-name="Emphasis"><text:span text:style-name="T58">call-back</text:span></text:span><text:span text:style-name="T58">, vamos continuar estudando um pouco isso e vamos ver qual o desafio desse vídeo.</text:span></text:p>
      <text:p text:style-name="P26"><text:span text:style-name="T56">[00:18] </text:span><text:span text:style-name="Strong_20_Emphasis"><text:span text:style-name="T56">Juliana:</text:span></text:span><text:span text:style-name="T56"> Um aluno recebeu um ponto extra nas suas notas, adicione esse ponto em suas notas. Temos uma </text:span><text:span text:style-name="Emphasis"><text:span text:style-name="T56">array</text:span></text:span><text:span text:style-name="T56">, uma lista de números, que são todas as notas que esse aluno tem, do ano, e temos que adicionar um ponto extra para cada item desse </text:span><text:span text:style-name="Emphasis"><text:span text:style-name="T56">array</text:span></text:span><text:span text:style-name="T56">.</text:span></text:p>
      <text:p text:style-name="P26"><text:span text:style-name="T56">[00:35] </text:span><text:span text:style-name="Strong_20_Emphasis"><text:span text:style-name="T56">Juliana:</text:span></text:span><text:span text:style-name="T56"> Vou criar um novo arquivo que vou chamar de ponto extra. E vamos lá, Léo, vamos resolver esse desafio.</text:span></text:p>
      <text:p text:style-name="P26"><text:span text:style-name="T56">[00:52] </text:span><text:span text:style-name="Strong_20_Emphasis"><text:span text:style-name="T56">Leonardo:</text:span></text:span><text:span text:style-name="T56"> Vou criar para nós nossas notas, e você pode me passar elas, por favor?</text:span></text:p>
      <text:p text:style-name="P26"><text:span text:style-name="T56">[01:05] </text:span><text:span text:style-name="Strong_20_Emphasis"><text:span text:style-name="T56">Juliana:</text:span></text:span><text:span text:style-name="T56"> 10, 9, 8, 7 e 6. No final do ano ele já estava meio tristonho, não quis estudar tanto.</text:span></text:p>
      <text:p text:style-name="P26"><text:span text:style-name="T56">[01:15] </text:span><text:span text:style-name="Strong_20_Emphasis"><text:span text:style-name="T56">Leonardo:</text:span></text:span><text:span text:style-name="T56"> Beleza, vamos lá então. Nós podemos usar o </text:span><text:span text:style-name="Emphasis"><text:span text:style-name="T56">for</text:span></text:span><text:span text:style-name="T56"> aqui e podemos usar o </text:span><text:span text:style-name="Emphasis"><text:span text:style-name="T56">foreach</text:span></text:span><text:span text:style-name="T56">, mas vamos usar uma coisa diferente, vamos usar o novo método que chama </text:span><text:span text:style-name="Emphasis"><text:span text:style-name="T56">map</text:span></text:span><text:span text:style-name="T56">. Para isso vamos ter que guardar essas informações atualizadas em algum lugar, para colocar esse ponto a mais vamos ter que guardar em uma nova lista. Vou criar uma const e vou chamar de </text:span><text:span text:style-name="Source_20_Text"><text:span text:style-name="T57">notasAtualizadas</text:span></text:span><text:span text:style-name="T56">. Nós vamos passar para poder fazer a operação nossas notas atuais, então </text:span><text:span text:style-name="Source_20_Text"><text:span text:style-name="T57">notas.map</text:span></text:span><text:span text:style-name="T56">.</text:span></text:p>
      <text:p text:style-name="P26"><text:span text:style-name="T56">[01:56] </text:span><text:span text:style-name="Strong_20_Emphasis"><text:span text:style-name="T56">Leonardo:</text:span></text:span><text:span text:style-name="T56"> Ele também é uma função </text:span><text:span text:style-name="Emphasis"><text:span text:style-name="T56">call-back</text:span></text:span><text:span text:style-name="T56">, então dentro dele vamos escrever uma função, no caso vou escrever uma </text:span><text:span text:style-name="Emphasis"><text:span text:style-name="T56">arrow function</text:span></text:span><text:span text:style-name="T56"> mesmo, e tudo que ela faz é voltar nota mais um. Esse é o trabalho da nossa função, dar esse ponto a mais.</text:span></text:p>
      <text:p text:style-name="P26"><text:span text:style-name="T56">[02:25] </text:span><text:span text:style-name="Strong_20_Emphasis"><text:span text:style-name="T56">Leonardo:</text:span></text:span><text:span text:style-name="T56"> Vamos mostrar por fim que as notas foram atualizadas, então </text:span><text:span text:style-name="Source_20_Text"><text:span text:style-name="T57">console.log (notasAtualizadas)</text:span></text:span><text:span text:style-name="T56">. Pronto. Vamos ver se funcionou, Ju?</text:span></text:p>
      <text:p text:style-name="P26"><text:span text:style-name="T56">[02:44] </text:span><text:span text:style-name="Strong_20_Emphasis"><text:span text:style-name="T56">Juliana:</text:span></text:span><text:span text:style-name="T56"> Vamos rodar, node ponto extra, e agora temos no nosso terminal uma nova </text:span><text:span text:style-name="Emphasis"><text:span text:style-name="T56">array</text:span></text:span><text:span text:style-name="T56">, a que foi salva em notas atualizadas, mas agora a primeira nota do nosso aluno virou onze, né?</text:span></text:p>
      <text:p text:style-name="P26"><text:soft-page-break/><text:span text:style-name="T56">[03:00] </text:span><text:span text:style-name="Strong_20_Emphasis"><text:span text:style-name="T56">Leonardo:</text:span></text:span><text:span text:style-name="T56"> Exatamente, ela virou onze, mas o aluno não pode receber nota onze. O máximo que a escola permite é nota 10. Então vamos fazer alguma coisa para poder resolver isso. Vamos manter nossa </text:span><text:span text:style-name="Emphasis"><text:span text:style-name="T56">arrow function</text:span></text:span><text:span text:style-name="T56">, o parâmetro dela, mas vamos ter que mexer nela. E agora podemos abrir os bigodes e escrever um </text:span><text:span text:style-name="Emphasis"><text:span text:style-name="T56">if</text:span></text:span><text:span text:style-name="T56"> ou podemos só usar o operador ternário, que é o que vou fazer para ficar mais rápido para nós.</text:span></text:p>
      <text:p text:style-name="P26"><text:span text:style-name="T56">[03:35] </text:span><text:span text:style-name="Strong_20_Emphasis"><text:span text:style-name="T56">Leonardo:</text:span></text:span><text:span text:style-name="T56"> Queremos comparar se a nota for igual a 10, fazemos essa comparação. Se for verdadeiro retornamos só o valor da nota, se ela é igual a 10 não pode somar mais um nela. Agora, se for falso retornamos nota mais um, ou nota mais mais. Certo?</text:span></text:p>
      <text:p text:style-name="P26"><text:span text:style-name="T56">[04:05] </text:span><text:span text:style-name="Strong_20_Emphasis"><text:span text:style-name="T56">Juliana:</text:span></text:span><text:span text:style-name="T56"> Nesse caso sim, nesse caso nota “mais mais” e nota “mais um” daria na mesma, porque estamos aumentando só um ponto.</text:span></text:p>
      <text:p text:style-name="P26"><text:span text:style-name="T56">[04:14] </text:span><text:span text:style-name="Strong_20_Emphasis"><text:span text:style-name="T56">Leonardo:</text:span></text:span><text:span text:style-name="T56"> Exatamente, Ju.</text:span></text:p>
      <text:p text:style-name="P26"><text:span text:style-name="T56">[04:15] </text:span><text:span text:style-name="Strong_20_Emphasis"><text:span text:style-name="T56">Juliana:</text:span></text:span><text:span text:style-name="T56"> Vamos rodar e ver se recebemos a mesma coisa. Sim, agora sim. A nota que era 10, que era o primeiro índice do </text:span><text:span text:style-name="Emphasis"><text:span text:style-name="T56">array</text:span></text:span><text:span text:style-name="T56">, continua sendo 10, mas o restante continua com o mesmo valor.</text:span></text:p>
      <text:p text:style-name="P26"><text:span text:style-name="T56">[04:35] </text:span><text:span text:style-name="Strong_20_Emphasis"><text:span text:style-name="T56">Leonardo:</text:span></text:span><text:span text:style-name="T56"> Eu cometi um pequeno erro, vamos ver o que aconteceu. Eu coloquei nota “mais mais”. O que ele faz? Ele vai retornar o valor de nota e depois tentar somar um, no nosso caso não funciona, temos que primeiro somar um e depois retornar, então colocamos “mais mais” nota.</text:span></text:p>
      <text:p text:style-name="P26"><text:span text:style-name="T56">[04:55] </text:span><text:span text:style-name="Strong_20_Emphasis"><text:span text:style-name="T56">Juliana:</text:span></text:span><text:span text:style-name="T56"> Olha só, Java script passando a perna em nós.</text:span></text:p>
      <text:p text:style-name="P26"><text:span text:style-name="T56">[04:58] </text:span><text:span text:style-name="Strong_20_Emphasis"><text:span text:style-name="T56">Leonardo:</text:span></text:span><text:span text:style-name="T56"> Exatamente, não só Java script como várias outras linguagens de programação também tem isso, nós temos que tomar um pouco de cuidado com a ordem das operações.</text:span></text:p>
      <text:p text:style-name="P26"><text:span text:style-name="T56">[05:05] </text:span><text:span text:style-name="Strong_20_Emphasis"><text:span text:style-name="T56">Juliana:</text:span></text:span><text:span text:style-name="T56"> Sim, exatamente. Então vamos rodar novamente e agora sim, 10, 10, 9, 8, 7, perfeito, Léo, tinha me passado reto a diferença, realmente, porque o que acontece? O Léo falou, retornar, e o que faz o </text:span><text:span text:style-name="Emphasis"><text:span text:style-name="T56">map</text:span></text:span><text:span text:style-name="T56">? Vamos dar uma repassada. Qual a diferença entre usar o </text:span><text:span text:style-name="Emphasis"><text:span text:style-name="T56">foreach</text:span></text:span><text:span text:style-name="T56">, que aparentemente já estava resolvendo nosso problema e usar o </text:span><text:span text:style-name="Emphasis"><text:span text:style-name="T56">map</text:span></text:span><text:span text:style-name="T56">? Sempre temos que pensar, sempre batemos nessa tecla, o que as operações, o que o código que executamos retorna para nós?</text:span></text:p>
      <text:p text:style-name="P26"><text:span text:style-name="T56">[05:44] </text:span><text:span text:style-name="Strong_20_Emphasis"><text:span text:style-name="T56">Juliana:</text:span></text:span><text:span text:style-name="T56"> O </text:span><text:span text:style-name="Emphasis"><text:span text:style-name="T56">foreach</text:span></text:span><text:span text:style-name="T56"> é um método que não retorna nada, ele simplesmente executa o que está dentro do bloco. Vou abrir inclusive o arquivo que estávamos trabalhando com o </text:span><text:span text:style-name="Emphasis"><text:span text:style-name="T56">foreach</text:span></text:span><text:span text:style-name="T56">. Ele vai executar o que está dentro do bloco, porém o método do </text:span><text:span text:style-name="Emphasis"><text:span text:style-name="T56">foreach</text:span></text:span><text:span text:style-name="T56"> por si não vai retornar nenhum dado para nós. Agora, quando trabalhamos com o </text:span><text:span text:style-name="Emphasis"><text:span text:style-name="T56">map</text:span></text:span><text:span text:style-name="T56">, o </text:span><text:span text:style-name="Emphasis"><text:span text:style-name="T56">map</text:span></text:span><text:span text:style-name="T56"> sim, tudo que ele faz, tudo que a função </text:span><text:span text:style-name="Emphasis"><text:span text:style-name="T56">call-back</text:span></text:span><text:span text:style-name="T56"> do </text:span><text:span text:style-name="Emphasis"><text:span text:style-name="T56">map</text:span></text:span><text:span text:style-name="T56"> faz é retornada com uma nova </text:span><text:span text:style-name="Emphasis"><text:span text:style-name="T56">array</text:span></text:span><text:span text:style-name="T56">.</text:span></text:p>
      <text:p text:style-name="P26"><text:span text:style-name="T56">[06:18] </text:span><text:span text:style-name="Strong_20_Emphasis"><text:span text:style-name="T56">Juliana:</text:span></text:span><text:span text:style-name="T56"> Ou seja, é nesse caso exatamente o que queremos, porque temos uma </text:span><text:span text:style-name="Emphasis"><text:span text:style-name="T56">array</text:span></text:span><text:span text:style-name="T56"> de notas e queremos receber uma array de notas atualizadas. Foi isso que o Léo fez. O retorno de </text:span><text:span text:style-name="Emphasis"><text:span text:style-name="T56">map</text:span></text:span><text:span text:style-name="T56">, ou seja, depois dele calcular tudo que tem que fazer ele vai retornar, jogar para fora dessa função uma array atualizada com o que foi feito dentro, nota, notas com número a mais, e temos que salvar esse valor em uma nova variável, no caso o Léo usou notas atualizadas.</text:span></text:p>
      <text:p text:style-name="P26"><text:soft-page-break/><text:span text:style-name="T56">[06:50] </text:span><text:span text:style-name="Strong_20_Emphasis"><text:span text:style-name="T56">Juliana:</text:span></text:span><text:span text:style-name="T56"> No caso do </text:span><text:span text:style-name="Emphasis"><text:span text:style-name="T56">foreach</text:span></text:span><text:span text:style-name="T56">, se quiséssemos retornar uma array com novos valores teríamos que acrescentar mais código para pegar cada um desses valores, salvar em outro lugar, por isso temos métodos que fazem trabalhos diferentes para nós. Se precisamos retornar uma </text:span><text:span text:style-name="Emphasis"><text:span text:style-name="T56">array</text:span></text:span><text:span text:style-name="T56"> com novos valores vamos utilizar o </text:span><text:span text:style-name="Emphasis"><text:span text:style-name="T56">map</text:span></text:span><text:span text:style-name="T56">, e vamos vendo que existem vários outros de acordo com o que queremos fazer no código, para encontrar índices de </text:span><text:span text:style-name="Emphasis"><text:span text:style-name="T56">array</text:span></text:span><text:span text:style-name="T56">, coisas que estão no </text:span><text:span text:style-name="Emphasis"><text:span text:style-name="T56">array</text:span></text:span><text:span text:style-name="T56"> pelo elemento, e por aí vai. Vamos deixar o material para vocês.</text:span></text:p>
      <text:p text:style-name="P26"><text:span text:style-name="T56">[07:24] </text:span><text:span text:style-name="Strong_20_Emphasis"><text:span text:style-name="T56">Juliana:</text:span></text:span><text:span text:style-name="T56"> O caso aqui então vimos como o Java script pode passar uma perna em nós com o operador de incremento, porque também o que está acontecendo aqui? O </text:span><text:span text:style-name="Emphasis"><text:span text:style-name="T56">map</text:span></text:span><text:span text:style-name="T56"> está executando o código, fazendo o ternário, que é um </text:span><text:span text:style-name="Emphasis"><text:span text:style-name="T56">if</text:span></text:span><text:span text:style-name="T56">, se for nota igual a 10 ele simplesmente retorna nota ou se não for ele vai adicionar um e retornar, então se tivéssemos deixado como estava antes, só com nota “mais mais” o Java script faz exatamente o que não queremos. Ele vai primeiro passar o número da nota para dentro da </text:span><text:span text:style-name="Emphasis"><text:span text:style-name="T56">array</text:span></text:span><text:span text:style-name="T56"> nova e em seguida tentar incrementar, que para nós, não adianta, porque essa operação vai se perder e nós não vamos ter o resultado dela.</text:span></text:p>
      <text:p text:style-name="P26"><text:span text:style-name="T56">[08:20] </text:span><text:span text:style-name="Strong_20_Emphasis"><text:span text:style-name="T56">Juliana:</text:span></text:span><text:span text:style-name="T56"> Vamos continuar praticando e nos vemos no próximo vídeo.</text:span></text:p>
      <text:p text:style-name="P31"/>
      <text:p text:style-name="P9">AULA 1<text:span text:style-name="T51">5:</text:span></text:p>
      <text:p text:style-name="P18"><text:span text:style-name="T58">[00:00] </text:span><text:span text:style-name="Strong_20_Emphasis"><text:span text:style-name="T58">Juliana:</text:span></text:span><text:span text:style-name="T58"> Continuando então a trabalhar com </text:span><text:span text:style-name="Emphasis"><text:span text:style-name="T58">arrays</text:span></text:span><text:span text:style-name="T58"> e funções </text:span><text:span text:style-name="Emphasis"><text:span text:style-name="T58">call-back</text:span></text:span><text:span text:style-name="T58">, vamos ver qual o desafio deste vídeo. Dessa vez recebemos uma lista de alunos da nossa escola e temos que padronizar a forma com que os nomes estão escritos. Alguns deles foram inseridos no sistema em minúsculo, outros em maiúsculo, outros maiúsculo e minúsculo, vamos ver então como utilizamos esses métodos que estamos trabalhando para resolver isso de uma forma automatizada.</text:span></text:p>
      <text:p text:style-name="P26"><text:span text:style-name="T56">[00:33] </text:span><text:span text:style-name="Strong_20_Emphasis"><text:span text:style-name="T56">Juliana:</text:span></text:span><text:span text:style-name="T56"> Vou abrir um novo arquivo, vou chamar de </text:span><text:span text:style-name="Emphasis"><text:span text:style-name="T56">map</text:span></text:span><text:span text:style-name="T56">, já dei um spoiler do que vamos fazer, usar o método </text:span><text:span text:style-name="Emphasis"><text:span text:style-name="T56">map</text:span></text:span><text:span text:style-name="T56">, mas tudo bem. Vamos ver, Léo, então, o </text:span><text:span text:style-name="Emphasis"><text:span text:style-name="T56">map</text:span></text:span><text:span text:style-name="T56"> em ação para resolver esse problema para nós.</text:span></text:p>
      <text:p text:style-name="P26"><text:span text:style-name="T56">[00:54] </text:span><text:span text:style-name="Strong_20_Emphasis"><text:span text:style-name="T56">Leonardo:</text:span></text:span><text:span text:style-name="T56"> Vamos lá, Ju. A primeira coisa a fazer aqui é passar todos esses nomes em uma array para podermos usar. Então </text:span><text:span text:style-name="Source_20_Text"><text:span text:style-name="T57">let nomes = [</text:span></text:span><text:span text:style-name="T56">ana Julia</text:span><text:span text:style-name="Source_20_Text"><text:span text:style-name="T57">,</text:span></text:span><text:span text:style-name="T56">Caio vinicius</text:span><text:span text:style-name="Source_20_Text"><text:span text:style-name="T57">,</text:span></text:span><text:span text:style-name="T56">BIA silva</text:span><text:span text:style-name="Source_20_Text"><text:span text:style-name="T57">]</text:span></text:span><text:span text:style-name="T56">. Vamos padronizar tudo isso então, como o desafio pediu para nós. O desafio fala para nós como temos que padronizar?</text:span></text:p>
      <text:p text:style-name="P26"><text:span text:style-name="T56">[01:44] </text:span><text:span text:style-name="Strong_20_Emphasis"><text:span text:style-name="T56">Juliana:</text:span></text:span><text:span text:style-name="T56"> O desafio fala para conter apenas letras maiúsculas, achei que não falava.</text:span></text:p>
      <text:p text:style-name="P26"><text:span text:style-name="T56">[01:55] </text:span><text:span text:style-name="Strong_20_Emphasis"><text:span text:style-name="T56">Leonardo:</text:span></text:span><text:span text:style-name="T56"> Apenas letras maiúsculas, ok. Temos uma função do Java script que vai nos ajudar nisso, mas vamos nos concentrar primeiro em montar nossas listas para chegar na nossa função. Como a Ju já deu o spoiler vamos usar o </text:span><text:span text:style-name="Emphasis"><text:span text:style-name="T56">map</text:span></text:span><text:span text:style-name="T56"> de novo, para isso temos que usar o const e vou colocar os nomes atualizados. Vamos chamar os </text:span><text:span text:style-name="Source_20_Text"><text:span text:style-name="T57">nomes.map</text:span></text:span><text:span text:style-name="T56"> e vamos ver o que vamos precisar fazer.</text:span></text:p>
      <text:p text:style-name="P26"><text:span text:style-name="T56">[02:25] </text:span><text:span text:style-name="Strong_20_Emphasis"><text:span text:style-name="T56">Leonardo:</text:span></text:span><text:span text:style-name="T56"> O que precisamos passar para nossa função? Queremos atualizar os nomes, então vou colocar nome, e vou criar uma </text:span><text:span text:style-name="Emphasis"><text:span text:style-name="T56">arrow function</text:span></text:span><text:span text:style-name="T56">. Agora o que queremos fazer com esse </text:span><text:soft-page-break/><text:span text:style-name="T56">nome? Queremos o nome e tudo maiúsculo. Tem uma função que chama </text:span><text:span text:style-name="Source_20_Text"><text:span text:style-name="T57">toUpperCase</text:span></text:span><text:span text:style-name="T56"> que vai pegar todas as letras da nossa </text:span><text:span text:style-name="Emphasis"><text:span text:style-name="T56">string</text:span></text:span><text:span text:style-name="T56"> e colocar em maiúsculo.</text:span></text:p>
      <text:p text:style-name="P26"><text:span text:style-name="T56">[02:48] </text:span><text:span text:style-name="Strong_20_Emphasis"><text:span text:style-name="T56">Leonardo:</text:span></text:span><text:span text:style-name="T56"> Dessa vez não estamos usando número, estamos usando </text:span><text:span text:style-name="Emphasis"><text:span text:style-name="T56">string</text:span></text:span><text:span text:style-name="T56">, então as funções para mexer com </text:span><text:span text:style-name="Emphasis"><text:span text:style-name="T56">string</text:span></text:span><text:span text:style-name="T56"> são um pouco diferentes. Tem que tomar cuidado com isso. Por fim quero mostrar esses nomes atualizados, então </text:span><text:span text:style-name="Source_20_Text"><text:span text:style-name="T57">console.log(nomesAtualizados)</text:span></text:span><text:span text:style-name="T56">.</text:span></text:p>
      <text:p text:style-name="P26"><text:span text:style-name="T56">[03:15] </text:span><text:span text:style-name="Strong_20_Emphasis"><text:span text:style-name="T56">Juliana:</text:span></text:span><text:span text:style-name="T56"> Léo, só uma coisa aqui na sua linha 3, o </text:span><text:span text:style-name="Source_20_Text"><text:span text:style-name="T57">toUpperCase</text:span></text:span><text:span text:style-name="T56"> é um método também.</text:span></text:p>
      <text:p text:style-name="P26"><text:span text:style-name="T56">[03:25] </text:span><text:span text:style-name="Strong_20_Emphasis"><text:span text:style-name="T56">Leonardo:</text:span></text:span><text:span text:style-name="T56"> Muito bem visto, Ju, esqueci de colocar os parênteses para chamar o método.</text:span></text:p>
      <text:p text:style-name="P26"><text:span text:style-name="T56">[03:30] </text:span><text:span text:style-name="Strong_20_Emphasis"><text:span text:style-name="T56">Juliana:</text:span></text:span><text:span text:style-name="T56"> Normal. Agora podemos chamar nosso arquivo, rodar com node, e agora recebemos de volta uma </text:span><text:span text:style-name="Emphasis"><text:span text:style-name="T56">array</text:span></text:span><text:span text:style-name="T56"> com todos os nomes em maiúsculo. Então, o que vimos aqui? Estávamos trabalhando com números, agora estamos trabalhando com </text:span><text:span text:style-name="Emphasis"><text:span text:style-name="T56">strings</text:span></text:span><text:span text:style-name="T56">. O importante é que o </text:span><text:span text:style-name="Emphasis"><text:span text:style-name="T56">map</text:span></text:span><text:span text:style-name="T56"> vai percorrer os índices da </text:span><text:span text:style-name="Emphasis"><text:span text:style-name="T56">array</text:span></text:span><text:span text:style-name="T56">, não importa se é um </text:span><text:span text:style-name="Emphasis"><text:span text:style-name="T56">array</text:span></text:span><text:span text:style-name="T56"> de números, um </text:span><text:span text:style-name="Emphasis"><text:span text:style-name="T56">array</text:span></text:span><text:span text:style-name="T56"> de </text:span><text:span text:style-name="Emphasis"><text:span text:style-name="T56">string</text:span></text:span><text:span text:style-name="T56">, e passamos aqui dentro da função o que queremos que seja feito.</text:span></text:p>
      <text:p text:style-name="P26"><text:span text:style-name="T56">[04:15] </text:span><text:span text:style-name="Strong_20_Emphasis"><text:span text:style-name="T56">Juliana:</text:span></text:span><text:span text:style-name="T56"> Com números, passamos um cálculo, agora com nomes passamos um método para deixar os nomes em letras maiúsculas, porque são </text:span><text:span text:style-name="Emphasis"><text:span text:style-name="T56">strings</text:span></text:span><text:span text:style-name="T56"> de texto, mas sempre lembrando que isso se refere ao parâmetro da função que está sendo chamada dentro do </text:span><text:span text:style-name="Emphasis"><text:span text:style-name="T56">map</text:span></text:span><text:span text:style-name="T56"> ou do </text:span><text:span text:style-name="Emphasis"><text:span text:style-name="T56">foreach</text:span></text:span><text:span text:style-name="T56">, e uma vez que isso é um parâmetro podemos utilizar dentro do código para cada um desses nomes ser atualizado pelo </text:span><text:span text:style-name="Emphasis"><text:span text:style-name="T56">uppercase</text:span></text:span><text:span text:style-name="T56"> ou cada um dos números fazer uma conta com eles, etc.</text:span></text:p>
      <text:p text:style-name="P26"><text:span text:style-name="T56">[04:44] </text:span><text:span text:style-name="Strong_20_Emphasis"><text:span text:style-name="T56">Juliana:</text:span></text:span><text:span text:style-name="T56"> Mais uma prática de </text:span><text:span text:style-name="Emphasis"><text:span text:style-name="T56">map</text:span></text:span><text:span text:style-name="T56">, pratique bastante em casa e nos vemos nos próximos vídeos.</text:span></text:p>
      <text:p text:style-name="P31"/>
      <text:h text:style-name="P2" text:outline-level="2">Nesta aula vimos:</text:h>
      <text:list xml:id="list3101372060" text:style-name="L4">
        <text:list-item>
          <text:p text:style-name="P23"><text:span text:style-name="T48">Mais detalhes sobre como trabalhar com métodos callback, como o </text:span><text:span text:style-name="Source_20_Text"><text:span text:style-name="T50">map()</text:span></text:span><text:span text:style-name="T48"> para percorrer arrays.</text:span></text:p>
        </text:list-item>
      </text:list>
      <text:p text:style-name="P12"/>
      <text:p text:style-name="P12">PARTE: MAIS MÉTODOS DE ARRAYS</text:p>
      <text:p text:style-name="P9">AULA 1<text:span text:style-name="T51">6:</text:span></text:p>
      <text:p text:style-name="P18"><text:span text:style-name="T58">[00:00] </text:span><text:span text:style-name="Strong_20_Emphasis"><text:span text:style-name="T58">Juliana:</text:span></text:span><text:span text:style-name="T58"> Continuando então com os nossos estudos de </text:span><text:span text:style-name="Emphasis"><text:span text:style-name="T58">array</text:span></text:span><text:span text:style-name="T58"> já vimos bastante coisa, bastante formas de trabalhar com esse tipo de estrutura de dados, vamos ver o que nosso desafio traz para esse vídeo.</text:span></text:p>
      <text:p text:style-name="P26"><text:span text:style-name="T56">[00:11] </text:span><text:span text:style-name="Strong_20_Emphasis"><text:span text:style-name="T56">Juliana:</text:span></text:span><text:span text:style-name="T56"> Depois que já calculamos média dos alunos, usando inclusive mais de um método, vamos mostrar quem está reprovado entre uma lista de alunos. Então vamos filtrar por nota. Vamos ter aqui uma lista com alguns alunos e outra lista e corresponde às médias de cada um deles.</text:span></text:p>
      <text:p text:style-name="P26"><text:span text:style-name="T56">[00:30] </text:span><text:span text:style-name="Strong_20_Emphasis"><text:span text:style-name="T56">Juliana:</text:span></text:span><text:span text:style-name="T56"> Indo para o nosso editor de código, já criei um arquivo que chama reprovados.js e o Léo já está pronto para mostrar para nós como vamos resolver. Vamos lá, Léo.</text:span></text:p>
      <text:p text:style-name="P26"><text:span text:style-name="T56">[00:42] </text:span><text:span text:style-name="Strong_20_Emphasis"><text:span text:style-name="T56">Leonardo:</text:span></text:span><text:span text:style-name="T56"> Vamos lá então, Ju. Primeiro vou colocar nossas informações aqui. Vou transformá-las em um </text:span><text:span text:style-name="Emphasis"><text:span text:style-name="T56">array</text:span></text:span><text:span text:style-name="T56">, os nomes e as notas. E agora vamos dar um nome para esses </text:span><text:span text:style-name="Emphasis"><text:span text:style-name="T56">arrays</text:span></text:span><text:span text:style-name="T56">. Começando por uma </text:span><text:span text:style-name="Emphasis"><text:span text:style-name="T56">const nomes</text:span></text:span><text:span text:style-name="T56">, e definimos ela. Também uma </text:span><text:span text:style-name="Emphasis"><text:span text:style-name="T56">const notas</text:span></text:span><text:span text:style-name="T56">.</text:span></text:p>
      <text:p text:style-name="P26"><text:soft-page-break/><text:span text:style-name="T56">[01:12] </text:span><text:span text:style-name="Strong_20_Emphasis"><text:span text:style-name="T56">Leonardo:</text:span></text:span><text:span text:style-name="T56"> Agora temos o </text:span><text:span text:style-name="Emphasis"><text:span text:style-name="T56">array</text:span></text:span><text:span text:style-name="T56"> na linha 1 com os nomes, e um </text:span><text:span text:style-name="Emphasis"><text:span text:style-name="T56">array</text:span></text:span><text:span text:style-name="T56"> na linha 2 com as notas. Vamos ver agora como vamos fazer para filtrar esses reprovados. Para fazer isso vamos utilizar um novo método que chama </text:span><text:span text:style-name="Emphasis"><text:span text:style-name="T56">filter</text:span></text:span><text:span text:style-name="T56">, que é de filtragem, filtrar. Ele vai retornar para nós uma lista, então temos que armazenar essa lista em algum lugar. Vou criar para podemos armazenar ela, </text:span><text:span text:style-name="Source_20_Text"><text:span text:style-name="T57">const reprovados =</text:span></text:span><text:span text:style-name="T56">, e agora vamos realmente usar esse método.</text:span></text:p>
      <text:p text:style-name="P26"><text:span text:style-name="T56">[01:46] </text:span><text:span text:style-name="Strong_20_Emphasis"><text:span text:style-name="T56">Leonardo:</text:span></text:span><text:span text:style-name="T56"> Nós vamos usar esse método em qual </text:span><text:span text:style-name="Emphasis"><text:span text:style-name="T56">array</text:span></text:span><text:span text:style-name="T56">, nome ou nota? Queremos retornar o nome dos reprovados, então vamos usar o </text:span><text:span text:style-name="Emphasis"><text:span text:style-name="T56">filter</text:span></text:span><text:span text:style-name="T56"> no nome deles, então </text:span><text:span text:style-name="Source_20_Text"><text:span text:style-name="T57">nomes.filter</text:span></text:span><text:span text:style-name="T56"> e vamos abrir os parênteses para poder chamar nossa função, nosso método.</text:span></text:p>
      <text:p text:style-name="P26"><text:span text:style-name="T56">[02:06] </text:span><text:span text:style-name="Strong_20_Emphasis"><text:span text:style-name="T56">Leonardo:</text:span></text:span><text:span text:style-name="T56"> Esse método é um método que precisa de uma função, de um </text:span><text:span text:style-name="Emphasis"><text:span text:style-name="T56">call-back</text:span></text:span><text:span text:style-name="T56">, então vamos escrever ela aqui. Vou escrever em forma de </text:span><text:span text:style-name="Emphasis"><text:span text:style-name="T56">arrow function</text:span></text:span><text:span text:style-name="T56"> para ficar curto para podermos usar. Então nosso parâmetro que vamos usar é o aluno, e aqui também vou usar um segundo parâmetro, que é o índice. E aí vou colocar a seta do </text:span><text:span text:style-name="Emphasis"><text:span text:style-name="T56">arrow function</text:span></text:span><text:span text:style-name="T56">.</text:span></text:p>
      <text:p text:style-name="P26"><text:span text:style-name="T56">[02:30] </text:span><text:span text:style-name="Strong_20_Emphasis"><text:span text:style-name="T56">Leonardo:</text:span></text:span><text:span text:style-name="T56"> Como é uma </text:span><text:span text:style-name="Emphasis"><text:span text:style-name="T56">arrow function</text:span></text:span><text:span text:style-name="T56">, como tem mais de um parâmetro, tenho que colocar os parênteses em volta do parâmetro. E agora o que vamos precisar calcular aqui dentro, que função vamos precisar fazer aqui, o que essa função vai ter que retornar?</text:span></text:p>
      <text:p text:style-name="P26"><text:span text:style-name="T56">[02:48] </text:span><text:span text:style-name="Strong_20_Emphasis"><text:span text:style-name="T56">Leonardo:</text:span></text:span><text:span text:style-name="T56"> O </text:span><text:span text:style-name="Emphasis"><text:span text:style-name="T56">filter</text:span></text:span><text:span text:style-name="T56"> precisa que nós retornemos booleanos, ou seja, </text:span><text:span text:style-name="Emphasis"><text:span text:style-name="T56">true, false</text:span></text:span><text:span text:style-name="T56">, verdadeiro ou falso. Se for verdadeiro o elemento que vamos trabalhar, no caso o aluno, ele vai ser incluído nessa lista que estamos montando. Se for falso vai ser descartado.</text:span></text:p>
      <text:p text:style-name="P26"><text:span text:style-name="T56">[03:11] </text:span><text:span text:style-name="Strong_20_Emphasis"><text:span text:style-name="T56">Leonardo:</text:span></text:span><text:span text:style-name="T56"> Vamos começar a escrever aqui. O que vamos precisar? Queremos saber se a nota do aluno é suficiente para aprovar ou reprovar ele. No caso é uma </text:span><text:span text:style-name="Emphasis"><text:span text:style-name="T56">const reprovados</text:span></text:span><text:span text:style-name="T56">, então vamos ver se ela não é suficiente para ser aprovado. Como as notas estão com os mesmos índices dos nomes, a Ana tem nota 7, o Marcos 4.5, Maria 8, e assim por diante, podemos usar esse mesmo índice.</text:span></text:p>
      <text:p text:style-name="P26"><text:span text:style-name="T56">[03:42] </text:span><text:span text:style-name="Strong_20_Emphasis"><text:span text:style-name="T56">Leonardo:</text:span></text:span><text:span text:style-name="T56"> Vou chamar </text:span><text:span text:style-name="Source_20_Text"><text:span text:style-name="T57">notas[indice] &lt; 5</text:span></text:span><text:span text:style-name="T56">, isso deve trazer para nós todos os nomes dos reprovados. E só para ter certeza vou mostrar no </text:span><text:span text:style-name="Source_20_Text"><text:span text:style-name="T57">console.log</text:span></text:span><text:span text:style-name="T56"> para poder ver o que está acontecendo. Vou chamar </text:span><text:span text:style-name="Emphasis"><text:span text:style-name="T56">template string</text:span></text:span><text:span text:style-name="T56"> reprovados, vou colocar o sinal do cifrão, abrir os bigodes e vamos colocar aqui dentro que quero nossa lista de reprovados. Isso deve resolver para nós, Ju.</text:span></text:p>
      <text:p text:style-name="P26"><text:span text:style-name="T56">[04:33] </text:span><text:span text:style-name="Strong_20_Emphasis"><text:span text:style-name="T56">Juliana:</text:span></text:span><text:span text:style-name="T56"> Beleza. Vou salvar, vamos rodar com nosso comando de sempre, que é node reprovados.js, o terminal retornou para nós reprovados Marcos, nesse </text:span><text:span text:style-name="Emphasis"><text:span text:style-name="T56">array</text:span></text:span><text:span text:style-name="T56"> que estamos utilizando dá para ver que Marcos realmente é o segundo elemento do </text:span><text:span text:style-name="Emphasis"><text:span text:style-name="T56">array</text:span></text:span><text:span text:style-name="T56">, ou seja, índice 1, e ele bate com o segundo elemento do </text:span><text:span text:style-name="Emphasis"><text:span text:style-name="T56">array</text:span></text:span><text:span text:style-name="T56"> notas, que é 4.5, ou seja, o </text:span><text:span text:style-name="Emphasis"><text:span text:style-name="T56">filter</text:span></text:span><text:span text:style-name="T56"> funcionou.</text:span></text:p>
      <text:p text:style-name="P26"><text:span text:style-name="T56">[05:06] </text:span><text:span text:style-name="Strong_20_Emphasis"><text:span text:style-name="T56">Juliana:</text:span></text:span><text:span text:style-name="T56"> Vamos dar uma olhada então um pouco melhor como o </text:span><text:span text:style-name="Emphasis"><text:span text:style-name="T56">filter</text:span></text:span><text:span text:style-name="T56"> fez, como o Léo chegou nesse resultado. O que queremos, o que o desafio pedia, no caso, é que retornasse um nome de quem foi reprovado, mas nós temos dois </text:span><text:span text:style-name="Emphasis"><text:span text:style-name="T56">arrays</text:span></text:span><text:span text:style-name="T56">, um de nomes e um de notas. Como queríamos que retornasse o nome, foi o </text:span><text:span text:style-name="Emphasis"><text:span text:style-name="T56">array</text:span></text:span><text:span text:style-name="T56"> nome que associamos ao método </text:span><text:span text:style-name="Emphasis"><text:span text:style-name="T56">filter</text:span></text:span><text:span text:style-name="T56">, tudo que vai dentro dos parênteses são parâmetros do método </text:span><text:span text:style-name="Emphasis"><text:span text:style-name="T56">filter</text:span></text:span><text:span text:style-name="T56"> e o </text:span><text:span text:style-name="Emphasis"><text:span text:style-name="T56">filter</text:span></text:span><text:span text:style-name="T56"> é um método que exige, que pede que o primeiro parâmetro seja uma função, aquilo que chamamos de função </text:span><text:span text:style-name="Emphasis"><text:span text:style-name="T56">call-back</text:span></text:span><text:span text:style-name="T56">.</text:span></text:p>
      <text:p text:style-name="P26"><text:soft-page-break/><text:span text:style-name="T56">[05:48] </text:span><text:span text:style-name="Strong_20_Emphasis"><text:span text:style-name="T56">Juliana:</text:span></text:span><text:span text:style-name="T56"> O que então temos passado nas outras funções </text:span><text:span text:style-name="Emphasis"><text:span text:style-name="T56">call-back</text:span></text:span><text:span text:style-name="T56"> que temos utilizado? Utilizamos </text:span><text:span text:style-name="Emphasis"><text:span text:style-name="T56">map</text:span></text:span><text:span text:style-name="T56">, </text:span><text:span text:style-name="Emphasis"><text:span text:style-name="T56">foreach</text:span></text:span><text:span text:style-name="T56">, usamos sempre o primeiro índice. Normalmente o primeiro índice se refere a cada um dos elementos do </text:span><text:span text:style-name="Emphasis"><text:span text:style-name="T56">array</text:span></text:span><text:span text:style-name="T56"> que estamos filtrando. Então, se quiséssemos dar um </text:span><text:span text:style-name="Source_20_Text"><text:span text:style-name="T57">console.log</text:span></text:span><text:span text:style-name="T56"> em aluno só utilizaríamos esse parâmetro aluno e faríamos um </text:span><text:span text:style-name="Source_20_Text"><text:span text:style-name="T57">console.log</text:span></text:span><text:span text:style-name="T56"> de cada um dos alunos, e daria certo.</text:span></text:p>
      <text:p text:style-name="P26"><text:span text:style-name="T56">[06:25] </text:span><text:span text:style-name="Strong_20_Emphasis"><text:span text:style-name="T56">Juliana:</text:span></text:span><text:span text:style-name="T56"> Só que qual a questão aqui? Não queremos fazer console.log, queremos realmente filtrar, e para filtrar qual a informação que vamos usar? É a nota, um outro </text:span><text:span text:style-name="Emphasis"><text:span text:style-name="T56">array</text:span></text:span><text:span text:style-name="T56">, mas como associamos? Precisamos passar outra informação. Precisamos associar o índice do </text:span><text:span text:style-name="Emphasis"><text:span text:style-name="T56">array</text:span></text:span><text:span text:style-name="T56"> de nomes com o índice do </text:span><text:span text:style-name="Emphasis"><text:span text:style-name="T56">array</text:span></text:span><text:span text:style-name="T56"> de notas, ou seja, cada vez que o </text:span><text:span text:style-name="Emphasis"><text:span text:style-name="T56">filter</text:span></text:span><text:span text:style-name="T56"> faz uma iteração, cada vez que faz um </text:span><text:span text:style-name="Emphasis"><text:span text:style-name="T56">loop</text:span></text:span><text:span text:style-name="T56"> no </text:span><text:span text:style-name="Emphasis"><text:span text:style-name="T56">array</text:span></text:span><text:span text:style-name="T56"> de nomes e passa por cada um dos nomes precisamos fazer com que pegue alguma informação relativa ao índice correspondente no </text:span><text:span text:style-name="Emphasis"><text:span text:style-name="T56">array</text:span></text:span><text:span text:style-name="T56"> de notas.</text:span></text:p>
      <text:p text:style-name="P26"><text:span text:style-name="T56">[07:06] </text:span><text:span text:style-name="Strong_20_Emphasis"><text:span text:style-name="T56">Juliana:</text:span></text:span><text:span text:style-name="T56"> E o que descobrimos? Que o método </text:span><text:span text:style-name="Emphasis"><text:span text:style-name="T56">filter</text:span></text:span><text:span text:style-name="T56"> pode receber outro parâmetro que não é obrigatório, que é o parâmetro de índice, ou seja, toda vez que </text:span><text:span text:style-name="Emphasis"><text:span text:style-name="T56">filter</text:span></text:span><text:span text:style-name="T56"> iterar no </text:span><text:span text:style-name="Emphasis"><text:span text:style-name="T56">array</text:span></text:span><text:span text:style-name="T56">, ou seja, fizer o </text:span><text:span text:style-name="Emphasis"><text:span text:style-name="T56">loop</text:span></text:span><text:span text:style-name="T56"> pelo </text:span><text:span text:style-name="Emphasis"><text:span text:style-name="T56">array</text:span></text:span><text:span text:style-name="T56"> de nomes, podemos trabalhar tanto com a informação do elemento, que seria o aluno, quanto com a informação do índice, índice 0, índice 1, índice 2. , etc.</text:span></text:p>
      <text:p text:style-name="P26"><text:span text:style-name="T56">[07:36] </text:span><text:span text:style-name="Strong_20_Emphasis"><text:span text:style-name="T56">Juliana:</text:span></text:span><text:span text:style-name="T56"> E aí como fazemos essa informação? Lembrando que todos os parâmetros, as variáveis representam dados, então se usarmos aquela notação de colchete que aprendemos anteriormente para localizar um elemento dentro de um </text:span><text:span text:style-name="Emphasis"><text:span text:style-name="T56">array</text:span></text:span><text:span text:style-name="T56">, conseguimos para cada </text:span><text:span text:style-name="Emphasis"><text:span text:style-name="T56">loop</text:span></text:span><text:span text:style-name="T56"> checar se o valor do </text:span><text:span text:style-name="Emphasis"><text:span text:style-name="T56">array</text:span></text:span><text:span text:style-name="T56"> notas no índice do </text:span><text:span text:style-name="Emphasis"><text:span text:style-name="T56">loop</text:span></text:span><text:span text:style-name="T56">, no índice da vez, que é o mesmo número de índice onde está passando o nome do aluno, é menor que 5, o número que consideramos como média.</text:span></text:p>
      <text:p text:style-name="P26"><text:span text:style-name="T56">[08:15] </text:span><text:span text:style-name="Strong_20_Emphasis"><text:span text:style-name="T56">Juliana:</text:span></text:span><text:span text:style-name="T56"> Lembrando, muito importante o que o Léo disse, o </text:span><text:span text:style-name="Emphasis"><text:span text:style-name="T56">filter</text:span></text:span><text:span text:style-name="T56"> é um método que funciona na base de </text:span><text:span text:style-name="Emphasis"><text:span text:style-name="T56">true or false</text:span></text:span><text:span text:style-name="T56">, verdadeiro ou falso, ou seja, todos os elementos que baterem com a condição que nós vamos dar, lembrando que uma comparação sempre retorna </text:span><text:span text:style-name="Emphasis"><text:span text:style-name="T56">true</text:span></text:span><text:span text:style-name="T56"> ou </text:span><text:span text:style-name="Emphasis"><text:span text:style-name="T56">false</text:span></text:span><text:span text:style-name="T56">, o dado, o valor vai ser incluído na nova </text:span><text:span text:style-name="Emphasis"><text:span text:style-name="T56">array</text:span></text:span><text:span text:style-name="T56"> que o Léo chamou de reprovados.</text:span></text:p>
      <text:p text:style-name="P26"><text:span text:style-name="T56">[08:41] </text:span><text:span text:style-name="Strong_20_Emphasis"><text:span text:style-name="T56">Juliana:</text:span></text:span><text:span text:style-name="T56"> Mas aí uma última coisa interessante que podemos notar é que nosso editor de texto, o visual studio code, reclama que o parâmetro aluno foi declarado, mas o valor dele nunca foi lido, porque declaramos a primeira variável, mas não está utilizando ela no bloco da função, não está sendo utilizado.</text:span></text:p>
      <text:p text:style-name="P26"><text:span text:style-name="T56">[09:05] </text:span><text:span text:style-name="Strong_20_Emphasis"><text:span text:style-name="T56">Juliana:</text:span></text:span><text:span text:style-name="T56"> Nesse caso o Java script tem um padrão para identificarmos quando um parâmetro não está sendo usado, que é colocar um </text:span><text:span text:style-name="Emphasis"><text:span text:style-name="T56">underline</text:span></text:span><text:span text:style-name="T56">. Se colocamos um </text:span><text:span text:style-name="Emphasis"><text:span text:style-name="T56">underline</text:span></text:span><text:span text:style-name="T56"> o Java script sabe que aquele parâmetro existe, mas ele não vai ser declarado, não vai ser utilizado no corpo da função.</text:span></text:p>
      <text:p text:style-name="P26"><text:span text:style-name="T56">[09:25] </text:span><text:span text:style-name="Strong_20_Emphasis"><text:span text:style-name="T56">Juliana:</text:span></text:span><text:span text:style-name="T56"> Mas aí como aparece então, se não estamos utilizando o parâmetro aluno na função, como aparece o nome reprovados Marcos? Como apareceu aqui? Como ele veio para cá? Porque o </text:span><text:span text:style-name="Emphasis"><text:span text:style-name="T56">filter</text:span></text:span><text:span text:style-name="T56">, apesar de não estarmos utilizando o valor de Marcos, o valor desse primeiro parâmetro para fazer nossa comparação, ainda é o dado que o </text:span><text:span text:style-name="Emphasis"><text:span text:style-name="T56">filter</text:span></text:span><text:span text:style-name="T56"> retorna, que passa aqui para </text:span><text:soft-page-break/><text:span text:style-name="T56">nossa const de reprovados caso o valor da comparação seja </text:span><text:span text:style-name="Emphasis"><text:span text:style-name="T56">true</text:span></text:span><text:span text:style-name="T56">, por isso que deu tudo certo, porque </text:span><text:span text:style-name="Emphasis"><text:span text:style-name="T56">filter</text:span></text:span><text:span text:style-name="T56"> estava associado a nomes.</text:span></text:p>
      <text:p text:style-name="P26"><text:span text:style-name="T56">[10:05] </text:span><text:span text:style-name="Strong_20_Emphasis"><text:span text:style-name="T56">Juliana:</text:span></text:span><text:span text:style-name="T56"> Ele salva o valor no </text:span><text:span text:style-name="Emphasis"><text:span text:style-name="T56">loop</text:span></text:span><text:span text:style-name="T56"> se a condição do bloco for atendida, por isso aparecem os reprovados: Marcos. Não deu bom para o Marcos dessa vez, precisa estudar um pouco mais para compensar a reprovação. Mesma coisa de sempre, estude bastante, faz seus próprios exemplos para pegar bem como funciona o </text:span><text:span text:style-name="Emphasis"><text:span text:style-name="T56">loop</text:span></text:span><text:span text:style-name="T56">, a iteração nesse método e nos vemos no próximo vídeo.</text:span></text:p>
      <text:p text:style-name="P32"/>
      <text:p text:style-name="P9">AULA 1<text:span text:style-name="T51">7:</text:span></text:p>
      <text:p text:style-name="P18"><text:span text:style-name="T58">[00:00] </text:span><text:span text:style-name="Strong_20_Emphasis"><text:span text:style-name="T58">Juliana:</text:span></text:span><text:span text:style-name="T58"> Vamos ver qual o último desafio neste curso de </text:span><text:span text:style-name="Emphasis"><text:span text:style-name="T58">arrays</text:span></text:span><text:span text:style-name="T58">. Vamos agora juntar o que vimos nas outras aulas e agora o desafio é, já tiramos as médias de todos os alunos, percorremos, filtramos, vimos quem estava reprovado ou não, e agora temos que tirar a média geral de cada sala, e temos três salas para fazer isso. Mais de uma coisa que temos que resolver nesse desafio.</text:span></text:p>
      <text:p text:style-name="P26"><text:span text:style-name="T56">[00:28] </text:span><text:span text:style-name="Strong_20_Emphasis"><text:span text:style-name="T56">Juliana:</text:span></text:span><text:span text:style-name="T56"> Já abrimos um arquivo chamado média geral e o Léo já está pronto para dizer para nós como ele resolveu essa parada.</text:span></text:p>
      <text:p text:style-name="P26"><text:span text:style-name="T56">[00:36] </text:span><text:span text:style-name="Strong_20_Emphasis"><text:span text:style-name="T56">Leonardo:</text:span></text:span><text:span text:style-name="T56"> Primeiro vou trazer para nós todos os dados que estão no nosso desafio. Dessa vez ele foi até legal conosco que já trouxe em forma de const, nas listas montadas para nós, porque realmente é bastante informação.</text:span></text:p>
      <text:p text:style-name="P26"><text:span text:style-name="T56">[00:52] </text:span><text:span text:style-name="Strong_20_Emphasis"><text:span text:style-name="T56">Leonardo:</text:span></text:span><text:span text:style-name="T56"> Vamos agora começar a resolver. Como precisamos calcular a média de três </text:span><text:span text:style-name="Emphasis"><text:span text:style-name="T56">arrays</text:span></text:span><text:span text:style-name="T56"> diferentes, e eu não quero ficar repetindo código, vou criar uma função para fazer isso. Vou criar ela da maneira normal, digamos assim, não vai ser </text:span><text:span text:style-name="Emphasis"><text:span text:style-name="T56">arrow function</text:span></text:span><text:span text:style-name="T56">, não vai ser nada muito especial. Vou criar com o parâmetro </text:span><text:span text:style-name="Emphasis"><text:span text:style-name="T56">function</text:span></text:span><text:span text:style-name="T56"> mesmo. E agora vou colocar o nome, vou chamar de média sala.</text:span></text:p>
      <text:p text:style-name="P26"><text:span text:style-name="T56">[01:22] </text:span><text:span text:style-name="Strong_20_Emphasis"><text:span text:style-name="T56">Leonardo:</text:span></text:span><text:span text:style-name="T56"> Ela vai receber alguma coisa. Como queremos calcular a média dos </text:span><text:span text:style-name="Emphasis"><text:span text:style-name="T56">arrays</text:span></text:span><text:span text:style-name="T56">, vou pedir para ele receber um </text:span><text:span text:style-name="Emphasis"><text:span text:style-name="T56">array</text:span></text:span><text:span text:style-name="T56"> inteiro, que vou chamar de notas da sala. E agora vou abrir o escopo da minha função para poder começar a escrever ela realmente.</text:span></text:p>
      <text:p text:style-name="P26"><text:span text:style-name="T56">[01:44] </text:span><text:span text:style-name="Strong_20_Emphasis"><text:span text:style-name="T56">Leonardo:</text:span></text:span><text:span text:style-name="T56"> Como vamos fazer isso? Vamos utilizar um outro método, um método chamado </text:span><text:span text:style-name="Emphasis"><text:span text:style-name="T56">reduce</text:span></text:span><text:span text:style-name="T56">, de reduzir. Ou seja, vamos trazer todo o </text:span><text:span text:style-name="Emphasis"><text:span text:style-name="T56">array</text:span></text:span><text:span text:style-name="T56"> para um único valor. Ele vai retornar para nós esse valor. Tenho que colocar esse valor em algum lugar. Então vou criar uma </text:span><text:span text:style-name="Emphasis"><text:span text:style-name="T56">const</text:span></text:span><text:span text:style-name="T56">, vou chamar ela de </text:span><text:span text:style-name="Source_20_Text"><text:span text:style-name="T57">somaDasNotas</text:span></text:span><text:span text:style-name="T56">, e agora vou utilizar esse novo método </text:span><text:span text:style-name="Emphasis"><text:span text:style-name="T56">reduce</text:span></text:span><text:span text:style-name="T56">.</text:span></text:p>
      <text:p text:style-name="P26"><text:span text:style-name="T56">[02:20] </text:span><text:span text:style-name="Strong_20_Emphasis"><text:span text:style-name="T56">Leonardo:</text:span></text:span><text:span text:style-name="T56"> Então </text:span><text:span text:style-name="Source_20_Text"><text:span text:style-name="T57">notasDaSala</text:span></text:span><text:span text:style-name="T56">, que é meu parâmetro que passei para minha função, </text:span><text:span text:style-name="Source_20_Text"><text:span text:style-name="T57">.reduce</text:span></text:span><text:span text:style-name="T56"> e abre e fecha parênteses. Agora podemos começar a escrever aqui dentro. O que o </text:span><text:span text:style-name="Emphasis"><text:span text:style-name="T56">reduce</text:span></text:span><text:span text:style-name="T56"> precisa? Ele vai precisar de uma função, vou escrever com uma </text:span><text:span text:style-name="Emphasis"><text:span text:style-name="T56">arrow function</text:span></text:span><text:span text:style-name="T56">, e vai precisar de mais um parâmetro que vamos ver um pouco mais para frente.</text:span></text:p>
      <text:p text:style-name="P26"><text:span text:style-name="T56">[02:40] </text:span><text:span text:style-name="Strong_20_Emphasis"><text:span text:style-name="T56">Leonardo:</text:span></text:span><text:span text:style-name="T56"> Vamos começar com uma função. No caso do </text:span><text:span text:style-name="Emphasis"><text:span text:style-name="T56">reduce</text:span></text:span><text:span text:style-name="T56">, vou passar dois parâmetros para ele. Um que é um acumulador, que vai guardar valores, vai ficar acumulando esses valores, e um outro que vou chamar de atual, que é o valor atual que vamos trabalhar.</text:span></text:p>
      <text:p text:style-name="P26"><text:soft-page-break/><text:span text:style-name="T56">[03:10] </text:span><text:span text:style-name="Strong_20_Emphasis"><text:span text:style-name="T56">Leonardo:</text:span></text:span><text:span text:style-name="T56"> Agora vou colocar minha seta da </text:span><text:span text:style-name="Emphasis"><text:span text:style-name="T56">arrow function</text:span></text:span><text:span text:style-name="T56">. Vamos lá, vamos escrever. O que eu quero aqui? Quero somar todos os valores, somar todas as notas para depois poder tirar a média. Então, quero só o valor atual mais o valor do acumulador. Pronto, essa é minha </text:span><text:span text:style-name="Emphasis"><text:span text:style-name="T56">arrow function</text:span></text:span><text:span text:style-name="T56">, só que o </text:span><text:span text:style-name="Emphasis"><text:span text:style-name="T56">reduce</text:span></text:span><text:span text:style-name="T56"> precisa de outro parâmetro, que é um valor inicial desse acumulador. Como aqui é só uma multiplicação, então esse valor inicial vai ser zero.</text:span></text:p>
      <text:p text:style-name="P26"><text:span text:style-name="T56">[03:44] </text:span><text:span text:style-name="Strong_20_Emphasis"><text:span text:style-name="T56">Leonardo:</text:span></text:span><text:span text:style-name="T56"> Temos a soma de todas as notas, o que precisamos agora? Precisamos retornar dessa função, um valor, que é o valor da média. Então </text:span><text:span text:style-name="Source_20_Text"><text:span text:style-name="T57">return somaDasNotas/notasDaSala.length</text:span></text:span><text:span text:style-name="T56">, o comprimento, o tamanho do </text:span><text:span text:style-name="Emphasis"><text:span text:style-name="T56">array</text:span></text:span><text:span text:style-name="T56"> notas da sala que vamos receber. Isso já deve retornar para nós.</text:span></text:p>
      <text:p text:style-name="P26"><text:span text:style-name="T56">[04:22] </text:span><text:span text:style-name="Strong_20_Emphasis"><text:span text:style-name="T56">Leonardo:</text:span></text:span><text:span text:style-name="T56"> Vamos agora só mostrar no console quais são essas notas. Vou dar um </text:span><text:span text:style-name="Source_20_Text"><text:span text:style-name="T57">console.log(‘Media da sala de JavaScript ${mediaSala(salaJS)}</text:span></text:span><text:span text:style-name="T56">, agora deixa eu escrever os outros dois também, vou copiar esse e colar duas vezes, vou só alterar as diferenças. Então média da sala de Java, precisamos passar o parâmetro da sala de Java, e por último a média da sala de Python, temos que passar como parâmetro da função a sala de Python. Teoricamente é isso, Ju.</text:span></text:p>
      <text:p text:style-name="P26"><text:span text:style-name="T56">[05:54] </text:span><text:span text:style-name="Strong_20_Emphasis"><text:span text:style-name="T56">Juliana:</text:span></text:span><text:span text:style-name="T56"> Beleza, então vamos salvar e fazer nosso teste com node média geral. Sala JS </text:span><text:span text:style-name="Emphasis"><text:span text:style-name="T56">is not defined</text:span></text:span><text:span text:style-name="T56"> em algum lugar.</text:span></text:p>
      <text:p text:style-name="P26"><text:span text:style-name="T56">[06:11] </text:span><text:span text:style-name="Strong_20_Emphasis"><text:span text:style-name="T56">Leonardo:</text:span></text:span><text:span text:style-name="T56"> Já vi aqui, Ju, escrevi errado, dentro do console.log coloquei maiúsculo e não era maiúsculo.</text:span></text:p>
      <text:p text:style-name="P26"><text:span text:style-name="T56">[06:20] </text:span><text:span text:style-name="Strong_20_Emphasis"><text:span text:style-name="T56">Juliana:</text:span></text:span><text:span text:style-name="T56"> Quando nós trabalhamos com mais de uma linguagem de programação nós fazemos esse tipo de coisa, é normal.</text:span></text:p>
      <text:p text:style-name="P26"><text:span text:style-name="T56">[06:25] </text:span><text:span text:style-name="Strong_20_Emphasis"><text:span text:style-name="T56">Leonardo:</text:span></text:span><text:span text:style-name="T56"> Exatamente, só salvar e vamos tentar de novo.</text:span></text:p>
      <text:p text:style-name="P26"><text:span text:style-name="T56">[06:30] </text:span><text:span text:style-name="Strong_20_Emphasis"><text:span text:style-name="T56">Juliana:</text:span></text:span><text:span text:style-name="T56"> Então vamos rodar. Agora sim, média da sala de Java script, média da sala de Java, média da sala de Python, 7.5,6.5 e 7. Vamos dar uma olhada no que o Léo fez. Primeiro que é uma função, se temos três salas, não tem por que repetir o código, então o que o Léo fez foi criar uma função passando como parâmetro o que o Léo chamou de notas da sala, ele vai substituir depois por cada uma das variáveis de cada um dos </text:span><text:span text:style-name="Emphasis"><text:span text:style-name="T56">arrays</text:span></text:span><text:span text:style-name="T56"> que estamos trabalhando, ou seja, todo lugar onde está o parâmetro vai ser substituído depois pelo </text:span><text:span text:style-name="Emphasis"><text:span text:style-name="T56">array</text:span></text:span><text:span text:style-name="T56"> sala de JS.</text:span></text:p>
      <text:p text:style-name="P26"><text:span text:style-name="T56">[07:11] </text:span><text:span text:style-name="Strong_20_Emphasis"><text:span text:style-name="T56">Juliana:</text:span></text:span><text:span text:style-name="T56"> Quando no </text:span><text:span text:style-name="Source_20_Text"><text:span text:style-name="T57">console.log</text:span></text:span><text:span text:style-name="T56"> chamamos a função, lembrando que a função tem duas fases, a fase onde definimos ela e onde declaramos, e onde chamamos, então a função está sendo chamada no </text:span><text:span text:style-name="Source_20_Text"><text:span text:style-name="T57">console.log</text:span></text:span><text:span text:style-name="T56"> com cada um dos </text:span><text:span text:style-name="Emphasis"><text:span text:style-name="T56">arrays</text:span></text:span><text:span text:style-name="T56"> que queremos trabalhar substituindo o parâmetro notas da sala.</text:span></text:p>
      <text:p text:style-name="P26"><text:span text:style-name="T56">[07:35] </text:span><text:span text:style-name="Strong_20_Emphasis"><text:span text:style-name="T56">Juliana:</text:span></text:span><text:span text:style-name="T56"> E vem o principal aqui que é o método </text:span><text:span text:style-name="Emphasis"><text:span text:style-name="T56">reduce</text:span></text:span><text:span text:style-name="T56">, que vai reduzir todos os valores de um </text:span><text:span text:style-name="Emphasis"><text:span text:style-name="T56">array</text:span></text:span><text:span text:style-name="T56"> para um único valor numérico. O </text:span><text:span text:style-name="Emphasis"><text:span text:style-name="T56">reduce</text:span></text:span><text:span text:style-name="T56"> tem que ter sempre esses dois parâmetros, o primeiro parâmetro é o acumulador e o segundo é o valor atual.</text:span></text:p>
      <text:p text:style-name="P26"><text:span text:style-name="T56">[07:52] </text:span><text:span text:style-name="Strong_20_Emphasis"><text:span text:style-name="T56">Juliana:</text:span></text:span><text:span text:style-name="T56"> O que chamamos de atual? Lembrando que o </text:span><text:span text:style-name="Emphasis"><text:span text:style-name="T56">reduce</text:span></text:span><text:span text:style-name="T56"> é um método como todos os outros que vimos que itera, ele faz um </text:span><text:span text:style-name="Emphasis"><text:span text:style-name="T56">loop</text:span></text:span><text:span text:style-name="T56"> no </text:span><text:span text:style-name="Emphasis"><text:span text:style-name="T56">array</text:span></text:span><text:span text:style-name="T56">, então o atual é o valor atual do </text:span><text:span text:style-name="Emphasis"><text:span text:style-name="T56">loop</text:span></text:span><text:span text:style-name="T56">, ele começa com 7, depois para 8, vai para outro 8, no caso do primeiro </text:span><text:span text:style-name="Emphasis"><text:span text:style-name="T56">array</text:span></text:span><text:span text:style-name="T56">, ele vai pulando de “um </text:span><text:soft-page-break/><text:span text:style-name="T56">em um” e para cada </text:span><text:span text:style-name="Emphasis"><text:span text:style-name="T56">loop</text:span></text:span><text:span text:style-name="T56"> o que chamamos de atual representa o valor que está no elemento atual do </text:span><text:span text:style-name="Emphasis"><text:span text:style-name="T56">array</text:span></text:span><text:span text:style-name="T56"> que está sendo reduzido.</text:span></text:p>
      <text:p text:style-name="P26"><text:span text:style-name="T56">[08:20] </text:span><text:span text:style-name="Strong_20_Emphasis"><text:span text:style-name="T56">Juliana:</text:span></text:span><text:span text:style-name="T56"> O segundo parâmetro que o Léo colocou 0 para começarmos com um número neutro, porque é uma soma, chegamos falando de multiplicação lá atrás, mas é uma soma, então vamos começar ela com 0, é o valor que depois vai ser acumulado, é muito parecido com a </text:span><text:span text:style-name="Emphasis"><text:span text:style-name="T56">let</text:span></text:span><text:span text:style-name="T56"> que criamos nos exercícios anteriores que costumávamos colocar fora, uma </text:span><text:span text:style-name="Emphasis"><text:span text:style-name="T56">let</text:span></text:span><text:span text:style-name="T56">, soma, igual a 0. Não precisamos mais fazer isso, porque o </text:span><text:span text:style-name="Emphasis"><text:span text:style-name="T56">reduce</text:span></text:span><text:span text:style-name="T56"> faz automaticamente passando o 0 como parâmetro.</text:span></text:p>
      <text:p text:style-name="P26"><text:span text:style-name="T56">[08:54] </text:span><text:span text:style-name="Strong_20_Emphasis"><text:span text:style-name="T56">Juliana:</text:span></text:span><text:span text:style-name="T56"> Esse 0 pode ser qualquer valor, então se quiséssemos começar com 10, por exemplo, obviamente nossa média não vai dar muito certo, porque vão ser outros valores, agora não começamos mais com 0, começamos com 10, então os números vão começar com 17, depois 17 mais 8, etc., mas só para ilustrar. Vou voltar para 0 e no final pegou o número acumulado e dividiu por </text:span><text:span text:style-name="Source_20_Text"><text:span text:style-name="T57">notasDaSala.length</text:span></text:span><text:span text:style-name="T56">, ou seja, para cada uma das vezes que foi chamada essa função foi </text:span><text:span text:style-name="Source_20_Text"><text:span text:style-name="T57">salaJS.length</text:span></text:span><text:span text:style-name="T56"> ou </text:span><text:span text:style-name="Source_20_Text"><text:span text:style-name="T57">salaJava.length</text:span></text:span><text:span text:style-name="T56">, e assim por diante.</text:span></text:p>
      <text:p text:style-name="P26"><text:span text:style-name="T56">[09:35] </text:span><text:span text:style-name="Strong_20_Emphasis"><text:span text:style-name="T56">Juliana:</text:span></text:span><text:span text:style-name="T56"> Como fazemos em função, retornamos esse valor e ele foi exibido no console para nós. Poderíamos fazer aqui, Léo, aproveitar que estamos mostrando o </text:span><text:span text:style-name="Emphasis"><text:span text:style-name="T56">reduce</text:span></text:span><text:span text:style-name="T56">, que o conceito é muito comum em programação, não é exclusiva do Java script, e podemos fechar dando um último exemplo de como podemos usar tudo que vimos até agora para resolver o problema que vimos lá na primeira aula de como tirar médias de alunos.</text:span></text:p>
      <text:p text:style-name="P26"><text:span text:style-name="T56">[10:11] </text:span><text:span text:style-name="Strong_20_Emphasis"><text:span text:style-name="T56">Juliana:</text:span></text:span><text:span text:style-name="T56"> Começamos tirando as médias de uma forma mais por extenso, </text:span><text:span text:style-name="Emphasis"><text:span text:style-name="T56">hard coded</text:span></text:span><text:span text:style-name="T56">, íamos na nossa rede notas, pegávamos cada um dos itens, nota no índice 0, nota no índice 1, mas agora que vimos o </text:span><text:span text:style-name="Emphasis"><text:span text:style-name="T56">reduce</text:span></text:span><text:span text:style-name="T56"> como podemos usar para resolver o mesmo problema?</text:span></text:p>
      <text:p text:style-name="P26"><text:span text:style-name="T56">[10:28] </text:span><text:span text:style-name="Strong_20_Emphasis"><text:span text:style-name="T56">Leonardo:</text:span></text:span><text:span text:style-name="T56"> Vamos lá, Ju. Primeiro vou trazer todas as informações que tínhamos lá, então era uma </text:span><text:span text:style-name="Emphasis"><text:span text:style-name="T56">const de notas</text:span></text:span><text:span text:style-name="T56"> e ela tinha as notas 10, 6.5, 8 e 7. Esses eram os dados que nós tínhamos. E agora vamos fazer o novo cálculo usando o </text:span><text:span text:style-name="Emphasis"><text:span text:style-name="T56">reduce</text:span></text:span><text:span text:style-name="T56">, sabemos que ele vai retornar um valor que vou chamar de média direto para nós, e vou dar o igual, vou chamar o </text:span><text:span text:style-name="Emphasis"><text:span text:style-name="T56">reduce</text:span></text:span><text:span text:style-name="T56">, </text:span><text:span text:style-name="Source_20_Text"><text:span text:style-name="T57">notas.reduce</text:span></text:span><text:span text:style-name="T56">, e vamos criar nossa função.</text:span></text:p>
      <text:p text:style-name="P26"><text:span text:style-name="T56">[11:18] </text:span><text:span text:style-name="Strong_20_Emphasis"><text:span text:style-name="T56">Leonardo:</text:span></text:span><text:span text:style-name="T56"> Vou puxar meu acumulador e meu valor atual. Só para deixar claro que o acumulador, esse nome que estou dando de acum e atual são nomes de parâmetros, então você pode dar o nome que você quiser, é o nome que eu geralmente utilizo, mas vocês podem ficar à vontade para trocar o nome desses parâmetros.</text:span></text:p>
      <text:p text:style-name="P26"><text:span text:style-name="T56">[11:45] </text:span><text:span text:style-name="Strong_20_Emphasis"><text:span text:style-name="T56">Juliana:</text:span></text:span><text:span text:style-name="T56"> Muito bem lembrado, Léo, inclusive em alguns exemplos você pode achar até mais curto, como ab, por exemplo, mas essa foi muito bem lembrado, porque nós damos os nomes que quisermos, então às vezes você vê os exemplos, é muito comum em documentação você ver o exemplo como ab, mas acum e atual é bem comum também de usar.</text:span></text:p>
      <text:p text:style-name="P26"><text:span text:style-name="T56">[12:05] </text:span><text:span text:style-name="Strong_20_Emphasis"><text:span text:style-name="T56">Leonardo:</text:span></text:span><text:span text:style-name="T56"> Exatamente, Ju. E vamos lá. Aqui no caso também é só uma soma. Então atual mais acumulado, e aí também queremos começar com o valor 0. No caso aqui para ficar até mais curta nossa linha, não precisar quebrar em mais linhas, vou fazer a divisão também.</text:span></text:p>
      <text:p text:style-name="P26"><text:soft-page-break/><text:span text:style-name="T56">[12:30] </text:span><text:span text:style-name="Strong_20_Emphasis"><text:span text:style-name="T56">Leonardo:</text:span></text:span><text:span text:style-name="T56"> Depois do </text:span><text:span text:style-name="Source_20_Text"><text:span text:style-name="T57">notas.reduce</text:span></text:span><text:span text:style-name="T56">, vou colocar nossa divisão, que é </text:span><text:span text:style-name="Source_20_Text"><text:span text:style-name="T57">notas.length</text:span></text:span><text:span text:style-name="T56">.</text:span></text:p>
      <text:p text:style-name="P26"><text:span text:style-name="T56">[12:41] </text:span><text:span text:style-name="Strong_20_Emphasis"><text:span text:style-name="T56">Juliana:</text:span></text:span><text:span text:style-name="T56"> O autocompletar te passou a perna de novo.</text:span></text:p>
      <text:p text:style-name="P26"><text:span text:style-name="T56">[12:44] </text:span><text:span text:style-name="Strong_20_Emphasis"><text:span text:style-name="T56">Leonardo:</text:span></text:span><text:span text:style-name="T56"> Pois é. Agora sim, </text:span><text:span text:style-name="Source_20_Text"><text:span text:style-name="T57">notas.length</text:span></text:span><text:span text:style-name="T56">, e por fim vou dar um console para ver o que aconteceu. Então </text:span><text:span text:style-name="Source_20_Text"><text:span text:style-name="T57">console.log(media)</text:span></text:span><text:span text:style-name="T56">.</text:span></text:p>
      <text:p text:style-name="P26"><text:span text:style-name="T56">[13:05] </text:span><text:span text:style-name="Strong_20_Emphasis"><text:span text:style-name="T56">Juliana:</text:span></text:span><text:span text:style-name="T56"> Vamos salvar, estava esquecendo de salvar. Node, média geral, 7.875, perfeito, funcionou direito, fez o </text:span><text:span text:style-name="Emphasis"><text:span text:style-name="T56">reduce</text:span></text:span><text:span text:style-name="T56">, lembrando que atual mais acum é uma soma, então a ordem dos fatores não vai fazer diferença, porém no parâmetro é bem importante, a ordem dos parâmetros importa, então o acumulador tem que sempre ser o primeiro parâmetro e o atual o segundo parâmetro. Mas na hora que fizemos a conta dentro da função inverteu, não tem problema, que fica mais fácil de ler. Mas só lembrar que na hora dos parâmetros não podemos trocar a ordem.</text:span></text:p>
      <text:p text:style-name="P26"><text:span text:style-name="T56">[14:00] </text:span><text:span text:style-name="Strong_20_Emphasis"><text:span text:style-name="T56">Juliana:</text:span></text:span><text:span text:style-name="T56"> Eu fiquei bem satisfeita então com esse resultado, saímos de uma coisa bem </text:span><text:span text:style-name="Emphasis"><text:span text:style-name="T56">hard coded</text:span></text:span><text:span text:style-name="T56"> no nosso primeiro exercício de média fazendo tudo por extenso, e agora estamos usando um </text:span><text:span text:style-name="Emphasis"><text:span text:style-name="T56">reduce</text:span></text:span><text:span text:style-name="T56">, que é um método do Java script moderno, para resolver a mesma coisa de forma bem mais bacana, bem mais curta, mais performática. Estou satisfeita. Não esquece de praticar bastante e nos vemos no próximo vídeo.</text:span></text:p>
      <text:p text:style-name="P31"/>
      <text:h text:style-name="P2" text:outline-level="2">Nesta aula vimos:</text:h>
      <text:list xml:id="list3577948798" text:style-name="L5">
        <text:list-item>
          <text:p text:style-name="P24"><text:span text:style-name="T48">Mais práticas para resolver problemas com arrays utilizando os métodos callback </text:span><text:span text:style-name="Source_20_Text"><text:span text:style-name="T50">filter()</text:span></text:span><text:span text:style-name="T48"> e </text:span><text:span text:style-name="Source_20_Text"><text:span text:style-name="T50">reduce()</text:span></text:span><text:span text:style-name="T48">.</text:span></text:p>
        </text:list-item>
      </text:list>
      <text:p text:style-name="P9"/>
      <text:p text:style-name="P9">AULA 1<text:span text:style-name="T51">8:</text:span></text:p>
      <text:p text:style-name="P19"><text:span text:style-name="T58">[00:00] </text:span><text:span text:style-name="Strong_20_Emphasis"><text:span text:style-name="T58">Juliana: Parabéns por concluir o curso de fundamentos do Java script com arrays e obrigada por ter acompanhado até aqui</text:span></text:span><text:span text:style-name="T58">. Léo, vamos recapitular o que aprendemos durante todo esse percurso.</text:span></text:p>
      <text:p text:style-name="P26"><text:span text:style-name="T56">[00:11] </text:span><text:span text:style-name="Strong_20_Emphasis"><text:span text:style-name="T56">Leonardo:</text:span></text:span><text:span text:style-name="T56"> Nós começamos vendo como os </text:span><text:span text:style-name="Emphasis"><text:span text:style-name="T56">arrays</text:span></text:span><text:span text:style-name="T56"> eram montados, como era a sintaxe desses </text:span><text:span text:style-name="Emphasis"><text:span text:style-name="T56">arrays</text:span></text:span><text:span text:style-name="T56">. Começamos fazendo a média, todas essas partes mais simples. Em seguida começamos a colocar e tirar elementos dos </text:span><text:span text:style-name="Emphasis"><text:span text:style-name="T56">arrays</text:span></text:span><text:span text:style-name="T56">, o </text:span><text:span text:style-name="Emphasis"><text:span text:style-name="T56">push</text:span></text:span><text:span text:style-name="T56"> e o </text:span><text:span text:style-name="Emphasis"><text:span text:style-name="T56">pop</text:span></text:span><text:span text:style-name="T56">, dividimos o </text:span><text:span text:style-name="Emphasis"><text:span text:style-name="T56">array</text:span></text:span><text:span text:style-name="T56"> em dois usando </text:span><text:span text:style-name="Emphasis"><text:span text:style-name="T56">slice</text:span></text:span><text:span text:style-name="T56"> e atualizamos alguns elementos do </text:span><text:span text:style-name="Emphasis"><text:span text:style-name="T56">array</text:span></text:span><text:span text:style-name="T56"> usando </text:span><text:span text:style-name="Emphasis"><text:span text:style-name="T56">splice</text:span></text:span><text:span text:style-name="T56">.</text:span></text:p>
      <text:p text:style-name="P26"><text:span text:style-name="T56">[00:35] </text:span><text:span text:style-name="Strong_20_Emphasis"><text:span text:style-name="T56">Leonardo:</text:span></text:span><text:span text:style-name="T56"> Depois juntamos as salas usando concat, e acabamos, digamos assim, de ver os principais métodos mais comuns dos </text:span><text:span text:style-name="Emphasis"><text:span text:style-name="T56">arrays</text:span></text:span><text:span text:style-name="T56"> que utilizam apenas parâmetros, não utilizam funções. Vimos sobre a lista de duas dimensões, que também é chamada de matrizes, que é quando temos um </text:span><text:span text:style-name="Emphasis"><text:span text:style-name="T56">array</text:span></text:span><text:span text:style-name="T56"> dentro de um </text:span><text:span text:style-name="Emphasis"><text:span text:style-name="T56">array</text:span></text:span><text:span text:style-name="T56">. Ou mais de um </text:span><text:span text:style-name="Emphasis"><text:span text:style-name="T56">array</text:span></text:span><text:span text:style-name="T56"> dentro desse </text:span><text:span text:style-name="Emphasis"><text:span text:style-name="T56">array</text:span></text:span><text:span text:style-name="T56">.</text:span></text:p>
      <text:p text:style-name="P26"><text:span text:style-name="T56">[01:00] </text:span><text:span text:style-name="Strong_20_Emphasis"><text:span text:style-name="T56">Leonardo:</text:span></text:span><text:span text:style-name="T56"> Também fizemos pesquisa dentro dos </text:span><text:span text:style-name="Emphasis"><text:span text:style-name="T56">arrays</text:span></text:span><text:span text:style-name="T56"> por nomes para ver qual era o índice desse nome ou desse elemento e se esse elemento estava incluso no </text:span><text:span text:style-name="Emphasis"><text:span text:style-name="T56">array</text:span></text:span><text:span text:style-name="T56">. Depois começamos a entrar em </text:span><text:span text:style-name="Emphasis"><text:span text:style-name="T56">for</text:span></text:span><text:span text:style-name="T56">, nos </text:span><text:span text:style-name="Emphasis"><text:span text:style-name="T56">loops</text:span></text:span><text:span text:style-name="T56">, para percorrer o </text:span><text:span text:style-name="Emphasis"><text:span text:style-name="T56">array</text:span></text:span><text:span text:style-name="T56"> inteiro e fazer alguma modificação ou alguma conta usando todos os elementos do </text:span><text:span text:style-name="Emphasis"><text:span text:style-name="T56">array</text:span></text:span><text:span text:style-name="T56">.</text:span></text:p>
      <text:p text:style-name="P26"><text:soft-page-break/><text:span text:style-name="T56">[01:22] </text:span><text:span text:style-name="Strong_20_Emphasis"><text:span text:style-name="T56">Leonardo:</text:span></text:span><text:span text:style-name="T56"> Dentre os </text:span><text:span text:style-name="Emphasis"><text:span text:style-name="T56">loops</text:span></text:span><text:span text:style-name="T56"> usamos o </text:span><text:span text:style-name="Emphasis"><text:span text:style-name="T56">for</text:span></text:span><text:span text:style-name="T56"> e o </text:span><text:span text:style-name="Emphasis"><text:span text:style-name="T56">foreach</text:span></text:span><text:span text:style-name="T56">, que ambos server para percorrer o </text:span><text:span text:style-name="Emphasis"><text:span text:style-name="T56">array</text:span></text:span><text:span text:style-name="T56"> inteiro e fazer alguma conta lá dentro, sendo que o </text:span><text:span text:style-name="Emphasis"><text:span text:style-name="T56">foreach</text:span></text:span><text:span text:style-name="T56"> já começa a utilizar uma função como parâmetro, as funções </text:span><text:span text:style-name="Emphasis"><text:span text:style-name="T56">call-back</text:span></text:span><text:span text:style-name="T56">. Depois disso entramos no </text:span><text:span text:style-name="Emphasis"><text:span text:style-name="T56">map</text:span></text:span><text:span text:style-name="T56">, que também utiliza uma função para executar alguma coisa dentro do nosso </text:span><text:span text:style-name="Emphasis"><text:span text:style-name="T56">array</text:span></text:span><text:span text:style-name="T56">. Para modificar alguma coisa.</text:span></text:p>
      <text:p text:style-name="P26"><text:span text:style-name="T56">[01:52] </text:span><text:span text:style-name="Strong_20_Emphasis"><text:span text:style-name="T56">Leonardo:</text:span></text:span><text:span text:style-name="T56"> O </text:span><text:span text:style-name="Emphasis"><text:span text:style-name="T56">map</text:span></text:span><text:span text:style-name="T56"> tem um retorno, coisa que o </text:span><text:span text:style-name="Emphasis"><text:span text:style-name="T56">foreach</text:span></text:span><text:span text:style-name="T56"> não tinha. Também utilizamos o </text:span><text:span text:style-name="Emphasis"><text:span text:style-name="T56">filter</text:span></text:span><text:span text:style-name="T56"> para filtrar informações do </text:span><text:span text:style-name="Emphasis"><text:span text:style-name="T56">array</text:span></text:span><text:span text:style-name="T56"> e trazer alguma informação de volta. Por fim, usamos o </text:span><text:span text:style-name="Emphasis"><text:span text:style-name="T56">reduce</text:span></text:span><text:span text:style-name="T56"> para reduzir o </text:span><text:span text:style-name="Emphasis"><text:span text:style-name="T56">array</text:span></text:span><text:span text:style-name="T56"> para um único valor.</text:span></text:p>
      <text:p text:style-name="P26"><text:span text:style-name="T56">[02:10] </text:span><text:span text:style-name="Strong_20_Emphasis"><text:span text:style-name="T56">Juliana:</text:span></text:span><text:span text:style-name="T56"> Certo, então com tudo isso que nós trabalhamos, vimos como os </text:span><text:span text:style-name="Emphasis"><text:span text:style-name="T56">arrays</text:span></text:span><text:span text:style-name="T56"> funcionam, alguns métodos mais básicos, como por exemplo o </text:span><text:span text:style-name="Emphasis"><text:span text:style-name="T56">push</text:span></text:span><text:span text:style-name="T56">, que só aceita um parâmetro, fomos evoluindo até utilizar funções para resolver nossos problemas, nossos desafios, e entendemos como funcionam alguns métodos de </text:span><text:span text:style-name="Emphasis"><text:span text:style-name="T56">array</text:span></text:span><text:span text:style-name="T56"> do Java script moderno, por exemplo o </text:span><text:span text:style-name="Emphasis"><text:span text:style-name="T56">filter</text:span></text:span><text:span text:style-name="T56">, o </text:span><text:span text:style-name="Emphasis"><text:span text:style-name="T56">map</text:span></text:span><text:span text:style-name="T56">, o </text:span><text:span text:style-name="Emphasis"><text:span text:style-name="T56">reduce</text:span></text:span><text:span text:style-name="T56"> e as tais das funções </text:span><text:span text:style-name="Emphasis"><text:span text:style-name="T56">call-back</text:span></text:span><text:span text:style-name="T56"> que levam como parâmetro.</text:span></text:p>
      <text:p text:style-name="P26"><text:span text:style-name="T56">[02:42] </text:span><text:span text:style-name="Strong_20_Emphasis"><text:span text:style-name="T56">Juliana:</text:span></text:span><text:span text:style-name="T56"> Este curso fica por aqui, aproveitamos para lembrar você que se ainda não deu uma olhada no nosso material extra, no para saber mais, nos outros exercícios que montamos, volte agora que é a melhor hora de fazer isso, dá uma olhada boa, faz os exercícios porque tem bastante coisa importante que deixamos lá, preparamos com carinho para vocês, que complementa tudo que falamos nos vídeos.</text:span></text:p>
      <text:p text:style-name="P26"><text:span text:style-name="T56">[03:05] </text:span><text:span text:style-name="Strong_20_Emphasis"><text:span text:style-name="T56">Juliana:</text:span></text:span><text:span text:style-name="T56"> Se você tiver gostado do curso compartilha nas redes sociais, nos marque, marque a Alura, avalia também, deixa uma avaliação para nós se você tiver gostado, lembrando que este é o primeiro passo em </text:span><text:span text:style-name="Emphasis"><text:span text:style-name="T56">arrays</text:span></text:span><text:span text:style-name="T56">, que é uma estrutura de dados, e é um dos primeiros fundamentos do Java script, então ainda tem bastante coisa para ver sobre Java script e também sobre </text:span><text:span text:style-name="Emphasis"><text:span text:style-name="T56">arrays</text:span></text:span><text:span text:style-name="T56">, mas vamos passo a passo, vai acompanhando os próximos cursos e nos vemos nos outros cursos da Alura. Até.</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Source Serif Pro" svg:font-family="'Source Serif Pro', serif"/>
    <style:font-face style:name="aRIAL" svg:font-family="aRIAL"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8T09:41:42.016373089</meta:creation-date>
    <meta:generator>LibreOffice/6.4.7.2$Linux_X86_64 LibreOffice_project/40$Build-2</meta:generator>
    <dc:date>2022-03-09T09:30:01.979534719</dc:date>
    <meta:editing-duration>PT35M58S</meta:editing-duration>
    <meta:editing-cycles>2</meta:editing-cycles>
    <meta:document-statistic meta:table-count="0" meta:image-count="0" meta:object-count="0" meta:page-count="36" meta:paragraph-count="374" meta:word-count="18462" meta:character-count="104224" meta:non-whitespace-character-count="86147"/>
  </office:meta>
</office:document-meta>
</file>